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2.598cm"/>
    </style:style>
    <style:style style:name="co32" style:family="table-column">
      <style:table-column-properties fo:break-before="auto" style:column-width="1.335cm"/>
    </style:style>
    <style:style style:name="co33" style:family="table-column">
      <style:table-column-properties fo:break-before="auto" style:column-width="2.611cm"/>
    </style:style>
    <style:style style:name="co34" style:family="table-column">
      <style:table-column-properties fo:break-before="auto" style:column-width="2.581cm"/>
    </style:style>
    <style:style style:name="co35" style:family="table-column">
      <style:table-column-properties fo:break-before="auto" style:column-width="2.406cm"/>
    </style:style>
    <style:style style:name="co36" style:family="table-column">
      <style:table-column-properties fo:break-before="auto" style:column-width="2.399cm"/>
    </style:style>
    <style:style style:name="co37" style:family="table-column">
      <style:table-column-properties fo:break-before="auto" style:column-width="2.429cm"/>
    </style:style>
    <style:style style:name="co38" style:family="table-column">
      <style:table-column-properties fo:break-before="auto" style:column-width="1.974cm"/>
    </style:style>
    <style:style style:name="co39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3.074cm"/>
    </style:style>
    <style:style style:name="co41" style:family="table-column">
      <style:table-column-properties fo:break-before="auto" style:column-width="1.66cm"/>
    </style:style>
    <style:style style:name="co42" style:family="table-column">
      <style:table-column-properties fo:break-before="auto" style:column-width="1.332cm"/>
    </style:style>
    <style:style style:name="co43" style:family="table-column">
      <style:table-column-properties fo:break-before="auto" style:column-width="1.205cm"/>
    </style:style>
    <style:style style:name="co44" style:family="table-column">
      <style:table-column-properties fo:break-before="auto" style:column-width="1.286cm"/>
    </style:style>
    <style:style style:name="co45" style:family="table-column">
      <style:table-column-properties fo:break-before="auto" style:column-width="1.304cm"/>
    </style:style>
    <style:style style:name="co46" style:family="table-column">
      <style:table-column-properties fo:break-before="auto" style:column-width="0.804cm"/>
    </style:style>
    <style:style style:name="co47" style:family="table-column">
      <style:table-column-properties fo:break-before="auto" style:column-width="1.686cm"/>
    </style:style>
    <style:style style:name="co48" style:family="table-column">
      <style:table-column-properties fo:break-before="auto" style:column-width="1.58cm"/>
    </style:style>
    <style:style style:name="co49" style:family="table-column">
      <style:table-column-properties fo:break-before="auto" style:column-width="1.178cm"/>
    </style:style>
    <style:style style:name="co50" style:family="table-column">
      <style:table-column-properties fo:break-before="auto" style:column-width="1.081cm"/>
    </style:style>
    <style:style style:name="co51" style:family="table-column">
      <style:table-column-properties fo:break-before="auto" style:column-width="1.261cm"/>
    </style:style>
    <style:style style:name="co52" style:family="table-column">
      <style:table-column-properties fo:break-before="auto" style:column-width="0.788cm"/>
    </style:style>
    <style:style style:name="co53" style:family="table-column">
      <style:table-column-properties fo:break-before="auto" style:column-width="3.829cm"/>
    </style:style>
    <style:style style:name="co54" style:family="table-column">
      <style:table-column-properties fo:break-before="auto" style:column-width="3.29cm"/>
    </style:style>
    <style:style style:name="co55" style:family="table-column">
      <style:table-column-properties fo:break-before="auto" style:column-width="3.411cm"/>
    </style:style>
    <style:style style:name="co56" style:family="table-column">
      <style:table-column-properties fo:break-before="auto" style:column-width="3.166cm"/>
    </style:style>
    <style:style style:name="co57" style:family="table-column">
      <style:table-column-properties fo:break-before="auto" style:column-width="4.002cm"/>
    </style:style>
    <style:style style:name="co58" style:family="table-column">
      <style:table-column-properties fo:break-before="auto" style:column-width="4.135cm"/>
    </style:style>
    <style:style style:name="co59" style:family="table-column">
      <style:table-column-properties fo:break-before="auto" style:column-width="0.947cm"/>
    </style:style>
    <style:style style:name="co60" style:family="table-column">
      <style:table-column-properties fo:break-before="auto" style:column-width="1.446cm"/>
    </style:style>
    <style:style style:name="co61" style:family="table-column">
      <style:table-column-properties fo:break-before="auto" style:column-width="15.18cm"/>
    </style:style>
    <style:style style:name="co62" style:family="table-column">
      <style:table-column-properties fo:break-before="auto" style:column-width="5.53cm"/>
    </style:style>
    <style:style style:name="co63" style:family="table-column">
      <style:table-column-properties fo:break-before="auto" style:column-width="0.981cm"/>
    </style:style>
    <style:style style:name="co64" style:family="table-column">
      <style:table-column-properties fo:break-before="auto" style:column-width="4.59cm"/>
    </style:style>
    <style:style style:name="co65" style:family="table-column">
      <style:table-column-properties fo:break-before="auto" style:column-width="2.635cm"/>
    </style:style>
    <style:style style:name="co66" style:family="table-column">
      <style:table-column-properties fo:break-before="auto" style:column-width="4.404cm"/>
    </style:style>
    <style:style style:name="co67" style:family="table-column">
      <style:table-column-properties fo:break-before="auto" style:column-width="1.81cm"/>
    </style:style>
    <style:style style:name="co68" style:family="table-column">
      <style:table-column-properties fo:break-before="auto" style:column-width="0.953cm"/>
    </style:style>
    <style:style style:name="co69" style:family="table-column">
      <style:table-column-properties fo:break-before="auto" style:column-width="5.914cm"/>
    </style:style>
    <style:style style:name="co70" style:family="table-column">
      <style:table-column-properties fo:break-before="auto" style:column-width="0.697cm"/>
    </style:style>
    <style:style style:name="co71" style:family="table-column">
      <style:table-column-properties fo:break-before="auto" style:column-width="6.128cm"/>
    </style:style>
    <style:style style:name="co72" style:family="table-column">
      <style:table-column-properties fo:break-before="auto" style:column-width="1.905cm"/>
    </style:style>
    <style:style style:name="co73" style:family="table-column">
      <style:table-column-properties fo:break-before="auto" style:column-width="0.958cm"/>
    </style:style>
    <style:style style:name="co74" style:family="table-column">
      <style:table-column-properties fo:break-before="auto" style:column-width="6.082cm"/>
    </style:style>
    <style:style style:name="co75" style:family="table-column">
      <style:table-column-properties fo:break-before="auto" style:column-width="0.893cm"/>
    </style:style>
    <style:style style:name="co76" style:family="table-column">
      <style:table-column-properties fo:break-before="auto" style:column-width="5.567cm"/>
    </style:style>
    <style:style style:name="co77" style:family="table-column">
      <style:table-column-properties fo:break-before="auto" style:column-width="9.627cm"/>
    </style:style>
    <style:style style:name="co78" style:family="table-column">
      <style:table-column-properties fo:break-before="auto" style:column-width="0.827cm"/>
    </style:style>
    <style:style style:name="co79" style:family="table-column">
      <style:table-column-properties fo:break-before="auto" style:column-width="4.974cm"/>
    </style:style>
    <style:style style:name="co80" style:family="table-column">
      <style:table-column-properties fo:break-before="auto" style:column-width="0.764cm"/>
    </style:style>
    <style:style style:name="co81" style:family="table-column">
      <style:table-column-properties fo:break-before="auto" style:column-width="8.664cm"/>
    </style:style>
    <style:style style:name="co82" style:family="table-column">
      <style:table-column-properties fo:break-before="auto" style:column-width="0.683cm"/>
    </style:style>
    <style:style style:name="co83" style:family="table-column">
      <style:table-column-properties fo:break-before="auto" style:column-width="3.17cm"/>
    </style:style>
    <style:style style:name="co84" style:family="table-column">
      <style:table-column-properties fo:break-before="auto" style:column-width="2.464cm"/>
    </style:style>
    <style:style style:name="co85" style:family="table-column">
      <style:table-column-properties fo:break-before="auto" style:column-width="26.658cm"/>
    </style:style>
    <style:style style:name="co86" style:family="table-column">
      <style:table-column-properties fo:break-before="auto" style:column-width="27.531cm"/>
    </style:style>
    <style:style style:name="co87" style:family="table-column">
      <style:table-column-properties fo:break-before="auto" style:column-width="0.543cm"/>
    </style:style>
    <style:style style:name="co88" style:family="table-column">
      <style:table-column-properties fo:break-before="auto" style:column-width="5.2cm"/>
    </style:style>
    <style:style style:name="co89" style:family="table-column">
      <style:table-column-properties fo:break-before="auto" style:column-width="1.954cm"/>
    </style:style>
    <style:style style:name="co90" style:family="table-column">
      <style:table-column-properties fo:break-before="auto" style:column-width="1.386cm"/>
    </style:style>
    <style:style style:name="co91" style:family="table-column">
      <style:table-column-properties fo:break-before="auto" style:column-width="1.249cm"/>
    </style:style>
    <style:style style:name="co92" style:family="table-column">
      <style:table-column-properties fo:break-before="auto" style:column-width="1.448cm"/>
    </style:style>
    <style:style style:name="co93" style:family="table-column">
      <style:table-column-properties fo:break-before="auto" style:column-width="1.478cm"/>
    </style:style>
    <style:style style:name="co94" style:family="table-column">
      <style:table-column-properties fo:break-before="auto" style:column-width="1.63cm"/>
    </style:style>
    <style:style style:name="co95" style:family="table-column">
      <style:table-column-properties fo:break-before="auto" style:column-width="1.593cm"/>
    </style:style>
    <style:style style:name="co96" style:family="table-column">
      <style:table-column-properties fo:break-before="auto" style:column-width="1.39cm"/>
    </style:style>
    <style:style style:name="co97" style:family="table-column">
      <style:table-column-properties fo:break-before="auto" style:column-width="1.692cm"/>
    </style:style>
    <style:style style:name="co98" style:family="table-column">
      <style:table-column-properties fo:break-before="auto" style:column-width="3.231cm"/>
    </style:style>
    <style:style style:name="co99" style:family="table-column">
      <style:table-column-properties fo:break-before="auto" style:column-width="2.036cm"/>
    </style:style>
    <style:style style:name="co100" style:family="table-column">
      <style:table-column-properties fo:break-before="auto" style:column-width="1.201cm"/>
    </style:style>
    <style:style style:name="co101" style:family="table-column">
      <style:table-column-properties fo:break-before="auto" style:column-width="4.316cm"/>
    </style:style>
    <style:style style:name="co102" style:family="table-column">
      <style:table-column-properties fo:break-before="auto" style:column-width="1.498cm"/>
    </style:style>
    <style:style style:name="co103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1.072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466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612cm" fo:break-before="auto" style:use-optimal-row-height="true"/>
    </style:style>
    <style:style style:name="ro31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2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49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07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1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3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6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6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03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30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38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6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6" fo:font-weight="bold"/>
    </style:style>
    <style:style style:name="ce68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8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87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6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6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6"/>
    </style:style>
    <style:style style:name="ce355" style:family="table-cell" style:parent-style-name="Default">
      <style:table-cell-properties style:vertical-align="middle"/>
      <style:text-properties style:font-name="Avenir6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4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8pt" style:font-size-asian="8pt" style:font-size-complex="8pt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4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style="normal" fo:font-weight="bold" style:font-size-asian="11pt" style:font-style-asian="normal" style:font-size-complex="11pt" style:font-style-complex="normal"/>
    </style:style>
    <style:style style:name="ce496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00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51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2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1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2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616" style:family="table-cell" style:parent-style-name="Default">
      <style:text-properties style:font-name="Avenir2" fo:font-style="normal" style:font-style-asian="normal" style:font-style-complex="normal"/>
    </style:style>
    <style:style style:name="ce6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65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67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7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tyle="normal" style:font-style-asian="normal" style:font-style-complex="normal"/>
    </style:style>
    <style:style style:name="ce70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7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7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77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2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5)" style:apply-style-name="Szürke_5f_háttér" style:base-cell-address="Harcértékek.F70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9)" style:apply-style-name="Szürke_5f_háttér" style:base-cell-address="Harcértékek.F71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3)" style:apply-style-name="Szürke_5f_háttér" style:base-cell-address="Harcértékek.F72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7)" style:apply-style-name="Szürke_5f_háttér" style:base-cell-address="Harcértékek.F73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1)" style:apply-style-name="Szürke_5f_háttér" style:base-cell-address="Harcértékek.F74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6)" style:apply-style-name="Szürke_5f_háttér" style:base-cell-address="Harcértékek.G70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0)" style:apply-style-name="Szürke_5f_háttér" style:base-cell-address="Harcértékek.G71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4)" style:apply-style-name="Szürke_5f_háttér" style:base-cell-address="Harcértékek.G72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8)" style:apply-style-name="Szürke_5f_háttér" style:base-cell-address="Harcértékek.G73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2)" style:apply-style-name="Szürke_5f_háttér" style:base-cell-address="Harcértékek.G74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4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95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3)" style:apply-style-name="Szürke_5f_háttér" style:base-cell-address="Harcértékek.H69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7)" style:apply-style-name="Szürke_5f_háttér" style:base-cell-address="Harcértékek.H70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1)" style:apply-style-name="Szürke_5f_háttér" style:base-cell-address="Harcértékek.H71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5)" style:apply-style-name="Szürke_5f_háttér" style:base-cell-address="Harcértékek.H72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9)" style:apply-style-name="Szürke_5f_háttér" style:base-cell-address="Harcértékek.H73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3)" style:apply-style-name="Szürke_5f_háttér" style:base-cell-address="Harcértékek.H74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74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9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0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8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4)" style:apply-style-name="Szürke_5f_háttér" style:base-cell-address="Harcértékek.I69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8)" style:apply-style-name="Szürke_5f_háttér" style:base-cell-address="Harcértékek.I70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2)" style:apply-style-name="Szürke_5f_háttér" style:base-cell-address="Harcértékek.I71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6)" style:apply-style-name="Szürke_5f_háttér" style:base-cell-address="Harcértékek.I72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0)" style:apply-style-name="Szürke_5f_háttér" style:base-cell-address="Harcértékek.I73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4)" style:apply-style-name="Szürke_5f_háttér" style:base-cell-address="Harcértékek.I74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2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ize="10pt" fo:font-style="normal" style:font-size-asian="10pt" style:font-style-asian="normal" style:font-size-complex="10pt" style:font-style-complex="normal"/>
      <style:map style:condition="is-true-formula(([$Harcértékek.$I$58]=[$Data.$S$32])    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8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5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6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122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1018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4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/>
    </style:style>
    <style:style style:name="ce108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08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0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6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37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 fo:font-size="10pt" fo:font-weight="normal" style:font-size-asian="10pt" style:font-size-complex="10pt"/>
    </style:style>
    <style:style style:name="ce138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6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9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7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1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60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461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62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46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46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67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4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7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4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5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5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6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70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717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71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="none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78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791" style:family="table-cell" style:parent-style-name="Default">
      <style:table-cell-properties style:vertical-align="middle"/>
      <style:text-properties style:font-name="Avenir2"/>
    </style:style>
    <style:style style:name="ce1794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795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7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7" style:family="table-cell" style:parent-style-name="Default">
      <style:table-cell-properties style:vertical-align="middle"/>
      <style:text-properties style:font-name="Avenir5"/>
    </style:style>
    <style:style style:name="ce180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18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18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8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/>
    </style:style>
    <style:style style:name="ce18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2"/>
    </style:style>
    <style:style style:name="ce18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813" style:family="table-cell" style:parent-style-name="Default">
      <style:table-cell-properties fo:background-color="transparent" style:vertical-align="middle"/>
      <style:text-properties style:font-name="Avenir2"/>
    </style:style>
    <style:style style:name="ce1814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815" style:family="table-cell" style:parent-style-name="Default">
      <style:table-cell-properties style:vertical-align="middle"/>
      <style:text-properties style:use-window-font-color="true" style:font-name="Avenir2"/>
    </style:style>
    <style:style style:name="ce1816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8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0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1822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1823" style:family="table-cell" style:parent-style-name="Default">
      <style:table-cell-properties fo:background-color="#cccccc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824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8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0" style:family="table-cell" style:parent-style-name="Default">
      <style:text-properties fo:font-size="8pt" style:font-size-asian="8pt" style:font-size-complex="8pt"/>
    </style:style>
    <style:style style:name="ce18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2" style:family="table-cell" style:parent-style-name="Default">
      <style:table-cell-properties fo:wrap-option="no-wrap" style:vertical-align="middle"/>
    </style:style>
    <style:style style:name="ce1833" style:family="table-cell" style:parent-style-name="Default">
      <style:table-cell-properties fo:wrap-option="wrap" style:vertical-align="middle"/>
    </style:style>
    <style:style style:name="ce1870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1871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1873" style:family="table-cell" style:parent-style-name="Default" style:data-style-name="N100">
      <style:text-properties style:font-name="Avenir6" fo:font-weight="bold"/>
    </style:style>
    <style:style style:name="ce1874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1875" style:family="table-cell" style:parent-style-name="Default" style:data-style-name="N100">
      <style:text-properties style:font-name="Avenir6" fo:font-weight="normal"/>
    </style:style>
    <style:style style:name="ce1876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1877" style:family="table-cell" style:parent-style-name="Default" style:data-style-name="N100">
      <style:text-properties fo:color="#ff0000" style:font-name="Avenir6" fo:font-weight="bold"/>
    </style:style>
    <style:style style:name="ce1878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1879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1880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7pt"/>
    </style:style>
    <style:style style:name="ce16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3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759" style:family="table-cell" style:parent-style-name="Default">
      <style:table-cell-properties fo:border="0.06pt solid #000000" style:vertical-align="middle"/>
      <style:text-properties style:font-name="Avenir2"/>
    </style:style>
    <style:style style:name="ce17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7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7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7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7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7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83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6pt"/>
    </style:style>
    <style:style style:name="ce18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8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03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style:font-name="Avenir6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6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6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6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3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color="#bf0041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color="#ff0000" fo:font-weight="bold" style:font-weight-asian="bold" style:font-weight-complex="bold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9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69">
          <table:error-message table:message-type="stop" table:display="true"/>
        </table:content-validation>
        <table:content-validation table:name="val64" table:condition="of:cell-content-is-in-list(nyelvek)" table:allow-empty-cell="true" table:display-list="unsorted" table:base-cell-address="Alapértékek.G76">
          <table:error-message table:message-type="stop" table:display="true"/>
        </table:content-validation>
        <table:content-validation table:name="val65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8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9" table:base-cell-address="Alapértékek.H64">
          <table:error-message table:message-type="stop" table:display="true"/>
        </table:content-validation>
        <table:content-validation table:name="val70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71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3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4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5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6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7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8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1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2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3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4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5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6" table:base-cell-address="Hátterek.H17">
          <table:error-message table:message-type="stop" table:display="true"/>
        </table:content-validation>
        <table:content-validation table:name="val87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8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4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átterek.A17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5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6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07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base-cell-address="Harcértékek.B52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3)" table:allow-empty-cell="true" table:base-cell-address="Harcértékek.B54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5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5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9" table:condition="of:cell-content-is-in-list(valasztott_fegyverek_nev)" table:allow-empty-cell="true" table:display-list="sort-ascending" table:base-cell-address="Harcértékek.B55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2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5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6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3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4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5" table:base-cell-address="Harcértékek.E52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5">
          <table:error-message table:message-type="stop" table:title="Csak 10-el osztható szám lehet %-ban." table:display="true"/>
        </table:content-validation>
        <table:content-validation table:name="val147" table:base-cell-address="Harcértékek.E6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60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6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0" table:base-cell-address="Harcértékek.G6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2" table:base-cell-address="Harcértékek.G76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3" table:base-cell-address="Harcértékek.H76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5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6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8" table:base-cell-address="Harcértékek.I55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9" table:base-cell-address="Harcértékek.I6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1" table:base-cell-address="Harcértékek.I76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3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5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1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2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3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5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6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49"/>
        <table:table-column table:style-name="co2" table:default-cell-style-name="ce349"/>
        <table:table-column table:style-name="co3" table:default-cell-style-name="ce349"/>
        <table:table-column table:style-name="co4" table:default-cell-style-name="ce349"/>
        <table:table-column table:style-name="co5" table:default-cell-style-name="ce349"/>
        <table:table-column table:style-name="co6" table:default-cell-style-name="ce349"/>
        <table:table-column table:style-name="co7" table:default-cell-style-name="ce349"/>
        <table:table-column table:style-name="co8" table:number-columns-repeated="2" table:default-cell-style-name="ce349"/>
        <table:table-column table:style-name="co9" table:default-cell-style-name="ce349"/>
        <table:table-column table:style-name="co10" table:default-cell-style-name="ce349"/>
        <table:table-column table:style-name="co11" table:default-cell-style-name="ce349"/>
        <table:table-column table:style-name="co12" table:default-cell-style-name="ce349"/>
        <table:table-column table:style-name="co13" table:default-cell-style-name="ce349"/>
        <table:table-column table:style-name="co14" table:default-cell-style-name="ce34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Schwindl Árpád – villanyszerelő, ipari alpinista, bűnöző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38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nagyképű, megbízhatatlan. Lásd a Leíró Háttereket.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arcoskodó, okoskodó, menőzős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Menőcsávó kinézet, lenyalt haj, napszemcsi, suhogós öltözet, neon színek, övtáska. Amulettek mindenhol.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32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32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632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632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2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0"/>
          <table:table-cell table:style-name="ce161" table:content-validation-name="val53" table:formula="of:=([.$D$8]*(   ([.C22]+[$Data.$C6])  +   ([.$C23]+[Data.$C7]) )  )" office:value-type="float" office:value="511" calcext:value-type="float">
            <text:p>511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60" calcext:value-type="float" table:number-columns-spanned="2" table:number-rows-spanned="1">
            <text:p>60</text:p>
          </table:table-cell>
          <table:covered-table-cell table:style-name="ce317"/>
          <table:table-cell table:style-name="ce632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375" calcext:value-type="float" table:number-columns-spanned="2" table:number-rows-spanned="1">
            <text:p>375</text:p>
          </table:table-cell>
          <table:covered-table-cell table:style-name="ce317"/>
          <table:table-cell table:style-name="ce632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4" table:formula="of:=[.K17]+[.K30]+[.E30]+[$Harcértékek.E10]+[$Misztikus.E4]+[$Misztikus.E3]" office:value-type="float" office:value="345" calcext:value-type="float">
            <text:p>345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2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5"/>
          <table:table-cell table:style-name="ce165" table:content-validation-name="val55" table:formula="of:=([$Data.$C$6]+ ([.$D$8]*  ([.$C22]+[$Data.$C6]) ) )" office:value-type="float" office:value="414" calcext:value-type="float">
            <text:p>41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5"/>
          <table:table-cell table:style-name="ce304" table:content-validation-name="val71" table:formula="of:=[$Misztikus.L6]" office:value-type="float" office:value="6" calcext:value-type="float" table:number-columns-spanned="2" table:number-rows-spanned="1">
            <text:p>6</text:p>
          </table:table-cell>
          <table:covered-table-cell table:style-name="ce337"/>
          <table:table-cell table:style-name="ce632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32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32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55" calcext:value-type="float">
            <text:p>55</text:p>
          </table:table-cell>
          <table:table-cell table:style-name="ce632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32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2" office:value-type="float" office:value="5" calcext:value-type="float">
            <text:p>5</text:p>
          </table:table-cell>
          <table:table-cell table:style-name="ce325" table:content-validation-name="val52" table:formula="of:=IF([.$J19]&gt;0;VLOOKUP([.$J19];Képzettség_táblázat;MATCH(&quot;KP&quot;;Képzettség_fejléc;0);0);0)" office:value-type="float" office:value="13" calcext:value-type="float">
            <text:p>13</text:p>
          </table:table-cell>
          <table:table-cell table:style-name="ce632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8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2" office:value-type="float" office:value="6" calcext:value-type="float">
            <text:p>6</text:p>
          </table:table-cell>
          <table:table-cell table:style-name="ce325" table:content-validation-name="val52" table:formula="of:=IF([.$J20]&gt;0;VLOOKUP([.$J20];Képzettség_táblázat;MATCH(&quot;KP&quot;;Képzettség_fejléc;0);0);0)" office:value-type="float" office:value="18" calcext:value-type="float">
            <text:p>18</text:p>
          </table:table-cell>
          <table:table-cell table:style-name="ce632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2" office:value-type="float" office:value="0" calcext:value-type="float">
            <text:p>0</text:p>
          </table:table-cell>
          <table:table-cell table:style-name="ce325" table:content-validation-name="val52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2" office:value-type="float" office:value="0" calcext:value-type="float">
            <text:p>0</text:p>
          </table:table-cell>
          <table:table-cell table:style-name="ce325" table:content-validation-name="val52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32" office:value-type="string" calcext:value-type="string">
            <text:p>HM</text:p>
          </table:table-cell>
          <table:table-cell table:style-name="ce266" table:formula="of:=[$Harcértékek.$E$10]" office:value-type="float" office:value="76" calcext:value-type="float">
            <text:p>76</text:p>
          </table:table-cell>
          <table:table-cell table:style-name="ce698" table:formula="of:=([.$M22]/[.$E$13])*100" office:value-type="float" office:value="22.0289855072464" calcext:value-type="float">
            <text:p>22,03 %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21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3" table:formula="of:=ROUNDUP(SUM([.J19:.J22])/[.$D$8])" office:value-type="float" office:value="2" calcext:value-type="float" table:number-columns-spanned="2" table:number-rows-spanned="1">
            <text:p>2</text:p>
          </table:table-cell>
          <table:covered-table-cell table:style-name="ce326"/>
          <table:table-cell table:style-name="ce632" office:value-type="string" calcext:value-type="string">
            <text:p>Harcmodor képzettségek</text:p>
          </table:table-cell>
          <table:table-cell table:style-name="ce632" table:formula="of:=[.K17]" office:value-type="float" office:value="55" calcext:value-type="float">
            <text:p>55</text:p>
          </table:table-cell>
          <table:table-cell table:style-name="ce698" table:formula="of:=([.$M23]/[.$E$13])*100" office:value-type="float" office:value="15.9420289855072" calcext:value-type="float">
            <text:p>15,94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22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2" office:value-type="float" office:value="0" calcext:value-type="float">
            <text:p>0</text:p>
          </table:table-cell>
          <table:table-cell table:style-name="ce325" table:content-validation-name="val52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6" office:value-type="string" calcext:value-type="string">
            <text:p>Misztikus képzettségek</text:p>
          </table:table-cell>
          <table:table-cell table:style-name="ce632" table:formula="of:=[$Misztikus.E4]" office:value-type="float" office:value="106" calcext:value-type="float">
            <text:p>106</text:p>
          </table:table-cell>
          <table:table-cell table:style-name="ce698" table:formula="of:=([.$M24]/[.$E$13])*100" office:value-type="float" office:value="30.7246376811594" calcext:value-type="float">
            <text:p>30,72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2" office:value-type="float" office:value="0" calcext:value-type="float">
            <text:p>0</text:p>
          </table:table-cell>
          <table:table-cell table:style-name="ce325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32" table:content-validation-name="val76" office:value-type="string" calcext:value-type="string">
            <text:p>Primer világi képzettség</text:p>
          </table:table-cell>
          <table:table-cell table:style-name="ce632" table:formula="of:=[.K30]" office:value-type="float" office:value="66" calcext:value-type="float">
            <text:p>66</text:p>
          </table:table-cell>
          <table:table-cell table:style-name="ce698" table:formula="of:=([.$M25]/[.$E$13])*100" office:value-type="float" office:value="19.1304347826087" calcext:value-type="float">
            <text:p>19,13 %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60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2" office:value-type="float" office:value="0" calcext:value-type="float">
            <text:p>0</text:p>
          </table:table-cell>
          <table:table-cell table:style-name="ce325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32" office:value-type="string" calcext:value-type="string">
            <text:p>Harci Fortélyok</text:p>
          </table:table-cell>
          <table:table-cell table:style-name="ce632" table:formula="of:=[.E30]" office:value-type="float" office:value="30" calcext:value-type="float">
            <text:p>30</text:p>
          </table:table-cell>
          <table:table-cell table:style-name="ce698" table:formula="of:=([.$M26]/[.$E$13])*100" office:value-type="float" office:value="8.69565217391304" calcext:value-type="float">
            <text:p>8,7 %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6"/>
          <table:table-cell table:style-name="ce160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2" office:value-type="float" office:value="0" calcext:value-type="float">
            <text:p>0</text:p>
          </table:table-cell>
          <table:table-cell table:style-name="ce325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32" office:value-type="string" calcext:value-type="string">
            <text:p>Misztikus fortélyok</text:p>
          </table:table-cell>
          <table:table-cell table:style-name="ce632" table:formula="of:=[$Misztikus.E3]" office:value-type="float" office:value="12" calcext:value-type="float">
            <text:p>12</text:p>
          </table:table-cell>
          <table:table-cell table:style-name="ce698" table:formula="of:=([.$M27]/[.$E$13])*100" office:value-type="float" office:value="3.47826086956522" calcext:value-type="float">
            <text:p>3,48 %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5"/>
          <table:covered-table-cell table:style-name="ce278"/>
          <table:table-cell table:style-name="ce291" table:content-validation-name="val72" office:value-type="float" office:value="7" calcext:value-type="float">
            <text:p>7</text:p>
          </table:table-cell>
          <table:table-cell table:style-name="ce329" table:content-validation-name="val52" table:formula="of:=IF([.$J28]&gt;0;VLOOKUP([.$J28];Képzettség_táblázat;MATCH(&quot;KP&quot;;Képzettség_fejléc;0);0);0)" office:value-type="float" office:value="24" calcext:value-type="float">
            <text:p>24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45" calcext:value-type="float">
            <text:p>345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30" calcext:value-type="float">
            <text:p>3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66" calcext:value-type="float">
            <text:p>66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7" office:value-type="float" office:value="3" calcext:value-type="float">
            <text:p>3</text:p>
          </table:table-cell>
          <table:table-cell table:style-name="ce126" table:content-validation-name="val38" office:value-type="float" office:value="1" calcext:value-type="float">
            <text:p>1</text:p>
          </table:table-cell>
          <table:table-cell table:style-name="ce171" table:content-validation-name="val52" table:formula="of:=[.$D32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9" table:content-validation-name="val65"/>
          <table:table-cell table:style-name="ce321" table:content-validation-name="val72" office:value-type="float" office:value="6" calcext:value-type="float">
            <text:p>6</text:p>
          </table:table-cell>
          <table:table-cell table:style-name="ce325" table:content-validation-name="val52" table:formula="of:=IF([.$J32]&gt;0;VLOOKUP([.$J32];Képzettség_táblázat;MATCH(&quot;KP&quot;;Képzettség_fejléc;0);0);0)" office:value-type="float" office:value="18" calcext:value-type="float">
            <text:p>18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8" office:value-type="float" office:value="4" calcext:value-type="float">
            <text:p>4</text:p>
          </table:table-cell>
          <table:table-cell table:style-name="ce126" table:content-validation-name="val39" office:value-type="float" office:value="1" calcext:value-type="float">
            <text:p>1</text:p>
          </table:table-cell>
          <table:table-cell table:style-name="ce171" table:content-validation-name="val52" table:formula="of:=[.$D33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7"/>
          <table:table-cell table:style-name="ce322" table:content-validation-name="val72" office:value-type="float" office:value="3" calcext:value-type="float">
            <text:p>3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6" calcext:value-type="float">
            <text:p>6</text:p>
          </table:table-cell>
          <table:table-cell table:number-columns-repeated="2"/>
          <table:table-cell table:style-name="ce310"/>
          <table:table-cell table:style-name="ce311" table:content-validation-name="val65"/>
        </table:table-row>
        <table:table-row table:style-name="ro1">
          <table:table-cell table:style-name="ce4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9" office:value-type="float" office:value="1" calcext:value-type="float">
            <text:p>1</text:p>
          </table:table-cell>
          <table:table-cell table:style-name="ce126" table:content-validation-name="val40" office:value-type="float" office:value="1" calcext:value-type="float">
            <text:p>1</text:p>
          </table:table-cell>
          <table:table-cell table:style-name="ce171" table:content-validation-name="val52" table:formula="of:=[.$D34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7"/>
          <table:table-cell table:style-name="ce322" table:content-validation-name="val72" office:value-type="float" office:value="6" calcext:value-type="float">
            <text:p>6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18" calcext:value-type="float">
            <text:p>18</text:p>
          </table:table-cell>
          <table:table-cell table:style-name="Default" table:number-columns-repeated="4"/>
        </table:table-row>
        <table:table-row table:style-name="ro1">
          <table:table-cell table:style-name="ce4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30" office:value-type="float" office:value="2" calcext:value-type="float">
            <text:p>2</text:p>
          </table:table-cell>
          <table:table-cell table:style-name="ce141" table:content-validation-name="val41" office:value-type="float" office:value="1" calcext:value-type="float">
            <text:p>1</text:p>
          </table:table-cell>
          <table:table-cell table:style-name="ce171" table:content-validation-name="val52" table:formula="of:=[.$D35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7"/>
          <table:table-cell table:style-name="ce322" table:content-validation-name="val72" office:value-type="float" office:value="4" calcext:value-type="float">
            <text:p>4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9" calcext:value-type="float">
            <text:p>9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31" office:value-type="float" office:value="2" calcext:value-type="float">
            <text:p>2</text:p>
          </table:table-cell>
          <table:table-cell table:style-name="ce126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49" table:content-validation-name="val68"/>
          <table:table-cell table:style-name="ce321" table:content-validation-name="val72" office:value-type="float" office:value="3" calcext:value-type="float">
            <text:p>3</text:p>
          </table:table-cell>
          <table:table-cell table:style-name="ce325" table:content-validation-name="val52" table:formula="of:=IF([.$J36]&gt;0;VLOOKUP([.$J36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32" office:value-type="float" office:value="3" calcext:value-type="float">
            <text:p>3</text:p>
          </table:table-cell>
          <table:table-cell table:style-name="ce126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49" table:content-validation-name="val68"/>
          <table:table-cell table:style-name="ce321" table:content-validation-name="val72" office:value-type="float" office:value="4" calcext:value-type="float">
            <text:p>4</text:p>
          </table:table-cell>
          <table:table-cell table:style-name="ce325" table:content-validation-name="val52" table:formula="of:=IF([.$J37]&gt;0;VLOOKUP([.$J37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3" office:value-type="float" office:value="1" calcext:value-type="float">
            <text:p>1</text:p>
          </table:table-cell>
          <table:table-cell table:style-name="ce126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25" table:content-validation-name="val52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109" table:content-validation-name="val34" table:formula="of:=IF(ISBLANK([.$A39]) ;&quot;&quot;;VLOOKUP([.$A39];fortelyok_harci_full;2;0))" office:value-type="float" office:value="3" calcext:value-type="float">
            <text:p>3</text:p>
          </table:table-cell>
          <table:table-cell table:style-name="ce138" table:content-validation-name="val45" office:value-type="float" office:value="1" calcext:value-type="float">
            <text:p>1</text:p>
          </table:table-cell>
          <table:table-cell table:style-name="ce171" table:content-validation-name="val52" table:formula="of:=[.$D39]*[$Data.$C$12]" office:value-type="float" office:value="6" calcext:value-type="float">
            <text:p>6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25" table:content-validation-name="val52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25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25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25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2" office:value-type="float" office:value="0" calcext:value-type="float">
            <text:p>0</text:p>
          </table:table-cell>
          <table:table-cell table:style-name="ce325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+SUM([$Hátterek.F5:.F24])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9" table:content-validation-name="val68"/>
          <table:table-cell table:style-name="ce323" table:content-validation-name="val72" office:value-type="float" office:value="9" calcext:value-type="float">
            <text:p>9</text:p>
          </table:table-cell>
          <table:table-cell table:style-name="ce325" table:content-validation-name="val52" table:formula="of:=IF([.$J47]&gt;0;VLOOKUP([.$J47];Képzettség_táblázat;MATCH(&quot;KP&quot;;Képzettség_fejléc;0);0);0)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9" table:content-validation-name="val68"/>
          <table:table-cell table:style-name="ce323" table:content-validation-name="val72" office:value-type="float" office:value="4" calcext:value-type="float">
            <text:p>4</text:p>
          </table:table-cell>
          <table:table-cell table:style-name="ce325" table:content-validation-name="val52" table:formula="of:=IF([.$J48]&gt;0;VLOOKUP([.$J48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249" table:content-validation-name="val68"/>
          <table:table-cell table:style-name="ce323" table:content-validation-name="val72" office:value-type="float" office:value="3" calcext:value-type="float">
            <text:p>3</text:p>
          </table:table-cell>
          <table:table-cell table:style-name="ce325" table:content-validation-name="val52" table:formula="of:=IF([.$J49]&gt;0;VLOOKUP([.$J49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1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249" table:content-validation-name="val68"/>
          <table:table-cell table:style-name="ce323" table:content-validation-name="val72" office:value-type="float" office:value="4" calcext:value-type="float">
            <text:p>4</text:p>
          </table:table-cell>
          <table:table-cell table:style-name="ce325" table:content-validation-name="val52" table:formula="of:=IF([.$J50]&gt;0;VLOOKUP([.$J50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249" table:content-validation-name="val68"/>
          <table:table-cell table:style-name="ce323" table:content-validation-name="val72" office:value-type="float" office:value="4" calcext:value-type="float">
            <text:p>4</text:p>
          </table:table-cell>
          <table:table-cell table:style-name="ce325" table:content-validation-name="val52" table:formula="of:=IF([.$J51]&gt;0;VLOOKUP([.$J51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3" table:content-validation-name="val57" table:formula="of:=SUM([.E53:.E76])" office:value-type="float" office:value="18" calcext:value-type="float">
            <text:p>18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Etikett</text:p>
          </table:table-cell>
          <table:covered-table-cell table:number-columns-repeated="2" table:style-name="ce249" table:content-validation-name="val68"/>
          <table:table-cell table:style-name="ce323" table:content-validation-name="val72" office:value-type="float" office:value="4" calcext:value-type="float">
            <text:p>4</text:p>
          </table:table-cell>
          <table:table-cell table:style-name="ce325" table:content-validation-name="val52" table:formula="of:=IF([.$J52]&gt;0;VLOOKUP([.$J52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57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14" table:content-validation-name="val35" office:value-type="float" office:value="1" calcext:value-type="float">
            <text:p>1</text:p>
          </table:table-cell>
          <table:table-cell table:style-name="ce124" table:content-validation-name="val47" office:value-type="float" office:value="1" calcext:value-type="float">
            <text:p>1</text:p>
          </table:table-cell>
          <table:table-cell table:style-name="ce164" table:content-validation-name="val52" table:formula="of:=IF(([Misztikus.L10]&gt;2);0;[.$D53]*[$Data.$C$12])" office:value-type="float" office:value="0" calcext:value-type="float">
            <text:p>0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Lopás</text:p>
          </table:table-cell>
          <table:covered-table-cell table:number-columns-repeated="2" table:style-name="ce249" table:content-validation-name="val68"/>
          <table:table-cell table:style-name="ce323" table:content-validation-name="val72" office:value-type="float" office:value="4" calcext:value-type="float">
            <text:p>4</text:p>
          </table:table-cell>
          <table:table-cell table:style-name="ce325" table:content-validation-name="val52" table:formula="of:=IF([.$J53]&gt;0;VLOOKUP([.$J53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57" table:content-validation-name="val11" office:value-type="string" calcext:value-type="string" table:number-columns-spanned="2" table:number-rows-spanned="1">
            <text:p>Biztos kezű mászó</text:p>
          </table:table-cell>
          <table:covered-table-cell/>
          <table:table-cell table:style-name="ce123" table:content-validation-name="val35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8" office:value-type="float" office:value="1" calcext:value-type="float">
            <text:p>1</text:p>
          </table:table-cell>
          <table:table-cell table:style-name="ce164" table:content-validation-name="val52" table:formula="of:=[.$D54]*[$Data.$C$12]" office:value-type="float" office:value="6" calcext:value-type="float">
            <text:p>6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249" table:content-validation-name="val68"/>
          <table:table-cell table:style-name="ce324" table:content-validation-name="val72" office:value-type="float" office:value="4" calcext:value-type="float">
            <text:p>4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57" table:content-validation-name="val11" office:value-type="string" calcext:value-type="string" table:number-columns-spanned="2" table:number-rows-spanned="1">
            <text:p>Csomózás </text:p>
          </table:table-cell>
          <table:covered-table-cell/>
          <table:table-cell table:style-name="ce123" table:content-validation-name="val35" table:formula="of:=IF(ISBLANK([.$A55]) ;&quot;&quot;;VLOOKUP([.$A55];fortelyok_altalanos_full;2;0))" office:value-type="float" office:value="2" calcext:value-type="float">
            <text:p>2</text:p>
          </table:table-cell>
          <table:table-cell table:style-name="ce127" table:content-validation-name="val48" office:value-type="float" office:value="1" calcext:value-type="float">
            <text:p>1</text:p>
          </table:table-cell>
          <table:table-cell table:style-name="ce164" table:content-validation-name="val52" table:formula="of:=[.$D55]*[$Data.$C$12]" office:value-type="float" office:value="6" calcext:value-type="float">
            <text:p>6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249" table:content-validation-name="val68"/>
          <table:table-cell table:style-name="ce324" table:content-validation-name="val72" office:value-type="float" office:value="3" calcext:value-type="float">
            <text:p>3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57" table:content-validation-name="val11" office:value-type="string" calcext:value-type="string" table:number-columns-spanned="2" table:number-rows-spanned="1">
            <text:p>Mechanika</text:p>
          </table:table-cell>
          <table:covered-table-cell/>
          <table:table-cell table:style-name="ce123" table:content-validation-name="val35" table:formula="of:=IF(ISBLANK([.$A56]) ;&quot;&quot;;VLOOKUP([.$A56];fortelyok_altalanos_full;2;0))" office:value-type="float" office:value="2" calcext:value-type="float">
            <text:p>2</text:p>
          </table:table-cell>
          <table:table-cell table:style-name="ce127" table:content-validation-name="val48" office:value-type="float" office:value="1" calcext:value-type="float">
            <text:p>1</text:p>
          </table:table-cell>
          <table:table-cell table:style-name="ce164" table:content-validation-name="val52" table:formula="of:=[.$D56]*[$Data.$C$12]" office:value-type="float" office:value="6" calcext:value-type="float">
            <text:p>6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49" table:content-validation-name="val68"/>
          <table:table-cell table:style-name="ce324" table:content-validation-name="val72" office:value-type="float" office:value="5" calcext:value-type="float">
            <text:p>5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249" table:content-validation-name="val68"/>
          <table:table-cell table:style-name="ce324" table:content-validation-name="val72" office:value-type="float" office:value="5" calcext:value-type="float">
            <text:p>5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53" table:content-validation-name="val69" office:value-type="string" calcext:value-type="string" table:number-columns-spanned="2" table:number-rows-spanned="1">
            <text:p>villanyszerelő</text:p>
          </table:table-cell>
          <table:covered-table-cell table:style-name="ce253" table:content-validation-name="val70"/>
          <table:table-cell table:style-name="ce324" table:content-validation-name="val72" office:value-type="float" office:value="6" calcext:value-type="float">
            <text:p>6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53" table:content-validation-name="val70" table:number-columns-spanned="2" table:number-rows-spanned="1"/>
          <table:covered-table-cell table:style-name="ce253" table:content-validation-name="val70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53" table:content-validation-name="val70" table:number-columns-spanned="2" table:number-rows-spanned="1"/>
          <table:covered-table-cell table:style-name="ce253" table:content-validation-name="val70"/>
          <table:table-cell table:style-name="ce324" table:content-validation-name="val72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303" office:value-type="string" calcext:value-type="string" table:number-columns-spanned="2" table:number-rows-spanned="1">
            <text:p>Fok</text:p>
          </table:table-cell>
          <table:covered-table-cell table:style-name="ce303"/>
          <table:table-cell table:number-columns-repeated="4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magyar</text:p>
          </table:table-cell>
          <table:covered-table-cell table:number-columns-repeated="2" table:style-name="ce261"/>
          <table:table-cell table:style-name="ce305" table:content-validation-name="val74" office:value-type="string" calcext:value-type="string" table:number-columns-spanned="2" table:number-rows-spanned="1">
            <text:p>alap</text:p>
          </table:table-cell>
          <table:covered-table-cell table:style-name="ce305" table:content-validation-name="val75"/>
          <table:table-cell table:number-columns-repeated="4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564" table:content-validation-name="val62" table:number-columns-spanned="3" table:number-rows-spanned="1"/>
          <table:covered-table-cell table:number-columns-repeated="2" table:style-name="ce261"/>
          <table:table-cell table:style-name="ce305" table:content-validation-name="val75" table:number-columns-spanned="2" table:number-rows-spanned="1"/>
          <table:covered-table-cell table:style-name="ce305" table:content-validation-name="val75"/>
          <table:table-cell table:style-name="Default"/>
          <table:table-cell table:number-columns-repeated="3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5" table:number-columns-spanned="2" table:number-rows-spanned="1"/>
          <table:covered-table-cell table:style-name="ce305" table:content-validation-name="val75"/>
          <table:table-cell table:style-name="Default"/>
          <table:table-cell table:number-columns-repeated="3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5" table:number-columns-spanned="2" table:number-rows-spanned="1"/>
          <table:covered-table-cell table:style-name="ce305" table:content-validation-name="val75"/>
          <table:table-cell table:style-name="Default"/>
          <table:table-cell table:number-columns-repeated="3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5" table:number-columns-spanned="2" table:number-rows-spanned="1"/>
          <table:covered-table-cell table:style-name="ce305" table:content-validation-name="val75"/>
          <table:table-cell table:style-name="Default"/>
          <table:table-cell table:number-columns-repeated="3"/>
        </table:table-row>
        <table:table-row table:style-name="ro2">
          <table:table-cell table:style-name="ce58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14" table:content-validation-name="val36" office:value-type="float" office:value="5" calcext:value-type="float">
            <text:p>5</text:p>
          </table:table-cell>
          <table:table-cell table:style-name="ce137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5" table:number-columns-spanned="2" table:number-rows-spanned="1"/>
          <table:covered-table-cell table:style-name="ce305" table:content-validation-name="val75"/>
          <table:table-cell table:style-name="Default"/>
          <table:table-cell table:number-columns-repeated="3"/>
        </table:table-row>
        <table:table-row table:style-name="ro2">
          <table:table-cell table:style-name="ce58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14" table:content-validation-name="val36" office:value-type="float" office:value="1" calcext:value-type="float">
            <text:p>1</text:p>
          </table:table-cell>
          <table:table-cell table:style-name="ce137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5" table:number-columns-spanned="2" table:number-rows-spanned="1"/>
          <table:covered-table-cell table:style-name="ce305" table:content-validation-name="val75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59" table:content-validation-name="val64" table:number-columns-spanned="3" table:number-rows-spanned="1"/>
          <table:covered-table-cell table:number-columns-repeated="2" table:style-name="ce297"/>
          <table:table-cell table:style-name="ce306" table:content-validation-name="val75" table:number-columns-spanned="2" table:number-rows-spanned="1"/>
          <table:covered-table-cell table:style-name="ce306" table:content-validation-name="val75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457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3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7" table:number-columns-spanned="4" table:number-rows-spanned="1"/>
          <table:covered-table-cell table:number-columns-repeated="2" table:style-name="ce680" table:content-validation-name="val82"/>
          <table:covered-table-cell table:content-validation-name="val82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3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09" table:content-validation-name="val84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60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7" table:number-columns-spanned="4" table:number-rows-spanned="1"/>
          <table:covered-table-cell table:number-columns-repeated="2" table:style-name="ce680" table:content-validation-name="val82"/>
          <table:covered-table-cell table:content-validation-name="val82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3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7" table:number-columns-spanned="4" table:number-rows-spanned="1"/>
          <table:covered-table-cell table:number-columns-repeated="2" table:style-name="ce680" table:content-validation-name="val82"/>
          <table:covered-table-cell table:content-validation-name="val82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3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ROUNDDOWN([$Alapértékek.D8]*[$Data.C1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62" table:content-validation-name="val77" table:number-columns-spanned="4" table:number-rows-spanned="1"/>
          <table:covered-table-cell table:number-columns-repeated="2" table:style-name="ce680" table:content-validation-name="val82"/>
          <table:covered-table-cell table:content-validation-name="val82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3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62" table:content-validation-name="val77" table:number-columns-spanned="4" table:number-rows-spanned="1"/>
          <table:covered-table-cell table:number-columns-repeated="2" table:style-name="ce680" table:content-validation-name="val82"/>
          <table:covered-table-cell table:content-validation-name="val82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3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7" table:number-columns-spanned="4" table:number-rows-spanned="1"/>
          <table:covered-table-cell table:number-columns-repeated="2" table:style-name="ce680" table:content-validation-name="val82"/>
          <table:covered-table-cell table:content-validation-name="val82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3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8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386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7" table:number-columns-spanned="4" table:number-rows-spanned="1"/>
          <table:covered-table-cell table:number-columns-repeated="2" table:style-name="ce680" table:content-validation-name="val82"/>
          <table:covered-table-cell table:content-validation-name="val82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3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5" office:value-type="string" calcext:value-type="string" table:number-columns-spanned="3" table:number-rows-spanned="1">
            <text:p>Asztrológia</text:p>
          </table:table-cell>
          <table:covered-table-cell table:style-name="ce454" table:content-validation-name="val85"/>
          <table:covered-table-cell table:style-name="ce454" table:content-validation-name="val88"/>
          <table:table-cell table:style-name="ce261" table:content-validation-name="val89"/>
          <table:table-cell table:style-name="ce604" table:content-validation-name="val92" table:formula="of:=IF(ISBLANK([.$H11]); &quot;-&quot;; VLOOKUP([.$H11];hatterek_szabad_all; 2; 0))" office:value-type="string" office:string-value="Tudományok" calcext:value-type="string">
            <text:p>Tudományok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7" table:number-columns-spanned="4" table:number-rows-spanned="1"/>
          <table:covered-table-cell table:number-columns-repeated="2" table:style-name="ce680" table:content-validation-name="val82"/>
          <table:covered-table-cell table:content-validation-name="val82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3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5" office:value-type="string" calcext:value-type="string" table:number-columns-spanned="3" table:number-rows-spanned="1">
            <text:p>Zsonglőrködés</text:p>
          </table:table-cell>
          <table:covered-table-cell table:style-name="ce454" table:content-validation-name="val85"/>
          <table:covered-table-cell table:style-name="ce454" table:content-validation-name="val88"/>
          <table:table-cell table:style-name="ce261" table:content-validation-name="val89"/>
          <table:table-cell table:style-name="ce604" table:content-validation-name="val92" table:formula="of:=IF(ISBLANK([.$H12]); &quot;-&quot;; VLOOKUP([.$H12];hatterek_szabad_all; 2; 0))" office:value-type="string" office:string-value="Előadóművészet, Művészetismeret" calcext:value-type="string">
            <text:p>Előadóművészet, Művészetismeret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7" table:number-columns-spanned="4" table:number-rows-spanned="1"/>
          <table:covered-table-cell table:number-columns-repeated="2" table:style-name="ce680" table:content-validation-name="val82"/>
          <table:covered-table-cell table:content-validation-name="val82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3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5" office:value-type="string" calcext:value-type="string" table:number-columns-spanned="3" table:number-rows-spanned="1">
            <text:p>Tánc</text:p>
          </table:table-cell>
          <table:covered-table-cell table:style-name="ce454" table:content-validation-name="val85"/>
          <table:covered-table-cell table:style-name="ce454" table:content-validation-name="val88"/>
          <table:table-cell table:style-name="ce261" table:content-validation-name="val89"/>
          <table:table-cell table:style-name="ce604" table:content-validation-name="val92" table:formula="of:=IF(ISBLANK([.$H13]); &quot;-&quot;; VLOOKUP([.$H13];hatterek_szabad_all; 2; 0))" office:value-type="string" office:string-value="Előadóművészet, Művészetismeret" calcext:value-type="string">
            <text:p>Előadóművészet, Művészetismeret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7" table:number-columns-spanned="4" table:number-rows-spanned="1"/>
          <table:covered-table-cell table:number-columns-repeated="2" table:style-name="ce680" table:content-validation-name="val82"/>
          <table:covered-table-cell table:content-validation-name="val82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3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5" office:value-type="string" calcext:value-type="string" table:number-columns-spanned="3" table:number-rows-spanned="1">
            <text:p>Kalligráfia</text:p>
          </table:table-cell>
          <table:covered-table-cell table:style-name="ce454" table:content-validation-name="val85"/>
          <table:covered-table-cell table:style-name="ce454" table:content-validation-name="val88"/>
          <table:table-cell table:style-name="ce261" table:content-validation-name="val89"/>
          <table:table-cell table:style-name="ce604" table:content-validation-name="val92" table:formula="of:=IF(ISBLANK([.$H14]); &quot;-&quot;; VLOOKUP([.$H14];hatterek_szabad_all; 2; 0))" office:value-type="string" office:string-value="Képzőművészet, Művészetismeret" calcext:value-type="string">
            <text:p>Képzőművészet, Művészetismeret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7" table:number-columns-spanned="4" table:number-rows-spanned="1"/>
          <table:covered-table-cell table:number-columns-repeated="2" table:style-name="ce680" table:content-validation-name="val82"/>
          <table:covered-table-cell table:content-validation-name="val82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3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638"/>
          <table:table-cell table:style-name="ce515" table:content-validation-name="val85" office:value-type="string" calcext:value-type="string" table:number-columns-spanned="3" table:number-rows-spanned="1">
            <text:p>Alkudozás</text:p>
          </table:table-cell>
          <table:covered-table-cell table:style-name="ce454" table:content-validation-name="val85"/>
          <table:covered-table-cell table:style-name="ce454" table:content-validation-name="val88"/>
          <table:table-cell table:style-name="ce261" table:content-validation-name="val89"/>
          <table:table-cell table:style-name="ce604" table:content-validation-name="val92" table:formula="of:=IF(ISBLANK([.$H15]); &quot;-&quot;; VLOOKUP([.$H15];hatterek_szabad_all; 2; 0))" office:value-type="string" office:string-value="Befolyásolás, Emberismeret" calcext:value-type="string">
            <text:p>Befolyásolás, Emberismeret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7" table:number-columns-spanned="4" table:number-rows-spanned="1"/>
          <table:covered-table-cell table:number-columns-repeated="2" table:style-name="ce680" table:content-validation-name="val82"/>
          <table:covered-table-cell table:content-validation-name="val82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3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5" office:value-type="string" calcext:value-type="string" table:number-columns-spanned="3" table:number-rows-spanned="1">
            <text:p>Hazudozás</text:p>
          </table:table-cell>
          <table:covered-table-cell table:style-name="ce454" table:content-validation-name="val85"/>
          <table:covered-table-cell table:style-name="ce454" table:content-validation-name="val88"/>
          <table:table-cell table:style-name="ce261" table:content-validation-name="val89"/>
          <table:table-cell table:style-name="ce604" table:content-validation-name="val92" table:formula="of:=IF(ISBLANK([.$H16]); &quot;-&quot;; VLOOKUP([.$H16];hatterek_szabad_all; 2; 0))" office:value-type="string" office:string-value="Befolyásolás, Emberismeret, Nyomozás" calcext:value-type="string">
            <text:p>Befolyásolás, Emberismeret, Nyomozás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7" table:number-columns-spanned="4" table:number-rows-spanned="1"/>
          <table:covered-table-cell table:number-columns-repeated="2" table:style-name="ce680" table:content-validation-name="val82"/>
          <table:covered-table-cell table:content-validation-name="val82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3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0" table:content-validation-name="val86" office:value-type="string" calcext:value-type="string" table:number-columns-spanned="3" table:number-rows-spanned="1">
            <text:p>Idegen technológiák gányolása</text:p>
          </table:table-cell>
          <table:covered-table-cell table:style-name="ce454" table:content-validation-name="val85"/>
          <table:covered-table-cell table:style-name="ce454" table:content-validation-name="val88"/>
          <table:table-cell table:style-name="ce261" table:content-validation-name="val89"/>
          <table:table-cell table:style-name="ce604" table:content-validation-name="val92" office:value-type="string" calcext:value-type="string">
            <text:p>Szakma – Villanyszerelő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7" table:number-columns-spanned="4" table:number-rows-spanned="1"/>
          <table:covered-table-cell table:number-columns-repeated="2" table:style-name="ce680" table:content-validation-name="val82"/>
          <table:covered-table-cell table:content-validation-name="val82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3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5" table:number-columns-spanned="3" table:number-rows-spanned="1"/>
          <table:covered-table-cell table:style-name="ce454" table:content-validation-name="val85"/>
          <table:covered-table-cell table:style-name="ce454" table:content-validation-name="val88"/>
          <table:table-cell table:style-name="ce261" table:content-validation-name="val89"/>
          <table:table-cell table:style-name="ce604" table:content-validation-name="val92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7" table:number-columns-spanned="4" table:number-rows-spanned="1"/>
          <table:covered-table-cell table:number-columns-repeated="2" table:style-name="ce680" table:content-validation-name="val82"/>
          <table:covered-table-cell table:content-validation-name="val82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3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5" table:number-columns-spanned="3" table:number-rows-spanned="1"/>
          <table:covered-table-cell table:style-name="ce454" table:content-validation-name="val85"/>
          <table:covered-table-cell table:style-name="ce454" table:content-validation-name="val88"/>
          <table:table-cell table:style-name="ce261" table:content-validation-name="val89"/>
          <table:table-cell table:style-name="ce604" table:content-validation-name="val92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7" table:number-columns-spanned="4" table:number-rows-spanned="1"/>
          <table:covered-table-cell table:number-columns-repeated="2" table:style-name="ce680" table:content-validation-name="val82"/>
          <table:covered-table-cell table:content-validation-name="val82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3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5" table:number-columns-spanned="3" table:number-rows-spanned="1"/>
          <table:covered-table-cell table:style-name="ce454" table:content-validation-name="val85"/>
          <table:covered-table-cell table:style-name="ce454" table:content-validation-name="val88"/>
          <table:table-cell table:style-name="ce261" table:content-validation-name="val89"/>
          <table:table-cell table:style-name="ce604" table:content-validation-name="val92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7" table:number-columns-spanned="4" table:number-rows-spanned="1"/>
          <table:covered-table-cell table:number-columns-repeated="2" table:style-name="ce680" table:content-validation-name="val82"/>
          <table:covered-table-cell table:content-validation-name="val82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3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5" table:number-columns-spanned="3" table:number-rows-spanned="1"/>
          <table:covered-table-cell table:style-name="ce454" table:content-validation-name="val85"/>
          <table:covered-table-cell table:style-name="ce454" table:content-validation-name="val88"/>
          <table:table-cell table:style-name="ce261" table:content-validation-name="val89"/>
          <table:table-cell table:style-name="ce604" table:content-validation-name="val92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7" table:number-columns-spanned="4" table:number-rows-spanned="1"/>
          <table:covered-table-cell table:number-columns-repeated="2" table:style-name="ce680" table:content-validation-name="val82"/>
          <table:covered-table-cell table:content-validation-name="val82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3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5" table:number-columns-spanned="3" table:number-rows-spanned="1"/>
          <table:covered-table-cell table:style-name="ce454" table:content-validation-name="val85"/>
          <table:covered-table-cell table:style-name="ce454" table:content-validation-name="val88"/>
          <table:table-cell table:style-name="ce261" table:content-validation-name="val89"/>
          <table:table-cell table:style-name="ce604" table:content-validation-name="val92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7" table:number-columns-spanned="4" table:number-rows-spanned="1"/>
          <table:covered-table-cell table:number-columns-repeated="2" table:style-name="ce680" table:content-validation-name="val82"/>
          <table:covered-table-cell table:content-validation-name="val82"/>
          <table:table-cell table:style-name="ce430" table:content-validation-name="val72" office:value-type="float" office:value="0" calcext:value-type="float">
            <text:p>0</text:p>
          </table:table-cell>
          <table:table-cell table:style-name="ce421" table:content-validation-name="val83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5" table:number-columns-spanned="3" table:number-rows-spanned="1"/>
          <table:covered-table-cell table:style-name="ce454" table:content-validation-name="val85"/>
          <table:covered-table-cell table:style-name="ce454" table:content-validation-name="val88"/>
          <table:table-cell table:style-name="ce261" table:content-validation-name="val89"/>
          <table:table-cell table:style-name="ce604" table:content-validation-name="val92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404" table:content-validation-name="val78" table:number-columns-spanned="4" table:number-rows-spanned="1"/>
          <table:covered-table-cell table:number-columns-repeated="2" table:style-name="ce362" table:content-validation-name="val60"/>
          <table:covered-table-cell table:style-name="ce406"/>
          <table:table-cell table:style-name="ce487" table:content-validation-name="val72" office:value-type="float" office:value="0" calcext:value-type="float">
            <text:p>0</text:p>
          </table:table-cell>
          <table:table-cell table:style-name="ce492" table:content-validation-name="val83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6" table:content-validation-name="val85" table:number-columns-spanned="3" table:number-rows-spanned="1"/>
          <table:covered-table-cell table:style-name="ce455" table:content-validation-name="val85"/>
          <table:covered-table-cell table:style-name="ce455" table:content-validation-name="val88"/>
          <table:table-cell table:style-name="ce261" table:content-validation-name="val89"/>
          <table:table-cell table:style-name="ce604" table:content-validation-name="val92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0" table:formula="of:=ROUNDUP([$Alapértékek.D8]/2)-COUNTA([.H27:.J36])" office:value-type="float" office:value="4" calcext:value-type="float">
            <text:p>4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8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0" table:content-validation-name="val87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9" office:value-type="string" calcext:value-type="string" table:number-columns-spanned="2" table:number-rows-spanned="1">
            <text:p>Megbízhatatlan</text:p>
          </table:table-cell>
          <table:covered-table-cell table:style-name="ce38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7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9" office:value-type="string" calcext:value-type="string" table:number-columns-spanned="2" table:number-rows-spanned="1">
            <text:p>Divatos</text:p>
          </table:table-cell>
          <table:covered-table-cell table:style-name="ce38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7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9" office:value-type="string" calcext:value-type="string" table:number-columns-spanned="2" table:number-rows-spanned="1">
            <text:p>"Kapcsolat:"</text:p>
          </table:table-cell>
          <table:covered-table-cell table:style-name="ce387" table:content-validation-name="val80"/>
          <table:table-cell table:style-name="ce396" office:value-type="string" calcext:value-type="string" table:number-columns-spanned="4" table:number-rows-spanned="1">
            <text:p>Tasnádi Péter</text:p>
          </table:table-cell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7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9" office:value-type="string" calcext:value-type="string" table:number-columns-spanned="2" table:number-rows-spanned="1">
            <text:p>Vékony</text:p>
          </table:table-cell>
          <table:covered-table-cell table:style-name="ce38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7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9" office:value-type="string" calcext:value-type="string" table:number-columns-spanned="2" table:number-rows-spanned="1">
            <text:p>Nagyképű</text:p>
          </table:table-cell>
          <table:covered-table-cell table:style-name="ce38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7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9" table:number-columns-spanned="2" table:number-rows-spanned="1"/>
          <table:covered-table-cell table:style-name="ce38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7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9" table:number-columns-spanned="2" table:number-rows-spanned="1"/>
          <table:covered-table-cell table:style-name="ce38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7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9" table:number-columns-spanned="2" table:number-rows-spanned="1"/>
          <table:covered-table-cell table:style-name="ce38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7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9" table:number-columns-spanned="2" table:number-rows-spanned="1"/>
          <table:covered-table-cell table:style-name="ce38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7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9" table:number-columns-spanned="2" table:number-rows-spanned="1"/>
          <table:covered-table-cell table:style-name="ce38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9" table:number-columns-spanned="2" table:number-rows-spanned="1"/>
          <table:covered-table-cell table:style-name="ce38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386" table:content-validation-name="val60"/>
          <table:table-cell table:style-name="ce589" table:content-validation-name="val91" table:formula="of:=ROUNDUP([$Alapértékek.D8]/2)-COUNTA([.H39:.H49])" office:value-type="float" office:value="0" calcext:value-type="float">
            <text:p>0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9" table:number-columns-spanned="2" table:number-rows-spanned="1"/>
          <table:covered-table-cell table:style-name="ce38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office:value-type="string" calcext:value-type="string" table:number-columns-spanned="4" table:number-rows-spanned="1">
            <text:p>Csepel</text:p>
          </table:table-cell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office:value-type="string" calcext:value-type="string" table:number-columns-spanned="4" table:number-rows-spanned="1">
            <text:p>Budapest belváros</text:p>
          </table:table-cell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office:value-type="string" calcext:value-type="string" table:number-columns-spanned="4" table:number-rows-spanned="1">
            <text:p>Pest megye keleti része</text:p>
          </table:table-cell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8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office:value-type="string" calcext:value-type="string" table:number-columns-spanned="4" table:number-rows-spanned="1">
            <text:p>Gyál</text:p>
          </table:table-cell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80" table:number-columns-spanned="2" table:number-rows-spanned="1"/>
          <table:covered-table-cell table:style-name="ce38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80" table:number-columns-spanned="2" table:number-rows-spanned="1"/>
          <table:covered-table-cell table:style-name="ce38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80" table:number-columns-spanned="2" table:number-rows-spanned="1"/>
          <table:covered-table-cell table:style-name="ce38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80" table:number-columns-spanned="2" table:number-rows-spanned="1"/>
          <table:covered-table-cell table:style-name="ce38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80" table:number-columns-spanned="2" table:number-rows-spanned="1"/>
          <table:covered-table-cell table:style-name="ce38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80" table:number-columns-spanned="2" table:number-rows-spanned="1"/>
          <table:covered-table-cell table:style-name="ce387" table:content-validation-name="val8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1" table:number-columns-spanned="2" table:number-rows-spanned="1"/>
          <table:covered-table-cell table:style-name="ce390" table:content-validation-name="val80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5:Harcértékek.D55">
        <office:forms form:automatic-focus="false" form:apply-design-mode="false"/>
        <table:table-column table:style-name="co26" table:default-cell-style-name="ce616"/>
        <table:table-column table:style-name="co27" table:default-cell-style-name="ce616"/>
        <table:table-column table:style-name="co28" table:default-cell-style-name="ce616"/>
        <table:table-column table:style-name="co29" table:default-cell-style-name="ce616"/>
        <table:table-column table:style-name="co30" table:default-cell-style-name="ce616"/>
        <table:table-column table:style-name="co31" table:default-cell-style-name="ce616"/>
        <table:table-column table:style-name="co30" table:number-columns-repeated="3" table:default-cell-style-name="ce616"/>
        <table:table-column table:style-name="co32" table:default-cell-style-name="ce616"/>
        <table:table-column table:style-name="co14" table:default-cell-style-name="ce616"/>
        <table:table-column table:style-name="co33" table:default-cell-style-name="ce616"/>
        <table:table-column table:style-name="co34" table:default-cell-style-name="ce616"/>
        <table:table-column table:style-name="co35" table:default-cell-style-name="ce616"/>
        <table:table-column table:style-name="co36" table:default-cell-style-name="ce616"/>
        <table:table-column table:style-name="co37" table:default-cell-style-name="ce894"/>
        <table:table-column table:style-name="co38" table:default-cell-style-name="ce909"/>
        <table:table-column table:style-name="co39" table:default-cell-style-name="ce616"/>
        <table:table-column table:style-name="co39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96"/>
          <table:covered-table-cell table:number-columns-repeated="5" table:style-name="ce625"/>
          <table:covered-table-cell table:number-columns-repeated="2" table:style-name="ce496"/>
          <table:table-cell table:style-name="ce496" table:number-columns-repeated="6"/>
          <table:table-cell table:style-name="ce625"/>
          <table:table-cell table:style-name="ce633"/>
          <table:table-cell table:style-name="ce496"/>
          <table:table-cell table:number-columns-repeated="238"/>
        </table:table-row>
        <table:table-row table:style-name="ro4">
          <table:table-cell table:style-name="ce496"/>
          <table:table-cell table:style-name="ce496" table:number-columns-spanned="6" table:number-rows-spanned="1"/>
          <table:covered-table-cell table:number-columns-repeated="5" table:style-name="ce496"/>
          <table:table-cell table:style-name="ce496" table:number-columns-repeated="8"/>
          <table:table-cell table:style-name="ce625"/>
          <table:table-cell table:style-name="ce633"/>
          <table:table-cell table:style-name="ce496"/>
          <table:table-cell table:number-columns-repeated="238"/>
        </table:table-row>
        <table:table-row table:style-name="ro5">
          <table:table-cell table:style-name="ce431"/>
          <table:table-cell table:style-name="ce617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17" table:content-validation-name="val130" office:value-type="string" calcext:value-type="string">
            <text:p>Módosítók</text:p>
          </table:table-cell>
          <table:table-cell table:style-name="ce617" table:content-validation-name="val137" office:value-type="string" calcext:value-type="string">
            <text:p>Összesen</text:p>
          </table:table-cell>
          <table:table-cell table:style-name="ce496"/>
          <table:table-cell table:style-name="ce741" office:value-type="string" calcext:value-type="string" table:number-columns-spanned="2" table:number-rows-spanned="1">
            <text:p>Összesen felvett HM:</text:p>
          </table:table-cell>
          <table:covered-table-cell table:style-name="ce496"/>
          <table:table-cell table:style-name="ce790" table:content-validation-name="val164" table:formula="of:=SUM([.B5:.B6])" office:value-type="float" office:value="23" calcext:value-type="float">
            <text:p>23 HM</text:p>
          </table:table-cell>
          <table:table-cell table:style-name="ce496" table:number-columns-repeated="6"/>
          <table:table-cell table:style-name="ce625"/>
          <table:table-cell table:style-name="ce633"/>
          <table:table-cell table:style-name="ce496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2" office:value-type="string" calcext:value-type="string">
            <text:p>-</text:p>
          </table:table-cell>
          <table:table-cell table:style-name="ce700" table:content-validation-name="val119" office:value-type="float" office:value="10" calcext:value-type="float">
            <text:p>10</text:p>
          </table:table-cell>
          <table:table-cell table:style-name="ce700" table:content-validation-name="val131" table:formula="of:=([Alapértékek.C21])+([Alapértékek.C22])+[Alapértékek.$D$8]+(4*[Alapértékek.D34])" office:value-type="float" office:value="16" calcext:value-type="float">
            <text:p>16</text:p>
          </table:table-cell>
          <table:table-cell table:style-name="ce776" table:content-validation-name="val138" table:formula="of:=[.C4]+[.D4]" office:value-type="float" office:value="26" calcext:value-type="float">
            <text:p>26</text:p>
          </table:table-cell>
          <table:table-cell table:style-name="ce496"/>
          <table:table-cell table:style-name="ce741" office:value-type="string" calcext:value-type="string" table:number-columns-spanned="2" table:number-rows-spanned="1">
            <text:p>Max felvehető HM:</text:p>
          </table:table-cell>
          <table:covered-table-cell table:style-name="ce496"/>
          <table:table-cell table:style-name="ce974" table:content-validation-name="val165" table:formula="of:=([Data.C18]+ [$Alapértékek.C20])*[Alapértékek.D8]" office:value-type="float" office:value="70" calcext:value-type="float">
            <text:p>70 HM</text:p>
          </table:table-cell>
          <table:table-cell table:style-name="ce496" table:number-columns-repeated="3"/>
          <table:table-cell table:style-name="Default" table:number-columns-repeated="4"/>
          <table:table-cell table:style-name="ce633"/>
          <table:table-cell table:style-name="ce496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3" office:value-type="float" office:value="13" calcext:value-type="float">
            <text:p>13</text:p>
          </table:table-cell>
          <table:table-cell table:style-name="ce700" table:content-validation-name="val119" office:value-type="float" office:value="20" calcext:value-type="float">
            <text:p>20</text:p>
          </table:table-cell>
          <table:table-cell table:style-name="ce700" table:content-validation-name="val132" table:formula="of:=2*([Alapértékek.$C$18]+[Alapértékek.$C$20]+[Alapértékek.$C$21])" office:value-type="float" office:value="16" calcext:value-type="float">
            <text:p>16</text:p>
          </table:table-cell>
          <table:table-cell table:style-name="ce776" table:content-validation-name="val139" table:formula="of:=[.C5]+[.B5]+[.D5]" office:value-type="float" office:value="49" calcext:value-type="float">
            <text:p>49</text:p>
          </table:table-cell>
          <table:table-cell table:style-name="ce496" table:number-columns-repeated="5"/>
          <table:table-cell/>
          <table:table-cell table:style-name="ce496"/>
          <table:table-cell table:style-name="Default" table:number-columns-repeated="4"/>
          <table:table-cell table:style-name="ce633"/>
          <table:table-cell table:style-name="ce496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4" office:value-type="float" office:value="10" calcext:value-type="float">
            <text:p>10</text:p>
          </table:table-cell>
          <table:table-cell table:style-name="ce700" table:content-validation-name="val119" office:value-type="float" office:value="120" calcext:value-type="float">
            <text:p>120</text:p>
          </table:table-cell>
          <table:table-cell table:style-name="ce700" table:content-validation-name="val133" table:formula="of:=2*([Alapértékek.$C$20]+[Alapértékek.$C$21])" office:value-type="float" office:value="14" calcext:value-type="float">
            <text:p>14</text:p>
          </table:table-cell>
          <table:table-cell table:style-name="ce776" table:content-validation-name="val140" table:formula="of:=[.C6]+[.B6]+[.D6]" office:value-type="float" office:value="144" calcext:value-type="float">
            <text:p>144</text:p>
          </table:table-cell>
          <table:table-cell table:style-name="ce496" table:number-columns-repeated="5"/>
          <table:table-cell/>
          <table:table-cell table:style-name="ce496"/>
          <table:table-cell table:style-name="Default" table:number-columns-repeated="4"/>
          <table:table-cell table:style-name="ce633"/>
          <table:table-cell table:style-name="ce496"/>
          <table:table-cell table:number-columns-repeated="238"/>
        </table:table-row>
        <table:table-row table:style-name="ro5">
          <table:table-cell table:style-name="ce496" table:number-columns-repeated="6"/>
          <table:table-cell table:style-name="ce741" office:value-type="string" calcext:value-type="string" table:number-columns-spanned="2" table:number-rows-spanned="1">
            <text:p>Össz felvett CM:</text:p>
          </table:table-cell>
          <table:covered-table-cell table:style-name="ce496"/>
          <table:table-cell table:style-name="ce792" table:content-validation-name="val106" table:formula="of:=[.B8]" office:value-type="float" office:value="15" calcext:value-type="float">
            <text:p>15 HM</text:p>
          </table:table-cell>
          <table:table-cell table:style-name="ce496"/>
          <table:table-cell/>
          <table:table-cell table:style-name="ce496"/>
          <table:table-cell table:style-name="Default" table:number-columns-repeated="4"/>
          <table:table-cell table:style-name="ce633"/>
          <table:table-cell table:style-name="ce49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5" office:value-type="float" office:value="15" calcext:value-type="float">
            <text:p>15</text:p>
          </table:table-cell>
          <table:table-cell table:style-name="ce700" table:content-validation-name="val120" table:formula="of:=[Data.C15]" office:value-type="float" office:value="-30" calcext:value-type="float">
            <text:p>-30</text:p>
          </table:table-cell>
          <table:table-cell table:style-name="ce507" table:content-validation-name="val134" table:formula="of:=2*[Alapértékek.C24]" office:value-type="float" office:value="2" calcext:value-type="float">
            <text:p>2</text:p>
          </table:table-cell>
          <table:table-cell table:style-name="ce776" table:content-validation-name="val141" table:formula="of:=[.C8]+[.B8]+[.D8]" office:value-type="float" office:value="-13" calcext:value-type="float">
            <text:p>-13</text:p>
          </table:table-cell>
          <table:table-cell table:style-name="ce496"/>
          <table:table-cell table:style-name="ce741" office:value-type="string" calcext:value-type="string" table:number-columns-spanned="2" table:number-rows-spanned="1">
            <text:p>Max felvehető CM:</text:p>
          </table:table-cell>
          <table:covered-table-cell table:style-name="ce496"/>
          <table:table-cell table:style-name="ce974" table:content-validation-name="val166" table:formula="of:=[Data.C21]*[Alapértékek.$D$8]" office:value-type="float" office:value="28" calcext:value-type="float">
            <text:p>28 HM</text:p>
          </table:table-cell>
          <table:table-cell table:style-name="ce496" table:number-columns-repeated="3"/>
          <table:table-cell table:style-name="Default" table:number-columns-repeated="4"/>
          <table:table-cell table:style-name="ce633"/>
          <table:table-cell table:style-name="ce496"/>
          <table:table-cell table:number-columns-repeated="238"/>
        </table:table-row>
        <table:table-row table:style-name="ro2">
          <table:table-cell table:style-name="ce496" table:number-columns-spanned="9" table:number-rows-spanned="1"/>
          <table:covered-table-cell table:number-columns-repeated="5" table:style-name="ce625"/>
          <table:covered-table-cell table:number-columns-repeated="3" table:style-name="ce496"/>
          <table:table-cell table:style-name="ce496" table:number-columns-repeated="3"/>
          <table:table-cell table:style-name="Default" table:number-columns-repeated="4"/>
          <table:table-cell table:style-name="ce633"/>
          <table:table-cell table:style-name="ce496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6" table:formula="of:=[Alapértékek.E10]" office:value-type="float" office:value="0" calcext:value-type="float">
            <text:p>0</text:p>
          </table:table-cell>
          <table:table-cell table:style-name="ce496"/>
          <table:table-cell table:style-name="ce741" office:value-type="string" calcext:value-type="string">
            <text:p>KP HM-re:</text:p>
          </table:table-cell>
          <table:table-cell table:style-name="ce1132" table:content-validation-name="val142" table:formula="of:=[.I3]*[Data.C17]+[.I7]*[Data.C20]" office:value-type="float" office:value="76" calcext:value-type="float">
            <text:p>76 KP</text:p>
          </table:table-cell>
          <table:table-cell table:style-name="ce496"/>
          <table:table-cell table:style-name="ce741" office:value-type="string" calcext:value-type="string" table:number-columns-spanned="2" table:number-rows-spanned="1">
            <text:p>Átlag HM</text:p>
          </table:table-cell>
          <table:covered-table-cell table:style-name="ce496"/>
          <table:table-cell table:style-name="ce793" table:content-validation-name="val167" table:formula="of:=(([.I3]+[.I7])/[Alapértékek.D8])" office:value-type="float" office:value="5.42857142857143" calcext:value-type="float">
            <text:p>5,43 HM</text:p>
          </table:table-cell>
          <table:table-cell table:style-name="ce496" table:number-columns-repeated="3"/>
          <table:table-cell table:style-name="Default" table:number-columns-repeated="4"/>
          <table:table-cell table:style-name="ce633"/>
          <table:table-cell table:style-name="ce496"/>
          <table:table-cell table:number-columns-repeated="238"/>
        </table:table-row>
        <table:table-row table:style-name="ro2">
          <table:table-cell table:style-name="ce500"/>
          <table:table-cell table:style-name="ce500" table:number-columns-spanned="6" table:number-rows-spanned="1"/>
          <table:covered-table-cell table:number-columns-repeated="5" table:style-name="ce500"/>
          <table:table-cell table:style-name="ce500" table:number-columns-repeated="5"/>
          <table:table-cell table:style-name="Default" table:number-columns-repeated="5"/>
          <table:table-cell table:style-name="ce500"/>
          <table:table-cell table:number-columns-repeated="23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96"/>
          <table:table-cell/>
          <table:table-cell table:style-name="ce496"/>
          <table:table-cell table:style-name="Default" table:number-columns-repeated="5"/>
          <table:table-cell table:style-name="ce496"/>
          <table:table-cell table:number-columns-repeated="23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01" table:content-validation-name="val121" office:value-type="string" calcext:value-type="string">
            <text:p>Szint</text:p>
          </table:table-cell>
          <table:table-cell table:style-name="ce701" office:value-type="string" calcext:value-type="string">
            <text:p>KÉ</text:p>
          </table:table-cell>
          <table:table-cell table:style-name="ce701" office:value-type="string" calcext:value-type="string">
            <text:p>TÉ/CÉ</text:p>
          </table:table-cell>
          <table:table-cell table:style-name="ce701" office:value-type="string" calcext:value-type="string">
            <text:p>VÉ</text:p>
          </table:table-cell>
          <table:table-cell table:style-name="ce701" table:content-validation-name="val152" office:value-type="string" calcext:value-type="string">
            <text:p>Harckeret</text:p>
          </table:table-cell>
          <table:table-cell table:style-name="ce70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9]" office:value-type="float" office:value="5" calcext:value-type="float">
            <text:p>5</text:p>
          </table:table-cell>
          <table:table-cell table:style-name="ce618" table:content-validation-name="val106" table:formula="of:=VLOOKUP([.$C14];harcmodorok;2)+[.$E$4]" office:value-type="float" office:value="28" calcext:value-type="float">
            <text:p>28</text:p>
          </table:table-cell>
          <table:table-cell table:style-name="ce618" table:content-validation-name="val106" table:formula="of:=VLOOKUP([.$C14];harcmodorok;3)+[.$E$5]" office:value-type="float" office:value="55" calcext:value-type="float">
            <text:p>55</text:p>
          </table:table-cell>
          <table:table-cell table:style-name="ce618" table:content-validation-name="val106" table:formula="of:=VLOOKUP([.$C14];harcmodorok;4)+[.$E$6]" office:value-type="float" office:value="150" calcext:value-type="float">
            <text:p>150</text:p>
          </table:table-cell>
          <table:table-cell table:style-name="ce618" table:content-validation-name="val152" table:formula="of:=[.C14]+[Alapértékek.$C$21]" office:value-type="float" office:value="8" calcext:value-type="float">
            <text:p>8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496" table:number-columns-repeated="3"/>
          <table:table-cell table:style-name="Default" table:number-columns-repeated="5"/>
          <table:table-cell table:style-name="ce49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20]" office:value-type="float" office:value="6" calcext:value-type="float">
            <text:p>6</text:p>
          </table:table-cell>
          <table:table-cell table:style-name="ce618" table:content-validation-name="val106" table:formula="of:=VLOOKUP([.$C15];harcmodorok;2)+[.$E$4]" office:value-type="float" office:value="29" calcext:value-type="float">
            <text:p>29</text:p>
          </table:table-cell>
          <table:table-cell table:style-name="ce618" table:content-validation-name="val106" table:formula="of:=VLOOKUP([.$C15];harcmodorok;3)+[.$E$5]" office:value-type="float" office:value="58" calcext:value-type="float">
            <text:p>58</text:p>
          </table:table-cell>
          <table:table-cell table:style-name="ce618" table:content-validation-name="val106" table:formula="of:=VLOOKUP([.$C15];harcmodorok;4)+[.$E$6]" office:value-type="float" office:value="153" calcext:value-type="float">
            <text:p>153</text:p>
          </table:table-cell>
          <table:table-cell table:style-name="ce618" table:content-validation-name="val152" table:formula="of:=[.C15]+[Alapértékek.$C$21]" office:value-type="float" office:value="9" calcext:value-type="float">
            <text:p>9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496" table:number-columns-repeated="3"/>
          <table:table-cell table:style-name="Default" table:number-columns-repeated="5"/>
          <table:table-cell table:style-name="ce49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106" table:formula="of:=VLOOKUP([.$C16];harcmodorok;2)+[.$E$4]" office:value-type="float" office:value="6" calcext:value-type="float">
            <text:p>6</text:p>
          </table:table-cell>
          <table:table-cell table:style-name="ce618" table:content-validation-name="val106" table:formula="of:=VLOOKUP([.$C16];harcmodorok;3)+[.$E$5]" office:value-type="float" office:value="19" calcext:value-type="float">
            <text:p>19</text:p>
          </table:table-cell>
          <table:table-cell table:style-name="ce618" table:content-validation-name="val106" table:formula="of:=VLOOKUP([.$C16];harcmodorok;4)+[.$E$6]" office:value-type="float" office:value="114" calcext:value-type="float">
            <text:p>114</text:p>
          </table:table-cell>
          <table:table-cell table:style-name="ce618" table:content-validation-name="val152" table:formula="of:=[.C16]+[Alapértékek.$C$21]" office:value-type="float" office:value="3" calcext:value-type="float">
            <text:p>3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496" table:number-columns-repeated="3"/>
          <table:table-cell table:style-name="Default" table:number-columns-repeated="5"/>
          <table:table-cell table:style-name="ce49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22]" office:value-type="float" office:value="0" calcext:value-type="float">
            <text:p>0</text:p>
          </table:table-cell>
          <table:table-cell table:style-name="ce618" table:content-validation-name="val106" table:formula="of:=VLOOKUP([.$C17];harcmodorok;2)+[.$E$4]" office:value-type="float" office:value="6" calcext:value-type="float">
            <text:p>6</text:p>
          </table:table-cell>
          <table:table-cell table:style-name="ce618" table:content-validation-name="val106" table:formula="of:=VLOOKUP([.$C17];harcmodorok;3)+[.$E$5]" office:value-type="float" office:value="19" calcext:value-type="float">
            <text:p>19</text:p>
          </table:table-cell>
          <table:table-cell table:style-name="ce618" table:content-validation-name="val106" table:formula="of:=VLOOKUP([.$C17];harcmodorok;4)+[.$E$6]" office:value-type="float" office:value="114" calcext:value-type="float">
            <text:p>114</text:p>
          </table:table-cell>
          <table:table-cell table:style-name="ce618" table:content-validation-name="val152" table:formula="of:=[.C17]+[Alapértékek.$C$21]" office:value-type="float" office:value="3" calcext:value-type="float">
            <text:p>3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106" table:formula="of:=VLOOKUP([.$C18];harcmodorok;2)+[.$E$4]" office:value-type="float" office:value="6" calcext:value-type="float">
            <text:p>6</text:p>
          </table:table-cell>
          <table:table-cell table:style-name="ce618" table:content-validation-name="val106" table:formula="of:=VLOOKUP([.$C18];harcmodorok;3)+[.$E$8]" office:value-type="float" office:value="-43" calcext:value-type="float">
            <text:p>-43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2" table:formula="of:=[.C18]+[Alapértékek.$C$21]" office:value-type="float" office:value="3" calcext:value-type="float">
            <text:p>3</text:p>
          </table:table-cell>
          <table:table-cell table:style-name="ce759" table:content-validation-name="val106" table:formula="of:=VLOOKUP([.$C18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06"/>
          <table:table-cell table:style-name="ce496" table:number-columns-repeated="3"/>
          <table:table-cell table:style-name="Default" table:number-columns-repeated="5"/>
          <table:table-cell table:style-name="ce49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5]" office:value-type="float" office:value="0" calcext:value-type="float">
            <text:p>0</text:p>
          </table:table-cell>
          <table:table-cell table:style-name="ce618" table:content-validation-name="val106" table:formula="of:=VLOOKUP([.$C19];harcmodorok;2)+[.$E$4]" office:value-type="float" office:value="6" calcext:value-type="float">
            <text:p>6</text:p>
          </table:table-cell>
          <table:table-cell table:style-name="ce618" table:content-validation-name="val106" table:formula="of:=VLOOKUP([.$C19];harcmodorok;3)+[.$E$8]" office:value-type="float" office:value="-43" calcext:value-type="float">
            <text:p>-43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2" table:formula="of:=[.C19]+[Alapértékek.$C$21]" office:value-type="float" office:value="3" calcext:value-type="float">
            <text:p>3</text:p>
          </table:table-cell>
          <table:table-cell table:style-name="ce759" table:content-validation-name="val106" table:formula="of:=VLOOKUP([.$C19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06"/>
          <table:table-cell table:style-name="ce496" table:number-columns-repeated="3"/>
          <table:table-cell table:style-name="Default" table:number-columns-repeated="5"/>
          <table:table-cell table:style-name="ce49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6]" office:value-type="float" office:value="0" calcext:value-type="float">
            <text:p>0</text:p>
          </table:table-cell>
          <table:table-cell table:style-name="ce618" table:content-validation-name="val106" table:formula="of:=VLOOKUP([.$C20];harcmodorok;2)+[.$E$4]" office:value-type="float" office:value="6" calcext:value-type="float">
            <text:p>6</text:p>
          </table:table-cell>
          <table:table-cell table:style-name="ce618" table:content-validation-name="val106" table:formula="of:=VLOOKUP([.$C20];harcmodorok;3)+[.$E$8]" office:value-type="float" office:value="-43" calcext:value-type="float">
            <text:p>-43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2" table:formula="of:=[.C20]+[Alapértékek.$C$21]" office:value-type="float" office:value="3" calcext:value-type="float">
            <text:p>3</text:p>
          </table:table-cell>
          <table:table-cell table:style-name="ce759" table:content-validation-name="val106" table:formula="of:=VLOOKUP([.$C20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06"/>
          <table:table-cell table:style-name="ce496" table:number-columns-repeated="3"/>
          <table:table-cell table:style-name="Default" table:number-columns-repeated="5"/>
          <table:table-cell table:style-name="ce49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1" table:formula="of:=[Alapértékek.$J28]" office:value-type="float" office:value="7" calcext:value-type="float">
            <text:p>7</text:p>
          </table:table-cell>
          <table:table-cell table:style-name="ce618" table:content-validation-name="val106" table:formula="of:=VLOOKUP([.$C21];harcmodorok;2)+[.$E$4]" office:value-type="float" office:value="30" calcext:value-type="float">
            <text:p>30</text:p>
          </table:table-cell>
          <table:table-cell table:style-name="ce618" table:content-validation-name="val106" table:formula="of:=VLOOKUP([.$C21];harcmodorok;3)+[.$E$8]" office:value-type="float" office:value="-1" calcext:value-type="float">
            <text:p>-1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2" table:formula="of:=[.C21]+[Alapértékek.$C$21]" office:value-type="float" office:value="10" calcext:value-type="float">
            <text:p>10</text:p>
          </table:table-cell>
          <table:table-cell table:style-name="ce759" table:content-validation-name="val106" table:formula="of:=VLOOKUP([.$C21];harcmodorok;4)+[.$E$8]" office:value-type="float" office:value="-1" calcext:value-type="float" table:number-columns-spanned="2" table:number-rows-spanned="1">
            <text:p>-1</text:p>
          </table:table-cell>
          <table:covered-table-cell table:style-name="ce797" table:content-validation-name="val106"/>
          <table:table-cell table:style-name="ce496" table:number-columns-repeated="2"/>
          <table:table-cell/>
          <table:table-cell table:style-name="Default" table:number-columns-repeated="5"/>
          <table:table-cell table:style-name="ce496"/>
          <table:table-cell table:number-columns-repeated="238"/>
        </table:table-row>
        <table:table-row table:style-name="ro8">
          <table:table-cell table:style-name="ce500" table:number-columns-spanned="9" table:number-rows-spanned="1"/>
          <table:covered-table-cell table:number-columns-repeated="7" table:style-name="ce500"/>
          <table:covered-table-cell table:style-name="ce990"/>
          <table:table-cell table:style-name="ce500"/>
          <table:table-cell table:style-name="ce840"/>
          <table:table-cell/>
          <table:table-cell table:style-name="Default" table:number-columns-repeated="5"/>
          <table:table-cell table:style-name="ce500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34"/>
          <table:covered-table-cell table:number-columns-repeated="5" table:style-name="ce580"/>
          <table:covered-table-cell table:style-name="ce634"/>
          <table:covered-table-cell table:style-name="ce84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96"/>
          <table:table-cell table:number-columns-repeated="238"/>
        </table:table-row>
        <table:table-row table:style-name="ro2">
          <table:table-cell table:style-name="ce517" table:content-validation-name="val60" office:value-type="string" calcext:value-type="string">
            <text:p>Fegyver</text:p>
          </table:table-cell>
          <table:table-cell table:style-name="ce635" table:content-validation-name="val60" office:value-type="string" calcext:value-type="string">
            <text:p>Sebesség</text:p>
          </table:table-cell>
          <table:table-cell table:style-name="ce704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04" office:value-type="string" calcext:value-type="string">
            <text:p>SP</text:p>
          </table:table-cell>
          <table:table-cell table:style-name="ce704" office:value-type="string" calcext:value-type="string" table:number-columns-spanned="2" table:number-rows-spanned="1">
            <text:p>Komment</text:p>
          </table:table-cell>
          <table:covered-table-cell table:style-name="ce639"/>
          <table:table-cell table:style-name="ce500"/>
          <table:table-cell table:style-name="ce840"/>
          <table:table-cell/>
          <table:table-cell table:style-name="Default" table:number-columns-repeated="5"/>
          <table:table-cell table:style-name="ce496"/>
          <table:table-cell table:number-columns-repeated="238"/>
        </table:table-row>
        <table:table-row table:style-name="ro1">
          <table:table-cell table:style-name="ce442" table:content-validation-name="val93" office:value-type="string" calcext:value-type="string">
            <text:p>Puszta kéz</text:p>
          </table:table-cell>
          <table:table-cell table:style-name="ce512" table:content-validation-name="val107" table:formula="of:=IFNA(VLOOKUP([.$A25];kezifegyverek_all;12;0);[Data.$C$32])" office:value-type="float" office:value="5" calcext:value-type="float">
            <text:p>5</text:p>
          </table:table-cell>
          <table:table-cell table:style-name="ce705" table:content-validation-name="val123" office:value-type="float" office:value="0" calcext:value-type="float">
            <text:p>0</text:p>
          </table:table-cell>
          <table:table-cell table:style-name="ce853" table:content-validation-name="val106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6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6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3" table:formula="of:=(VLOOKUP([.$A25];kezifegyverek_all;3;0)+([.$C25]*[Data.$V$6])+[Data.$C$34])&amp;&quot; &quot;&amp;VLOOKUP([.$A25];kezifegyverek_all;4;0)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25"/>
          <table:table-cell table:style-name="Default" table:number-columns-repeated="4"/>
          <table:table-cell table:style-name="ce633"/>
          <table:table-cell table:style-name="ce496"/>
          <table:table-cell table:number-columns-repeated="238"/>
        </table:table-row>
        <table:table-row table:style-name="ro1">
          <table:table-cell table:style-name="ce528" table:content-validation-name="val94" office:value-type="string" calcext:value-type="string">
            <text:p>Tőr</text:p>
          </table:table-cell>
          <table:table-cell table:style-name="ce512" table:content-validation-name="val107" table:formula="of:=IFNA(VLOOKUP([.$A26];kezifegyverek_all;12;0);[Data.$C$32])" office:value-type="float" office:value="5" calcext:value-type="float">
            <text:p>5</text:p>
          </table:table-cell>
          <table:table-cell table:style-name="ce705" table:content-validation-name="val123" office:value-type="float" office:value="0" calcext:value-type="float">
            <text:p>0</text:p>
          </table:table-cell>
          <table:table-cell table:style-name="ce853" table:content-validation-name="val106" table:formula="of:=IFERROR(VLOOKUP([.$A26];kezifegyverek_all;9;0)+[.$C26]*[Data.$S$6];[Data.$C$32])" office:value-type="float" office:value="2" calcext:value-type="float">
            <text:p>2</text:p>
          </table:table-cell>
          <table:table-cell table:style-name="ce853" table:content-validation-name="val106" table:formula="of:=IFERROR(VLOOKUP([.$A26];kezifegyverek_all;10;0)+[.$C26]*[Data.$S$6];[Data.$C$32])" office:value-type="float" office:value="4" calcext:value-type="float">
            <text:p>4</text:p>
          </table:table-cell>
          <table:table-cell table:style-name="ce853" table:content-validation-name="val106" table:formula="of:=IFERROR(VLOOKUP([.$A26];kezifegyverek_all;11;0)+[.$C26]*[Data.$S$6];[Data.$C$32])" office:value-type="float" office:value="4" calcext:value-type="float">
            <text:p>4</text:p>
          </table:table-cell>
          <table:table-cell table:style-name="ce853" table:content-validation-name="val154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2 S/V" calcext:value-type="string">
            <text:p>2 S/V</text:p>
          </table:table-cell>
          <table:table-cell table:style-name="ce947" table:content-validation-name="val60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25" table:number-columns-repeated="2"/>
          <table:table-cell table:style-name="ce633"/>
          <table:table-cell table:style-name="ce496"/>
          <table:table-cell table:number-columns-repeated="238"/>
        </table:table-row>
        <table:table-row table:style-name="ro9">
          <table:table-cell table:style-name="ce531" table:content-validation-name="val94" office:value-type="string" calcext:value-type="string">
            <text:p>Kard, hosszú</text:p>
          </table:table-cell>
          <table:table-cell table:style-name="ce512" table:content-validation-name="val107" table:formula="of:=IFNA(VLOOKUP([.$A27];kezifegyverek_all;12;0);[Data.$C$32])" office:value-type="float" office:value="6" calcext:value-type="float">
            <text:p>6</text:p>
          </table:table-cell>
          <table:table-cell table:style-name="ce705" table:content-validation-name="val123" office:value-type="float" office:value="0" calcext:value-type="float">
            <text:p>0</text:p>
          </table:table-cell>
          <table:table-cell table:style-name="ce853" table:content-validation-name="val106" table:formula="of:=IFERROR(VLOOKUP([.$A27];kezifegyverek_all;9;0)+[.$C27]*[Data.$S$6];[Data.$C$32])" office:value-type="float" office:value="6" calcext:value-type="float">
            <text:p>6</text:p>
          </table:table-cell>
          <table:table-cell table:style-name="ce853" table:content-validation-name="val106" table:formula="of:=IFERROR(VLOOKUP([.$A27];kezifegyverek_all;10;0)+[.$C27]*[Data.$S$6];[Data.$C$32])" office:value-type="float" office:value="12" calcext:value-type="float">
            <text:p>12</text:p>
          </table:table-cell>
          <table:table-cell table:style-name="ce853" table:content-validation-name="val106" table:formula="of:=IFERROR(VLOOKUP([.$A27];kezifegyverek_all;11;0)+[.$C27]*[Data.$S$6];[Data.$C$32])" office:value-type="float" office:value="12" calcext:value-type="float">
            <text:p>12</text:p>
          </table:table-cell>
          <table:table-cell table:style-name="ce853" table:content-validation-name="val154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5  V/S" calcext:value-type="string">
            <text:p>5 <text:s/>V/S</text:p>
          </table:table-cell>
          <table:table-cell table:style-name="ce947" table:formula="of:=COM.MICROSOFT.CONCAT(IF(VLOOKUP([.$A27];kezifegyverek_all;7;0)=1;&quot;MK szabály!&quot;;&quot;&quot;); VLOOKUP([.$A27];kezifegyverek_all;14;0))" office:value-type="string" office:string-value="Nem éri meg, mert a másfélkezes sokkal jobb mindenben és nincs hátránya" calcext:value-type="string" table:number-columns-spanned="2" table:number-rows-spanned="1">
            <text:p>Nem éri meg, mert a másfélkezes sokkal jobb mindenben és nincs hátránya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5" table:number-columns-repeated="2"/>
          <table:table-cell table:style-name="ce633"/>
          <table:table-cell table:style-name="ce496"/>
          <table:table-cell table:number-columns-repeated="238"/>
        </table:table-row>
        <table:table-row table:style-name="ro1">
          <table:table-cell table:style-name="ce528" table:content-validation-name="val94" office:value-type="string" calcext:value-type="string">
            <text:p><text:s/>__</text:p>
          </table:table-cell>
          <table:table-cell table:style-name="ce512" table:content-validation-name="val107" table:formula="of:=IFNA(VLOOKUP([.$A28];kezifegyverek_all;12;0);[Data.$C$32])" office:value-type="string" office:string-value="N/A" calcext:value-type="string">
            <text:p>N/A</text:p>
          </table:table-cell>
          <table:table-cell table:style-name="ce705" table:content-validation-name="val123" office:value-type="float" office:value="0" calcext:value-type="float">
            <text:p>0</text:p>
          </table:table-cell>
          <table:table-cell table:style-name="ce853" table:content-validation-name="val106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47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5" table:number-columns-repeated="2"/>
          <table:table-cell table:style-name="ce633"/>
          <table:table-cell table:style-name="ce496"/>
          <table:table-cell table:number-columns-repeated="238"/>
        </table:table-row>
        <table:table-row table:style-name="ro1">
          <table:table-cell table:style-name="ce528" table:content-validation-name="val94" office:value-type="string" calcext:value-type="string">
            <text:p><text:s/>__</text:p>
          </table:table-cell>
          <table:table-cell table:style-name="ce512" table:content-validation-name="val107" table:formula="of:=IFNA(VLOOKUP([.$A29];kezifegyverek_all;12;0);[Data.$C$32])" office:value-type="string" office:string-value="N/A" calcext:value-type="string">
            <text:p>N/A</text:p>
          </table:table-cell>
          <table:table-cell table:style-name="ce705" table:content-validation-name="val123" office:value-type="float" office:value="0" calcext:value-type="float">
            <text:p>0</text:p>
          </table:table-cell>
          <table:table-cell table:style-name="ce853" table:content-validation-name="val106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47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5" table:number-columns-repeated="2"/>
          <table:table-cell table:style-name="ce633"/>
          <table:table-cell table:style-name="ce496"/>
          <table:table-cell table:number-columns-repeated="238"/>
        </table:table-row>
        <table:table-row table:style-name="ro1">
          <table:table-cell table:style-name="ce528" table:content-validation-name="val94" office:value-type="string" calcext:value-type="string">
            <text:p><text:s/>__</text:p>
          </table:table-cell>
          <table:table-cell table:style-name="ce512" table:content-validation-name="val107" table:formula="of:=IFNA(VLOOKUP([.$A30];kezifegyverek_all;12;0);[Data.$C$32])" office:value-type="string" office:string-value="N/A" calcext:value-type="string">
            <text:p>N/A</text:p>
          </table:table-cell>
          <table:table-cell table:style-name="ce705" table:content-validation-name="val123" office:value-type="float" office:value="0" calcext:value-type="float">
            <text:p>0</text:p>
          </table:table-cell>
          <table:table-cell table:style-name="ce853" table:content-validation-name="val106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47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5" table:number-columns-repeated="2"/>
          <table:table-cell table:style-name="ce633"/>
          <table:table-cell table:style-name="ce496"/>
          <table:table-cell table:number-columns-repeated="238"/>
        </table:table-row>
        <table:table-row table:style-name="ro2">
          <table:table-cell table:style-name="ce532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53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5" table:formula="of:=[$Data.$C$34]" office:value-type="float" office:value="1" calcext:value-type="float">
            <text:p>1</text:p>
          </table:table-cell>
          <table:table-cell table:style-name="ce532" table:number-columns-spanned="2" table:number-rows-spanned="1"/>
          <table:covered-table-cell table:style-name="ce532"/>
          <table:table-cell table:style-name="ce835"/>
          <table:table-cell table:style-name="Default" table:number-columns-repeated="3"/>
          <table:table-cell/>
          <table:table-cell table:style-name="ce625" table:number-columns-repeated="2"/>
          <table:table-cell table:style-name="ce633"/>
          <table:table-cell table:style-name="ce49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39"/>
          <table:table-cell table:style-name="ce500"/>
          <table:table-cell table:style-name="Default" table:number-columns-repeated="3"/>
          <table:table-cell table:style-name="ce840"/>
          <table:table-cell table:style-name="ce625" table:number-columns-repeated="2"/>
          <table:table-cell table:style-name="ce633"/>
          <table:table-cell table:style-name="ce496"/>
          <table:table-cell table:number-columns-repeated="238"/>
        </table:table-row>
        <table:table-row table:style-name="ro2">
          <table:table-cell table:style-name="ce517" table:content-validation-name="val95" office:value-type="string" calcext:value-type="string">
            <text:p>Távolsági fegyver</text:p>
          </table:table-cell>
          <table:table-cell table:style-name="ce635" table:content-validation-name="val60" office:value-type="string" calcext:value-type="string">
            <text:p>Sebesség</text:p>
          </table:table-cell>
          <table:table-cell table:style-name="ce704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04" office:value-type="string" calcext:value-type="string">
            <text:p>SP</text:p>
          </table:table-cell>
          <table:table-cell table:style-name="ce704" office:value-type="string" calcext:value-type="string" table:number-columns-spanned="2" table:number-rows-spanned="1">
            <text:p>Hatótáv + Komment</text:p>
          </table:table-cell>
          <table:covered-table-cell table:style-name="ce639"/>
          <table:table-cell table:style-name="ce500"/>
          <table:table-cell table:style-name="Default" table:number-columns-repeated="3"/>
          <table:table-cell table:style-name="ce840"/>
          <table:table-cell table:style-name="ce496"/>
          <table:table-cell table:style-name="ce625"/>
          <table:table-cell table:style-name="ce633"/>
          <table:table-cell table:style-name="ce496"/>
          <table:table-cell table:number-columns-repeated="238"/>
        </table:table-row>
        <table:table-row table:style-name="ro1">
          <table:table-cell table:style-name="ce528" table:content-validation-name="val96"/>
          <table:table-cell table:style-name="ce512" table:content-validation-name="val107" table:formula="of:=VLOOKUP([.$A34];tavolsagi_fegyverek_all;12;0)" office:value-type="string" office:string-value="" calcext:value-type="error">
            <text:p>#N/A</text:p>
          </table:table-cell>
          <table:table-cell table:style-name="ce705" table:content-validation-name="val124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6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496"/>
          <table:table-cell table:style-name="ce625"/>
          <table:table-cell table:style-name="ce633"/>
          <table:table-cell table:style-name="ce496"/>
          <table:table-cell table:number-columns-repeated="238"/>
        </table:table-row>
        <table:table-row table:style-name="ro1">
          <table:table-cell table:style-name="ce531" table:content-validation-name="val96"/>
          <table:table-cell table:style-name="ce512" table:content-validation-name="val107" table:formula="of:=VLOOKUP([.$A35];tavolsagi_fegyverek_all;12;0)" office:value-type="string" office:string-value="" calcext:value-type="error">
            <text:p>#N/A</text:p>
          </table:table-cell>
          <table:table-cell table:style-name="ce705" table:content-validation-name="val125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6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496"/>
          <table:table-cell table:style-name="ce625"/>
          <table:table-cell table:style-name="ce633"/>
          <table:table-cell table:style-name="ce49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25"/>
          <table:covered-table-cell/>
          <table:covered-table-cell table:style-name="ce496"/>
          <table:covered-table-cell table:style-name="ce794"/>
          <table:table-cell table:style-name="ce496"/>
          <table:table-cell table:style-name="Default" table:number-columns-repeated="3"/>
          <table:table-cell table:style-name="ce496" table:number-columns-repeated="2"/>
          <table:table-cell table:style-name="ce625"/>
          <table:table-cell table:style-name="ce633"/>
          <table:table-cell table:style-name="ce496"/>
          <table:table-cell table:number-columns-repeated="238"/>
        </table:table-row>
        <table:table-row table:style-name="ro10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9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96"/>
          <table:table-cell table:style-name="ce849"/>
          <table:table-cell table:style-name="ce625"/>
          <table:table-cell table:style-name="ce633"/>
          <table:table-cell table:style-name="ce496"/>
          <table:table-cell table:number-columns-repeated="238"/>
        </table:table-row>
        <table:table-row table:style-name="ro11">
          <table:table-cell table:style-name="ce557" table:content-validation-name="val9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34" table:content-validation-name="val108"/>
          <table:table-cell table:style-name="ce635" table:content-validation-name="val12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45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49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96"/>
          <table:table-cell table:style-name="ce849"/>
          <table:table-cell table:style-name="ce625"/>
          <table:table-cell table:style-name="ce633"/>
          <table:table-cell table:style-name="ce496"/>
          <table:table-cell table:number-columns-repeated="238"/>
        </table:table-row>
        <table:table-row table:style-name="ro12">
          <table:table-cell table:style-name="ce561" table:content-validation-name="val98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8"/>
          <table:table-cell table:style-name="ce1094" table:content-validation-name="val127" table:formula="of:=IF(ISNUMBER(VLOOKUP([.$A25];kezifegyverek_all;12;0));1+ROUNDDOWN(VLOOKUP(VLOOKUP([.$A25];kezifegyverek_all;13;0);harcmodor_harcertekek;7;0)/VLOOKUP([.$A25];kezifegyverek_all;12;0));[Data.$C$32])" office:value-type="float" office:value="2" calcext:value-type="float">
            <text:p>2</text:p>
          </table:table-cell>
          <table:table-cell table:style-name="ce1113" table:content-validation-name="val135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18" calcext:value-type="float">
            <text:p>18</text:p>
          </table:table-cell>
          <table:table-cell table:style-name="ce1113" table:content-validation-name="val135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45" calcext:value-type="float">
            <text:p>45</text:p>
          </table:table-cell>
          <table:table-cell table:style-name="ce1151" table:content-validation-name="val135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140" calcext:value-type="float">
            <text:p>140</text:p>
          </table:table-cell>
          <table:table-cell table:style-name="ce1178" table:content-validation-name="val157" table:formula="of:=[.G25]" office:value-type="string" office:string-value="-4 Z" calcext:value-type="string">
            <text:p>-4 Z</text:p>
          </table:table-cell>
          <table:table-cell table:style-name="ce951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9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96"/>
          <table:table-cell table:style-name="ce849"/>
          <table:table-cell table:style-name="ce625"/>
          <table:table-cell table:style-name="ce633"/>
          <table:table-cell table:style-name="ce496"/>
          <table:table-cell table:number-columns-repeated="238"/>
        </table:table-row>
        <table:table-row table:style-name="ro12">
          <table:table-cell table:style-name="ce563" table:content-validation-name="val99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99"/>
          <table:table-cell table:style-name="ce1094" table:content-validation-name="val127" table:formula="of:=IF(ISNUMBER(VLOOKUP([.$A26];kezifegyverek_all;12;0));1+ROUNDDOWN(VLOOKUP(VLOOKUP([.$A26];kezifegyverek_all;13;0);harcmodor_harcertekek;7;0)/VLOOKUP([.$A26];kezifegyverek_all;12;0));[Data.$C$32])" office:value-type="float" office:value="2" calcext:value-type="float">
            <text:p>2</text:p>
          </table:table-cell>
          <table:table-cell table:style-name="ce1113" table:content-validation-name="val135" table:formula="of:=IF(ISNUMBER([.D26]);IF(ISNA((VLOOKUP((VLOOKUP([.$A26];kezifegyverek_all;13;0));harcmodor_harcertekek;4;0)));&quot;nincs harcm&quot;;(VLOOKUP((VLOOKUP([.$A26];kezifegyverek_all;13;0));harcmodor_harcertekek;4;0)+[.$D26]));[Data.$C$32])" office:value-type="float" office:value="30" calcext:value-type="float">
            <text:p>30</text:p>
          </table:table-cell>
          <table:table-cell table:style-name="ce1113" table:content-validation-name="val135" table:formula="of:=IF(ISNUMBER([.E26]);IF(ISNA((VLOOKUP((VLOOKUP([.$A26];kezifegyverek_all;13;0));harcmodor_harcertekek;5;0)));&quot;nincs harcm&quot;;(VLOOKUP((VLOOKUP([.$A26];kezifegyverek_all;13;0));harcmodor_harcertekek;5;0)+[.$E26]));[Data.$C$32])" office:value-type="float" office:value="59" calcext:value-type="float">
            <text:p>59</text:p>
          </table:table-cell>
          <table:table-cell table:style-name="ce1151" table:content-validation-name="val135" table:formula="of:=IF(ISNUMBER([.F26]);IF(ISNA((VLOOKUP((VLOOKUP([.$A26];kezifegyverek_all;13;0));harcmodor_harcertekek;6;0)));&quot;nincs harcm&quot;;(VLOOKUP((VLOOKUP([.$A26];kezifegyverek_all;13;0));harcmodor_harcertekek;6;0)+[.$F26]));[Data.$C$32])" office:value-type="float" office:value="154" calcext:value-type="float">
            <text:p>154</text:p>
          </table:table-cell>
          <table:table-cell table:style-name="ce1094" table:content-validation-name="val154" table:formula="of:=[.G26]" office:value-type="string" office:string-value="2 S/V" calcext:value-type="string">
            <text:p>2 S/V</text:p>
          </table:table-cell>
          <table:table-cell table:style-name="ce932" table:number-columns-spanned="2" table:number-rows-spanned="1"/>
          <table:covered-table-cell table:style-name="ce977"/>
          <table:table-cell table:style-name="ce49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96"/>
          <table:table-cell table:style-name="ce849"/>
          <table:table-cell table:style-name="ce625"/>
          <table:table-cell table:style-name="ce633"/>
          <table:table-cell table:style-name="ce496"/>
          <table:table-cell table:number-columns-repeated="238"/>
        </table:table-row>
        <table:table-row table:style-name="ro12">
          <table:table-cell table:style-name="ce563" table:content-validation-name="val99" table:formula="of:=IF(LEN(VLOOKUP([.$A27];kezifegyverek_all;11;0))&gt;1;([.$A27]&amp;&quot; (&quot;&amp;VLOOKUP([.$A27];kezifegyverek_all;13;0)&amp;&quot;)&quot;);[.$A27])" office:value-type="string" office:string-value="Kard, hosszú (kardvívás)" calcext:value-type="string" table:number-columns-spanned="2" table:number-rows-spanned="1">
            <text:p>Kard, hosszú (kardvívás)</text:p>
          </table:table-cell>
          <table:covered-table-cell table:style-name="ce525" table:content-validation-name="val99"/>
          <table:table-cell table:style-name="ce1094" table:content-validation-name="val127" table:formula="of:=IF(ISNUMBER(VLOOKUP([.$A27];kezifegyverek_all;12;0));1+ROUNDDOWN(VLOOKUP(VLOOKUP([.$A27];kezifegyverek_all;13;0);harcmodor_harcertekek;7;0)/VLOOKUP([.$A27];kezifegyverek_all;12;0));[Data.$C$32])" office:value-type="float" office:value="2" calcext:value-type="float">
            <text:p>2</text:p>
          </table:table-cell>
          <table:table-cell table:style-name="ce1113" table:content-validation-name="val135" table:formula="of:=IF(ISNUMBER([.D27]);IF(ISNA((VLOOKUP((VLOOKUP([.$A27];kezifegyverek_all;13;0));harcmodor_harcertekek;4;0)));&quot;nincs harcm&quot;;(VLOOKUP((VLOOKUP([.$A27];kezifegyverek_all;13;0));harcmodor_harcertekek;4;0)+[.$D27]));[Data.$C$32])" office:value-type="float" office:value="35" calcext:value-type="float">
            <text:p>35</text:p>
          </table:table-cell>
          <table:table-cell table:style-name="ce1113" table:content-validation-name="val135" table:formula="of:=IF(ISNUMBER([.E27]);IF(ISNA((VLOOKUP((VLOOKUP([.$A27];kezifegyverek_all;13;0));harcmodor_harcertekek;5;0)));&quot;nincs harcm&quot;;(VLOOKUP((VLOOKUP([.$A27];kezifegyverek_all;13;0));harcmodor_harcertekek;5;0)+[.$E27]));[Data.$C$32])" office:value-type="float" office:value="70" calcext:value-type="float">
            <text:p>70</text:p>
          </table:table-cell>
          <table:table-cell table:style-name="ce1151" table:content-validation-name="val135" table:formula="of:=IF(ISNUMBER([.F27]);IF(ISNA((VLOOKUP((VLOOKUP([.$A27];kezifegyverek_all;13;0));harcmodor_harcertekek;6;0)));&quot;nincs harcm&quot;;(VLOOKUP((VLOOKUP([.$A27];kezifegyverek_all;13;0));harcmodor_harcertekek;6;0)+[.$F27]));[Data.$C$32])" office:value-type="float" office:value="165" calcext:value-type="float">
            <text:p>165</text:p>
          </table:table-cell>
          <table:table-cell table:style-name="ce1094" table:content-validation-name="val154" table:formula="of:=[.G27]" office:value-type="string" office:string-value="5  V/S" calcext:value-type="string">
            <text:p>5 <text:s/>V/S</text:p>
          </table:table-cell>
          <table:table-cell table:style-name="ce951" table:number-columns-spanned="2" table:number-rows-spanned="1"/>
          <table:covered-table-cell table:style-name="ce977"/>
          <table:table-cell table:style-name="ce49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96"/>
          <table:table-cell table:style-name="ce849"/>
          <table:table-cell table:style-name="ce625"/>
          <table:table-cell table:style-name="ce633"/>
          <table:table-cell table:style-name="ce496"/>
          <table:table-cell table:number-columns-repeated="238"/>
        </table:table-row>
        <table:table-row table:style-name="ro12">
          <table:table-cell table:style-name="ce563" table:content-validation-name="val99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4" table:formula="of:=[.G28]" office:value-type="string" office:string-value="N/A" calcext:value-type="string">
            <text:p>N/A</text:p>
          </table:table-cell>
          <table:table-cell table:style-name="ce951" table:number-columns-spanned="2" table:number-rows-spanned="1"/>
          <table:covered-table-cell table:style-name="ce977"/>
          <table:table-cell table:style-name="ce49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25"/>
          <table:table-cell table:style-name="ce633"/>
          <table:table-cell table:style-name="ce496"/>
          <table:table-cell table:number-columns-repeated="238"/>
        </table:table-row>
        <table:table-row table:style-name="ro12">
          <table:table-cell table:style-name="ce563" table:content-validation-name="val99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4" table:formula="of:=[.G29]" office:value-type="string" office:string-value="N/A" calcext:value-type="string">
            <text:p>N/A</text:p>
          </table:table-cell>
          <table:table-cell table:style-name="ce951" table:number-columns-spanned="2" table:number-rows-spanned="1"/>
          <table:covered-table-cell table:style-name="ce977"/>
          <table:table-cell table:style-name="ce49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25"/>
          <table:table-cell table:style-name="ce633"/>
          <table:table-cell table:style-name="ce496"/>
          <table:table-cell table:number-columns-repeated="238"/>
        </table:table-row>
        <table:table-row table:style-name="ro12">
          <table:table-cell table:style-name="ce563" table:content-validation-name="val99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4" table:formula="of:=[.G30]" office:value-type="string" office:string-value="N/A" calcext:value-type="string">
            <text:p>N/A</text:p>
          </table:table-cell>
          <table:table-cell table:style-name="ce951" table:number-columns-spanned="2" table:number-rows-spanned="1"/>
          <table:covered-table-cell table:style-name="ce979"/>
          <table:table-cell table:style-name="ce49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25"/>
          <table:table-cell table:style-name="ce633"/>
          <table:table-cell table:style-name="ce496"/>
          <table:table-cell table:number-columns-repeated="238"/>
        </table:table-row>
        <table:table-row table:style-name="ro12">
          <table:table-cell table:style-name="ce566" table:content-validation-name="val99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1095" table:content-validation-name="val127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5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5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5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6" table:formula="of:=[.G34]" office:value-type="string" office:string-value="N/A" calcext:value-type="string">
            <text:p>N/A</text:p>
          </table:table-cell>
          <table:table-cell table:style-name="ce933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9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25"/>
          <table:table-cell table:style-name="ce633"/>
          <table:table-cell table:style-name="ce496"/>
          <table:table-cell table:number-columns-repeated="238"/>
        </table:table-row>
        <table:table-row table:style-name="ro12">
          <table:table-cell table:style-name="ce568" table:content-validation-name="val99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1096" table:content-validation-name="val127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5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5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5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6" table:formula="of:=[.G35]" office:value-type="string" office:string-value="N/A" calcext:value-type="string">
            <text:p>N/A</text:p>
          </table:table-cell>
          <table:table-cell table:style-name="ce934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9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25"/>
          <table:table-cell table:style-name="ce633"/>
          <table:table-cell table:style-name="ce496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3" table:formula="of:=ROUNDUP([Alapértékek.$J$32]*[Alapértékek.$D$35]*0.5)" office:value-type="float" office:value="3" calcext:value-type="float">
            <text:p>3</text:p>
          </table:table-cell>
          <table:table-cell table:style-name="ce663" table:content-validation-name="val143" table:formula="of:=ROUNDUP([Alapértékek.$J$32]*[Alapértékek.$D$35]*0.5)" office:value-type="float" office:value="3" calcext:value-type="float">
            <text:p>3</text:p>
          </table:table-cell>
          <table:table-cell table:style-name="ce854" table:number-columns-spanned="3" table:number-rows-spanned="1"/>
          <table:covered-table-cell table:style-name="ce940"/>
          <table:covered-table-cell table:style-name="ce951"/>
          <table:table-cell table:style-name="ce49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25"/>
          <table:table-cell table:style-name="ce633"/>
          <table:table-cell table:style-name="ce496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8"/>
          <table:covered-table-cell table:style-name="ce940"/>
          <table:covered-table-cell table:style-name="ce976"/>
          <table:table-cell table:style-name="ce49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96"/>
          <table:table-cell table:number-columns-repeated="238"/>
        </table:table-row>
        <table:table-row table:style-name="ro12">
          <table:table-cell table:style-name="ce573" office:value-type="string" calcext:value-type="string">
            <text:p>Válassz pajzsot:</text:p>
          </table:table-cell>
          <table:table-cell table:style-name="ce651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8"/>
          <table:table-cell table:style-name="ce751" office:value-type="float" office:value="0" calcext:value-type="float">
            <text:p>0</text:p>
          </table:table-cell>
          <table:table-cell table:style-name="ce787" table:content-validation-name="val144" table:formula="of:=VLOOKUP([.$B$49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49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9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6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0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61" table:content-validation-name="val110" table:formula="of:=ROUNDUP([.I3]/[$Data.C36])" office:value-type="float" office:value="3" calcext:value-type="float">
            <text:p>3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61" table:content-validation-name="val145" table:formula="of:=[$Alapértékek.$J$23]" office:value-type="float" office:value="2" calcext:value-type="float">
            <text:p>2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0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00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1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70"/>
          <table:table-cell table:style-name="ce788" table:content-validation-name="val126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</text:p>
          </table:table-cell>
          <table:table-cell table:style-name="ce78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00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82" table:content-validation-name="val100" office:value-type="string" calcext:value-type="string">
            <text:p><text:s text:c="3"/>Elsődleges fegyver</text:p>
          </table:table-cell>
          <table:table-cell table:style-name="ce667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9"/>
          <table:table-cell table:style-name="ce629"/>
          <table:table-cell table:style-name="ce671" table:formula="of:=IF(ISNUMBER([.F58]/[.Q57])=1;(1+ROUNDDOWN([.F58]/[.Q57]));&quot;N/A&quot;)" office:value-type="string" office:string-value="N/A" calcext:value-type="string">
            <text:p>N/A</text:p>
          </table:table-cell>
          <table:table-cell table:style-name="ce695" table:formula="of:=VLOOKUP(VLOOKUP([.$B$55];kezifegyverek_all;13;0);harcmodor_harcertekek;4;0)+[.L$57]+[.L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5;0)+[.M$57]+[.M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6;0)+[.N$57]+[.N$62]" office:value-type="string" office:string-value="" calcext:value-type="error">
            <text:p>#N/A</text:p>
          </table:table-cell>
          <table:table-cell table:style-name="ce1007" table:content-validation-name="val168" table:formula="of:=COM.MICROSOFT.CONCAT([.O62];&quot; / &quot;; [.O57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82" table:content-validation-name="val100" office:value-type="string" calcext:value-type="string">
            <text:p><text:s text:c="3"/>Másodlagos fegyver</text:p>
          </table:table-cell>
          <table:table-cell table:style-name="ce667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9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56" office:value-type="string" calcext:value-type="string">
            <text:p>KÉ</text:p>
          </table:table-cell>
          <table:table-cell table:style-name="ce1063" office:value-type="string" calcext:value-type="string">
            <text:p>TÉ</text:p>
          </table:table-cell>
          <table:table-cell table:style-name="ce106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39" table:number-columns-repeated="2"/>
          <table:table-cell table:style-name="ce633"/>
          <table:table-cell table:style-name="ce639"/>
          <table:table-cell table:style-name="ce633" table:number-columns-repeated="3"/>
          <table:table-cell table:style-name="ce1009"/>
          <table:table-cell table:style-name="ce500"/>
          <table:table-cell/>
          <table:table-cell table:style-name="ce861" table:content-validation-name="val172" table:formula="of:=IF((ISNUMBER(VLOOKUP([.$B55];kezifegyverek_all;9;0))=1);(VLOOKUP([.$B55];kezifegyverek_all;9;0)+IF([.B54]&gt;=[$Data.$S$29];VLOOKUP([.$B$55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5];kezifegyverek_all;10;0))=1);(VLOOKUP([.$B55];kezifegyverek_all;10;0)+IF([.$B$54]&gt;=[$Data.$S$29];VLOOKUP([.$B$55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5];kezifegyverek_all;11;0))=1);(VLOOKUP([.$B55];kezifegyverek_all;11;0)+IF([.$B$54]&gt;=[$Data.$S$29];VLOOKUP([.$B$55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2" table:formula="of:=IF((ISNUMBER(VLOOKUP([.$B55];kezifegyverek_all;3;0))=1);(VLOOKUP([.$B55];kezifegyverek_all;3;0)+IF([.$B$54]&gt;=[$Data.$S$29];VLOOKUP([.$B$55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5" table:formula="of:=VLOOKUP([.$B$55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4" table:formula="of:=IF([.B54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37"/>
          <table:table-cell table:style-name="ce737"/>
          <table:table-cell table:style-name="ce795" office:value-type="string" calcext:value-type="string">
            <text:p>Harckeret</text:p>
          </table:table-cell>
          <table:table-cell table:style-name="ce795" table:content-validation-name="val83" table:formula="of:=VLOOKUP(VLOOKUP([.$B$55];kezifegyverek_all;13;0);harcmodor_harcertekek;7;0)+VLOOKUP([.B54];ketkezes_harc_bonuszok;2;0)+IF([.$B$58]=1;[$Data.S25];[$Data.S24])-([.$I$58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95"/>
          <table:table-cell table:style-name="ce1010" table:content-validation-name="val83" table:formula="of:=[.P57]+[.P62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9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9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0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00"/>
          <table:table-cell table:number-columns-repeated="238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70" table:number-columns-spanned="2" table:number-rows-spanned="1"/>
          <table:covered-table-cell table:style-name="ce67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9" office:value-type="float" office:value="1" calcext:value-type="float">
            <text:p>1</text:p>
          </table:table-cell>
          <table:table-cell table:number-columns-repeated="2"/>
          <table:table-cell table:style-name="ce1056" office:value-type="string" calcext:value-type="string">
            <text:p>KÉ</text:p>
          </table:table-cell>
          <table:table-cell table:style-name="ce1063" office:value-type="string" calcext:value-type="string">
            <text:p>TÉ</text:p>
          </table:table-cell>
          <table:table-cell table:style-name="ce106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39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Misztikus Susogós kezeslábas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.8" calcext:value-type="percentage">
            <text:p>8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0" table:formula="of:=[$Alapértékek.D32]" office:value-type="float" office:value="1" calcext:value-type="float">
            <text:p>1. fok</text:p>
          </table:table-cell>
          <table:table-cell table:number-columns-repeated="2"/>
          <table:table-cell table:style-name="ce1056" table:content-validation-name="val172" table:formula="of:=IF((ISNUMBER(VLOOKUP([.$B56];kezifegyverek_all;9;0))=1);(VLOOKUP([.$B56];kezifegyverek_all;9;0)+IF([.B54]&gt;=[$Data.$S$30];VLOOKUP([.$B$56];valasztott_fegyverek_all;3;0)*[Data.S$6];0));[Data.$C$32])" office:value-type="string" office:string-value="N/A" calcext:value-type="string">
            <text:p>N/A</text:p>
          </table:table-cell>
          <table:table-cell table:style-name="ce1063" table:content-validation-name="val172" table:formula="of:=IF((ISNUMBER(VLOOKUP([.$B56];kezifegyverek_all;10;0))=1);(VLOOKUP([.$B56];kezifegyverek_all;10;0)+IF([.B54]&gt;=[$Data.S30];VLOOKUP([.$B$56];valasztott_fegyverek_all;3;0)*[Data.T$6];0));[Data.$C$32])" office:value-type="string" office:string-value="N/A" calcext:value-type="string">
            <text:p>N/A</text:p>
          </table:table-cell>
          <table:table-cell table:style-name="ce1063" table:content-validation-name="val172" table:formula="of:=IF((ISNUMBER(VLOOKUP([.$B56];kezifegyverek_all;11;0))=1);(VLOOKUP([.$B56];kezifegyverek_all;11;0)+IF([.$B$54]&gt;=[$Data.$S$30];VLOOKUP([.$B$56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2" table:formula="of:=IF((ISNUMBER(VLOOKUP([.$B56];kezifegyverek_all;3;0))=1);(VLOOKUP([.$B56];kezifegyverek_all;3;0)+IF([.$B$54]&gt;=[$Data.$S$30];VLOOKUP([.$B$56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0"/>
          <table:table-cell table:style-name="ce500"/>
          <table:table-cell table:number-columns-repeated="238"/>
        </table:table-row>
        <table:table-row table:style-name="ro1">
          <table:table-cell table:style-name="ce58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5" office:value-type="string" calcext:value-type="string" table:number-columns-spanned="2" table:number-rows-spanned="1">
            <text:p>Bőrpáncél</text:p>
          </table:table-cell>
          <table:covered-table-cell table:style-name="ce738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12" calcext:value-type="float">
            <text:p>12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96"/>
          <table:table-cell table:style-name="ce866" table:content-validation-name="val172" table:formula="of:=IF([.$B$54]&gt;0;[.L$61];[$Data.$T$17])" office:value-type="float" office:value="-10" calcext:value-type="float">
            <text:p>-10</text:p>
          </table:table-cell>
          <table:table-cell table:style-name="ce1068" table:content-validation-name="val172" table:formula="of:=IF([.$B$54]&gt;0;[.M$61];[$Data.$T$17])" office:value-type="float" office:value="-10" calcext:value-type="float">
            <text:p>-10</text:p>
          </table:table-cell>
          <table:table-cell table:style-name="ce1068" table:content-validation-name="val172" table:formula="of:=IF([.$B$54]&gt;0;[.N$61];[$Data.$T$17])" office:value-type="float" office:value="-10" calcext:value-type="float">
            <text:p>-10</text:p>
          </table:table-cell>
          <table:table-cell table:style-name="ce1068" table:content-validation-name="val172" table:formula="of:=IF([.$B$54]&gt;0;[.O$61];0)" office:value-type="float" office:value="0" calcext:value-type="float">
            <text:p>0</text:p>
          </table:table-cell>
          <table:table-cell table:style-name="ce1068" table:formula="of:=[.P61]" office:value-type="float" office:value="0" calcext:value-type="float">
            <text:p>0</text:p>
          </table:table-cell>
          <table:table-cell table:style-name="ce907"/>
          <table:table-cell table:style-name="ce739"/>
          <table:table-cell table:number-columns-repeated="238"/>
        </table:table-row>
        <table:table-row table:style-name="ro1">
          <table:table-cell table:style-name="ce58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1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59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09"/>
          <table:table-cell table:style-name="ce496" table:number-columns-repeated="3"/>
          <table:table-cell table:style-name="ce739" table:number-columns-repeated="3"/>
          <table:table-cell table:style-name="ce893"/>
          <table:table-cell table:style-name="ce633"/>
          <table:table-cell table:style-name="ce739"/>
          <table:table-cell table:number-columns-repeated="238"/>
        </table:table-row>
        <table:table-row table:style-name="ro1">
          <table:table-cell table:style-name="ce58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7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738" office:value-type="string" calcext:value-type="string">
            <text:p>Szúró</text:p>
          </table:table-cell>
          <table:table-cell table:style-name="ce738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96" table:number-columns-repeated="3"/>
          <table:table-cell table:style-name="ce739" table:number-columns-repeated="3"/>
          <table:table-cell table:style-name="ce893"/>
          <table:table-cell table:style-name="ce633"/>
          <table:table-cell table:style-name="ce73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3" table:content-validation-name="val118" office:value-type="float" office:value="1" calcext:value-type="float" table:number-columns-spanned="2" table:number-rows-spanned="1">
            <text:p>1</text:p>
          </table:table-cell>
          <table:covered-table-cell table:style-name="ce683"/>
          <table:table-cell table:style-name="ce820" table:content-validation-name="val136" office:value-type="string" calcext:value-type="string">
            <text:p>Akt MGT</text:p>
          </table:table-cell>
          <table:table-cell table:style-name="ce851" table:content-validation-name="val150" table:formula="of:=MAX(0; [.E62]-[.E63]-[.E64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0" table:formula="of:=IFNA(VLOOKUP([.$B62];pancel_strukturak;3;0)+[.$B$63]+IFNA(VLOOKUP([.$B64];femalapanyag;3;0); 0); 0)" office:value-type="float" office:value="6" calcext:value-type="float">
            <text:p>6</text:p>
          </table:table-cell>
          <table:table-cell table:style-name="ce971" table:content-validation-name="val160" table:formula="of:=IFNA(VLOOKUP([.$B62];pancel_strukturak;4;0)+[.$B$63]+IFNA(VLOOKUP([.$B64];femalapanyag;3;0);0); 0)" office:value-type="float" office:value="8" calcext:value-type="float">
            <text:p>8</text:p>
          </table:table-cell>
          <table:table-cell table:style-name="ce1016" table:content-validation-name="val160" table:formula="of:=IFNA(VLOOKUP([.$B62];pancel_strukturak;5;0)+[.$B$63]+IFNA(VLOOKUP([.$B64];femalapanyag;3;0);0);0)" office:value-type="float" office:value="5" calcext:value-type="float">
            <text:p>5</text:p>
          </table:table-cell>
          <table:table-cell table:style-name="ce838"/>
          <table:table-cell table:style-name="ce496" table:number-columns-repeated="2"/>
          <table:table-cell table:style-name="ce739" table:number-columns-repeated="3"/>
          <table:table-cell table:style-name="ce893"/>
          <table:table-cell table:style-name="ce633"/>
          <table:table-cell table:style-name="ce739"/>
          <table:table-cell table:number-columns-repeated="238"/>
        </table:table-row>
        <table:table-row table:style-name="ro2">
          <table:table-cell table:style-name="ce862"/>
          <table:table-cell table:style-name="ce721"/>
          <table:table-cell table:style-name="ce500" table:number-columns-repeated="2"/>
          <table:table-cell table:number-columns-repeated="3"/>
          <table:table-cell table:style-name="ce500"/>
          <table:table-cell table:style-name="ce990"/>
          <table:table-cell table:style-name="ce496" table:number-columns-repeated="3"/>
          <table:table-cell table:style-name="ce739" table:number-columns-repeated="3"/>
          <table:table-cell table:style-name="ce893"/>
          <table:table-cell table:style-name="ce633"/>
          <table:table-cell table:style-name="ce739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96"/>
          <table:table-cell table:style-name="ce664" office:value-type="string" calcext:value-type="string">
            <text:p>ÉP</text:p>
          </table:table-cell>
          <table:table-cell table:style-name="ce746" table:content-validation-name="val161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office:value-type="string" calcext:value-type="string" table:number-columns-spanned="4" table:number-rows-spanned="1">
            <text:p>Ipari beülő, 30m mászókötél, villanyszerelő cucc</text:p>
          </table:table-cell>
          <table:covered-table-cell table:number-columns-repeated="2" table:style-name="ce554"/>
          <table:covered-table-cell table:style-name="ce650"/>
          <table:table-cell table:style-name="ce49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39"/>
          <table:table-cell table:style-name="Default" table:number-columns-repeated="3"/>
          <table:table-cell table:style-name="ce739" table:number-columns-repeated="2"/>
          <table:table-cell table:style-name="ce893"/>
          <table:table-cell table:style-name="ce633"/>
          <table:table-cell table:style-name="ce73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6"/>
          <table:table-cell table:style-name="ce666"/>
          <table:table-cell table:style-name="ce710"/>
          <table:table-cell table:style-name="ce773"/>
          <table:table-cell table:style-name="ce902"/>
          <table:table-cell table:style-name="ce496" table:number-columns-repeated="2"/>
          <table:table-cell table:style-name="Default" table:number-columns-repeated="3"/>
          <table:table-cell table:style-name="ce496"/>
          <table:table-cell table:style-name="ce625"/>
          <table:table-cell table:style-name="ce633"/>
          <table:table-cell table:style-name="ce496"/>
          <table:table-cell table:number-columns-repeated="238"/>
        </table:table-row>
        <table:table-row table:style-name="ro2">
          <table:table-cell table:style-name="ce474" office:value-type="string" calcext:value-type="string" table:number-columns-spanned="4" table:number-rows-spanned="1">
            <text:p>űrkávé, űrtejpor, űravokádó</text:p>
          </table:table-cell>
          <table:covered-table-cell table:number-columns-repeated="2" table:style-name="ce554"/>
          <table:covered-table-cell table:style-name="ce650"/>
          <table:table-cell table:style-name="ce496"/>
          <table:table-cell table:style-name="ce668"/>
          <table:table-cell table:style-name="ce716"/>
          <table:table-cell table:style-name="ce777"/>
          <table:table-cell table:style-name="ce903"/>
          <table:table-cell table:style-name="ce496" table:number-columns-repeated="2"/>
          <table:table-cell table:style-name="Default" table:number-columns-repeated="3"/>
          <table:table-cell table:style-name="ce496"/>
          <table:table-cell table:style-name="ce625"/>
          <table:table-cell table:style-name="ce633"/>
          <table:table-cell table:style-name="ce49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6"/>
          <table:table-cell table:style-name="ce675"/>
          <table:table-cell table:style-name="ce719"/>
          <table:table-cell table:style-name="ce778"/>
          <table:table-cell table:style-name="ce904"/>
          <table:table-cell table:style-name="ce496" table:number-columns-repeated="2"/>
          <table:table-cell table:style-name="Default" table:number-columns-repeated="3"/>
          <table:table-cell table:style-name="ce496"/>
          <table:table-cell table:style-name="ce625"/>
          <table:table-cell table:style-name="ce633"/>
          <table:table-cell table:style-name="ce49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6"/>
          <table:table-cell table:style-name="ce676"/>
          <table:table-cell table:style-name="ce725"/>
          <table:table-cell table:style-name="ce780"/>
          <table:table-cell table:style-name="ce911"/>
          <table:table-cell table:style-name="ce496" table:number-columns-repeated="6"/>
          <table:table-cell table:style-name="ce625"/>
          <table:table-cell table:style-name="ce633"/>
          <table:table-cell table:style-name="ce49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6"/>
          <table:table-cell table:style-name="ce677"/>
          <table:table-cell table:style-name="ce727"/>
          <table:table-cell table:style-name="ce781"/>
          <table:table-cell table:style-name="ce912"/>
          <table:table-cell table:style-name="ce496" table:number-columns-repeated="6"/>
          <table:table-cell table:style-name="ce625"/>
          <table:table-cell table:style-name="ce633"/>
          <table:table-cell table:style-name="ce49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96" table:number-columns-repeated="6"/>
          <table:table-cell table:style-name="ce625"/>
          <table:table-cell table:style-name="ce633"/>
          <table:table-cell table:style-name="ce49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39"/>
          <table:covered-table-cell table:style-name="ce825"/>
          <table:table-cell table:style-name="ce496" table:number-columns-repeated="6"/>
          <table:table-cell table:style-name="ce625"/>
          <table:table-cell table:style-name="ce633"/>
          <table:table-cell table:style-name="ce496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1" office:value-type="string" calcext:value-type="string">
            <text:p>-</text:p>
          </table:table-cell>
          <table:table-cell table:style-name="ce1013" table:content-validation-name="val162" table:formula="of:=IF(([Data.N37]+([Alapértékek.J33]+[Alapértékek.C24]))&gt;0;0;[Data.N37]+([Alapértékek.J33]+[Alapértékek.C24]))" office:value-type="float" office:value="-6" calcext:value-type="float">
            <text:p>-6</text:p>
          </table:table-cell>
          <table:table-cell table:style-name="ce1064" table:content-validation-name="val163" table:formula="of:=IF(([Data.O37]+([Alapértékek.J33]+[Alapértékek.C24]))&gt;0;0;[Data.O37]+([Alapértékek.J33]+[Alapértékek.C24]))" office:value-type="float" office:value="-16" calcext:value-type="float">
            <text:p>-16</text:p>
          </table:table-cell>
          <table:table-cell table:style-name="ce1103" table:content-validation-name="val171" table:formula="of:=IF(([Data.P37]+([Alapértékek.J33]+[Alapértékek.C24]))&gt;0;0;[Data.P37]+([Alapértékek.J33]+[Alapértékek.C24]))" office:value-type="float" office:value="-26" calcext:value-type="float">
            <text:p>-26</text:p>
          </table:table-cell>
          <table:table-cell table:style-name="ce496" table:number-columns-repeated="6"/>
          <table:table-cell table:style-name="ce625"/>
          <table:table-cell table:style-name="ce633"/>
          <table:table-cell table:style-name="ce496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39"/>
          <table:table-cell table:style-name="ce496" table:number-columns-repeated="6"/>
          <table:table-cell table:style-name="ce625"/>
          <table:table-cell table:style-name="ce633"/>
          <table:table-cell table:style-name="ce496"/>
          <table:table-cell table:number-columns-repeated="238"/>
        </table:table-row>
        <table:table-row table:style-name="ro2">
          <table:table-cell table:style-name="ce496"/>
          <table:table-cell table:style-name="ce556"/>
          <table:table-cell table:style-name="ce496" table:number-columns-repeated="13"/>
          <table:table-cell table:style-name="ce625"/>
          <table:table-cell table:style-name="ce633"/>
          <table:table-cell table:style-name="ce496"/>
          <table:table-cell table:number-columns-repeated="238"/>
        </table:table-row>
        <table:table-row table:style-name="ro2" table:number-rows-repeated="65465">
          <table:table-cell table:style-name="ce496" table:number-columns-repeated="15"/>
          <table:table-cell table:style-name="ce625"/>
          <table:table-cell table:style-name="ce633"/>
          <table:table-cell table:style-name="ce496"/>
          <table:table-cell table:number-columns-repeated="238"/>
        </table:table-row>
        <table:table-row table:style-name="ro2" table:number-rows-repeated="9">
          <table:table-cell table:style-name="ce496" table:number-columns-repeated="9"/>
          <table:table-cell table:number-columns-repeated="247"/>
        </table:table-row>
        <table:table-row table:style-name="ro2" table:number-rows-repeated="98302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4:Harcértékek.I74">
            <calcext:condition calcext:apply-style-name="Szürke_háttér" calcext:value="formula-is([$Harcértékek.$G$67]&lt;2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7]&lt;23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7]&lt;22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7]&lt;21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7]&lt;20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7]&lt;19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7]&lt;18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7]&lt;17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7]&lt;16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7]&lt;15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7]&lt;14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7]&lt;13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7]&lt;12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7]&lt;11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7]&lt;10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7]&lt;9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7]&lt;8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7]&lt;7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7]&lt;6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7]&lt;5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7]&lt;4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7]&lt;3)" calcext:base-cell-address="Harcértékek.H69"/>
          </calcext:conditional-format>
          <calcext:conditional-format calcext:target-range-address="Harcértékek.I58:Harcértékek.I58">
            <calcext:condition calcext:apply-style-name="Warning_szinttúlépés" calcext:value="&gt;2" calcext:base-cell-address="Harcértékek.I58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8:Harcértékek.J58">
            <calcext:condition calcext:apply-style-name="Warning_2penge_ero" calcext:value="formula-is(([$Harcértékek.$I$58]=[$Data.$S$32])                                                                                                                                                                             AND ([$Alapértékek.C18]&lt;[$Data.S33]))" calcext:base-cell-address="Harcértékek.J58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17" table:default-cell-style-name="ce6"/>
        <table:table-column table:style-name="co51" table:default-cell-style-name="ce6"/>
        <table:table-column table:style-name="co52" table:default-cell-style-name="ce632"/>
        <table:table-column table:style-name="co53" table:default-cell-style-name="ce6"/>
        <table:table-column table:style-name="co39" table:number-columns-repeated="2" table:default-cell-style-name="ce6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082" table:content-validation-name="val106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420"/>
          <table:table-cell table:style-name="Default" table:number-columns-repeated="7"/>
          <table:table-cell table:style-name="ce1447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6" table:formula="of:=SUM([.M30];[.F26:.F34];[.F8:.F22])" office:value-type="float" office:value="12" calcext:value-type="float" table:number-columns-spanned="2" table:number-rows-spanned="1">
            <text:p>12</text:p>
          </table:table-cell>
          <table:covered-table-cell table:style-name="ce1422" table:content-validation-name="val10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78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7" calcext:value-type="float">
            <text:p>7 +k10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6" table:formula="of:=[.M6]+SUM([.M10:.M11])+[.M34]+SUM([.M15:.M26])" office:value-type="float" office:value="106" calcext:value-type="float" table:number-columns-spanned="2" table:number-rows-spanned="1">
            <text:p>106</text:p>
          </table:table-cell>
          <table:covered-table-cell table:style-name="ce1423" table:content-validation-name="val10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IFNA([.$K$3]+VLOOKUP(([.$O$3]+1); auraero; 2; 1); 0)" office:value-type="float" office:value="19" calcext:value-type="float" table:number-columns-spanned="3" table:number-rows-spanned="1">
            <text:p>19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4" office:value-type="string" calcext:value-type="string">
            <text:p>Af Próba Nehézség</text:p>
          </table:table-cell>
          <table:table-cell table:style-name="ce1223" table:content-validation-name="val184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5" office:value-type="float" office:value="3" calcext:value-type="float">
            <text:p>3 →</text:p>
          </table:table-cell>
          <table:table-cell table:style-name="ce1225" table:content-validation-name="val185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5"/>
          <table:covered-table-cell table:style-name="ce1258" table:content-validation-name="val180"/>
          <table:table-cell table:style-name="ce1167" table:content-validation-name="val72" office:value-type="float" office:value="6" calcext:value-type="float">
            <text:p>6</text:p>
          </table:table-cell>
          <table:table-cell table:style-name="ce1273" table:content-validation-name="val106" table:formula="of:=IF([.$L6]&gt;0;VLOOKUP([.$L6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ce1224" table:content-validation-name="val185" office:value-type="float" office:value="6" calcext:value-type="float">
            <text:p>6 →</text:p>
          </table:table-cell>
          <table:table-cell table:style-name="ce1225" table:content-validation-name="val18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5" office:value-type="float" office:value="9" calcext:value-type="float">
            <text:p>9 →</text:p>
          </table:table-cell>
          <table:table-cell table:style-name="ce1225" table:content-validation-name="val185" office:value-type="float" office:value="10" calcext:value-type="float">
            <text:p>10</text:p>
          </table:table-cell>
          <table:table-cell table:number-columns-repeated="240"/>
        </table:table-row>
        <table:table-row table:style-name="ro13">
          <table:table-cell table:style-name="ce1105" table:content-validation-name="val173" office:value-type="string" calcext:value-type="string" table:number-columns-spanned="3" table:number-rows-spanned="1">
            <text:p>Mágikus lövész</text:p>
          </table:table-cell>
          <table:covered-table-cell table:number-columns-repeated="2" table:style-name="ce1402"/>
          <table:table-cell table:style-name="ce1130" table:formula="of:=IF(ISBLANK([.$A8]) ;&quot;&quot;;VLOOKUP([.$A8];fortelyok_misztikus_full;2;0))" office:value-type="float" office:value="3" calcext:value-type="float">
            <text:p>3</text:p>
          </table:table-cell>
          <table:table-cell table:style-name="ce1087" office:value-type="float" office:value="1" calcext:value-type="float">
            <text:p>1</text:p>
          </table:table-cell>
          <table:table-cell table:style-name="ce1160" table:content-validation-name="val106" table:formula="of:=[.$E8]*[$Data.$C$12]" office:value-type="float" office:value="6" calcext:value-type="float">
            <text:p>6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5" office:value-type="float" office:value="12" calcext:value-type="float">
            <text:p>12 →</text:p>
          </table:table-cell>
          <table:table-cell table:style-name="ce1225" table:content-validation-name="val185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3" office:value-type="string" calcext:value-type="string" table:number-columns-spanned="3" table:number-rows-spanned="1">
            <text:p>Mágikus lövedék gyorsítása</text:p>
          </table:table-cell>
          <table:covered-table-cell table:number-columns-repeated="2" table:style-name="ce1402"/>
          <table:table-cell table:style-name="ce1130" table:formula="of:=IF(ISBLANK([.$A9]) ;&quot;&quot;;VLOOKUP([.$A9];fortelyok_misztikus_full;2;0))" office:value-type="float" office:value="2" calcext:value-type="float">
            <text:p>2</text:p>
          </table:table-cell>
          <table:table-cell table:style-name="ce1087" office:value-type="float" office:value="1" calcext:value-type="float">
            <text:p>1</text:p>
          </table:table-cell>
          <table:table-cell table:style-name="ce1162" table:content-validation-name="val106" table:formula="of:=[.$E9]*[$Data.$C$12]" office:value-type="float" office:value="6" calcext:value-type="float">
            <text:p>6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5" office:value-type="float" office:value="15" calcext:value-type="float">
            <text:p>15 →</text:p>
          </table:table-cell>
          <table:table-cell table:style-name="ce1225" table:content-validation-name="val185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3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087"/>
          <table:table-cell table:style-name="ce1162" table:content-validation-name="val106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5" office:value-type="string" calcext:value-type="string" table:number-columns-spanned="4" table:number-rows-spanned="1">
            <text:p>Vulgármágia</text:p>
          </table:table-cell>
          <table:covered-table-cell table:style-name="ce680" table:content-validation-name="val175"/>
          <table:covered-table-cell table:style-name="ce249" table:content-validation-name="val175"/>
          <table:covered-table-cell table:style-name="ce252" table:content-validation-name="val175"/>
          <table:table-cell table:style-name="ce1168" table:content-validation-name="val72" office:value-type="float" office:value="7" calcext:value-type="float">
            <text:p>7</text:p>
          </table:table-cell>
          <table:table-cell table:style-name="ce244" table:content-validation-name="val106" table:formula="of:=IF([.$L10]&gt;0;VLOOKUP([.$L10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5" office:value-type="float" office:value="18" calcext:value-type="float">
            <text:p>18 →</text:p>
          </table:table-cell>
          <table:table-cell table:style-name="ce1225" table:content-validation-name="val18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3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087"/>
          <table:table-cell table:style-name="ce1162" table:content-validation-name="val106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97" table:content-validation-name="val175" table:number-columns-spanned="4" table:number-rows-spanned="1"/>
          <table:covered-table-cell table:style-name="ce1378" table:content-validation-name="val175"/>
          <table:covered-table-cell table:style-name="ce1020" table:content-validation-name="val175"/>
          <table:covered-table-cell table:style-name="ce1022" table:content-validation-name="val175"/>
          <table:table-cell table:style-name="ce1169" table:content-validation-name="val72" office:value-type="float" office:value="0" calcext:value-type="float">
            <text:p>0</text:p>
          </table:table-cell>
          <table:table-cell table:style-name="ce428" table:content-validation-name="val106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5" office:value-type="float" office:value="21" calcext:value-type="float">
            <text:p>21 →</text:p>
          </table:table-cell>
          <table:table-cell table:style-name="ce1225" table:content-validation-name="val185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3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087"/>
          <table:table-cell table:style-name="ce1162" table:content-validation-name="val106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5" office:value-type="float" office:value="24" calcext:value-type="float">
            <text:p>24 →</text:p>
          </table:table-cell>
          <table:table-cell table:style-name="ce1225" table:content-validation-name="val185" office:value-type="float" office:value="35" calcext:value-type="float">
            <text:p>35</text:p>
          </table:table-cell>
          <table:table-cell table:number-columns-repeated="240"/>
        </table:table-row>
        <table:table-row table:style-name="ro13">
          <table:table-cell table:style-name="ce1105" table:content-validation-name="val173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087"/>
          <table:table-cell table:style-name="ce1162" table:content-validation-name="val106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Szféra, Arkánum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5" office:value-type="float" office:value="27" calcext:value-type="float">
            <text:p>27 →</text:p>
          </table:table-cell>
          <table:table-cell table:style-name="ce1225" table:content-validation-name="val185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3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087"/>
          <table:table-cell table:style-name="ce1162" table:content-validation-name="val106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117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5" office:value-type="float" office:value="30" calcext:value-type="float">
            <text:p>30 →</text:p>
          </table:table-cell>
          <table:table-cell table:style-name="ce1225" table:content-validation-name="val185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3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087"/>
          <table:table-cell table:style-name="ce1162" table:content-validation-name="val106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Természeti jelenségek</text:p>
          </table:table-cell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2" office:value-type="float" office:value="7" calcext:value-type="float">
            <text:p>7</text:p>
          </table:table-cell>
          <table:table-cell table:style-name="ce244" table:content-validation-name="val106" table:formula="of:=IF([.$L15]&gt;0;VLOOKUP([.$L15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3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087"/>
          <table:table-cell table:style-name="ce1162" table:content-validation-name="val106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Illúziók</text:p>
          </table:table-cell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2" office:value-type="float" office:value="5" calcext:value-type="float">
            <text:p>5</text:p>
          </table:table-cell>
          <table:table-cell table:style-name="ce244" table:content-validation-name="val106" table:formula="of:=IF([.$L16]&gt;0;VLOOKUP([.$L16];Képzettség_táblázat;MATCH(&quot;KP&quot;;Képzettség_fejléc;0);0);0)" office:value-type="float" office:value="13" calcext:value-type="float">
            <text:p>13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3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087"/>
          <table:table-cell table:style-name="ce1162" table:content-validation-name="val106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Nekromancia</text:p>
          </table:table-cell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2" office:value-type="float" office:value="6" calcext:value-type="float">
            <text:p>6</text:p>
          </table:table-cell>
          <table:table-cell table:style-name="ce244" table:content-validation-name="val106" table:formula="of:=IF([.$L17]&gt;0;VLOOKUP([.$L17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3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087"/>
          <table:table-cell table:style-name="ce1162" table:content-validation-name="val106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Asztrálmágia</text:p>
          </table:table-cell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2" office:value-type="float" office:value="4" calcext:value-type="float">
            <text:p>4</text:p>
          </table:table-cell>
          <table:table-cell table:style-name="ce244" table:content-validation-name="val106" table:formula="of:=IF([.$L18]&gt;0;VLOOKUP([.$L18];Képzettség_táblázat;MATCH(&quot;KP&quot;;Képzettség_fejléc;0);0);0)" office:value-type="float" office:value="9" calcext:value-type="float">
            <text:p>9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3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087"/>
          <table:table-cell table:style-name="ce1162" table:content-validation-name="val106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6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3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087"/>
          <table:table-cell table:style-name="ce1162" table:content-validation-name="val106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6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3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087"/>
          <table:table-cell table:style-name="ce1162" table:content-validation-name="val106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6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3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087"/>
          <table:table-cell table:style-name="ce1162" table:content-validation-name="val106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6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3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087"/>
          <table:table-cell table:style-name="ce1162" table:content-validation-name="val106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6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4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088"/>
          <table:table-cell table:style-name="ce1163" table:content-validation-name="val106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2" office:value-type="float" office:value="0" calcext:value-type="float">
            <text:p>0</text:p>
          </table:table-cell>
          <table:table-cell table:style-name="ce244" table:content-validation-name="val106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6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288" table:content-validation-name="val72" office:value-type="float" office:value="0" calcext:value-type="float">
            <text:p>0</text:p>
          </table:table-cell>
          <table:table-cell table:style-name="ce244" table:content-validation-name="val106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3">
          <table:table-cell table:style-name="ce1131" office:value-type="string" calcext:value-type="string" table:number-columns-spanned="6" table:number-rows-spanned="1">
            <text:p><text:span text:style-name="T9">Speciális diszciplínák, pszí fortélyok </text:span><text:span text:style-name="T10">🅿️</text:span></text:p>
          </table:table-cell>
          <table:covered-table-cell table:number-columns-repeated="4" table:style-name="ce229"/>
          <table:covered-table-cell table:style-name="ce151"/>
          <table:table-cell/>
          <table:table-cell table:style-name="ce1197" table:content-validation-name="val177" table:number-columns-spanned="4" table:number-rows-spanned="1"/>
          <table:covered-table-cell table:style-name="ce1115"/>
          <table:covered-table-cell table:style-name="ce415" table:content-validation-name="val67"/>
          <table:covered-table-cell table:style-name="ce950" table:content-validation-name="val67"/>
          <table:table-cell table:style-name="ce1169" table:content-validation-name="val72" office:value-type="float" office:value="0" calcext:value-type="float">
            <text:p>0</text:p>
          </table:table-cell>
          <table:table-cell table:style-name="ce428" table:content-validation-name="val106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13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6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9">Pszi alkalmazás (fortély) </text:span><text:span text:style-name="T10">🅿️</text:span></text:p>
          </table:table-cell>
          <table:covered-table-cell table:number-columns-repeated="4" table:style-name="ce229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6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93" table:content-validation-name="val181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6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381"/>
          <table:table-cell table:style-name="ce1166" table:content-validation-name="val106" office:value-type="float" office:value="4" calcext:value-type="float">
            <text:p>4</text:p>
          </table:table-cell>
          <table:table-cell table:style-name="ce1190" table:content-validation-name="val182" office:value-type="float" office:value="0" calcext:value-type="float">
            <text:p>0</text:p>
          </table:table-cell>
          <table:table-cell table:style-name="ce1226" table:content-validation-name="val106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6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3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6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í-iskola (képzettség) </text:span><text:span text:style-name="T12">🅿️</text:span></text:p>
          </table:table-cell>
          <table:covered-table-cell table:number-columns-repeated="3" table:style-name="ce229"/>
          <table:covered-table-cell table:style-name="ce1173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6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9" table:number-columns-spanned="3" table:number-rows-spanned="1"/>
          <table:covered-table-cell table:number-columns-repeated="2" table:style-name="ce1125"/>
          <table:table-cell table:style-name="ce1409"/>
          <table:table-cell table:style-name="ce1090"/>
          <table:table-cell table:style-name="ce1163" table:content-validation-name="val106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381"/>
          <table:covered-table-cell table:style-name="ce1255" table:content-validation-name="val67"/>
          <table:covered-table-cell table:style-name="ce1263" table:content-validation-name="val67"/>
          <table:table-cell table:style-name="ce1259" table:content-validation-name="val183" office:value-type="float" office:value="0" calcext:value-type="float">
            <text:p>0</text:p>
          </table:table-cell>
          <table:table-cell table:style-name="ce1279" table:content-validation-name="val106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4">
          <table:table-cell table:style-name="ce1122" table:content-validation-name="val60" table:number-columns-spanned="13" table:number-rows-spanned="1"/>
          <table:covered-table-cell table:number-columns-repeated="11" table:style-name="ce1122" table:content-validation-name="val60"/>
          <table:covered-table-cell/>
          <table:table-cell table:number-columns-repeated="243"/>
        </table:table-row>
        <table:table-row table:style-name="ro14">
          <table:table-cell table:style-name="ce1122" table:content-validation-name="val60" table:number-columns-spanned="13" table:number-rows-spanned="1"/>
          <table:covered-table-cell table:number-columns-repeated="11" table:style-name="ce1122" table:content-validation-name="val60"/>
          <table:covered-table-cell/>
          <table:table-cell table:number-columns-repeated="243"/>
        </table:table-row>
        <table:table-row table:style-name="ro14">
          <table:table-cell table:style-name="ce1122" table:content-validation-name="val60" table:number-columns-spanned="13" table:number-rows-spanned="1"/>
          <table:covered-table-cell table:number-columns-repeated="11" table:style-name="ce1122" table:content-validation-name="val60"/>
          <table:covered-table-cell/>
          <table:table-cell table:number-columns-repeated="243"/>
        </table:table-row>
        <table:table-row table:style-name="ro14">
          <table:table-cell table:style-name="ce1122" table:content-validation-name="val60" table:number-columns-spanned="13" table:number-rows-spanned="1"/>
          <table:covered-table-cell table:number-columns-repeated="11" table:style-name="ce1122" table:content-validation-name="val60"/>
          <table:covered-table-cell/>
          <table:table-cell table:number-columns-repeated="243"/>
        </table:table-row>
        <table:table-row table:style-name="ro14">
          <table:table-cell table:style-name="ce1122" table:content-validation-name="val60" table:number-columns-spanned="13" table:number-rows-spanned="1"/>
          <table:covered-table-cell table:number-columns-repeated="11" table:style-name="ce1122" table:content-validation-name="val60"/>
          <table:covered-table-cell/>
          <table:table-cell table:number-columns-repeated="243"/>
        </table:table-row>
        <table:table-row table:style-name="ro14">
          <table:table-cell table:style-name="ce1122" table:content-validation-name="val60" table:number-columns-spanned="13" table:number-rows-spanned="1"/>
          <table:covered-table-cell table:number-columns-repeated="11" table:style-name="ce1122" table:content-validation-name="val60"/>
          <table:covered-table-cell/>
          <table:table-cell table:number-columns-repeated="243"/>
        </table:table-row>
        <table:table-row table:style-name="ro14">
          <table:table-cell table:style-name="ce1122" table:content-validation-name="val60" table:number-columns-spanned="13" table:number-rows-spanned="1"/>
          <table:covered-table-cell table:number-columns-repeated="11" table:style-name="ce1122" table:content-validation-name="val60"/>
          <table:covered-table-cell/>
          <table:table-cell table:number-columns-repeated="243"/>
        </table:table-row>
        <table:table-row table:style-name="ro14">
          <table:table-cell table:style-name="ce1122" table:content-validation-name="val60" table:number-columns-spanned="13" table:number-rows-spanned="1"/>
          <table:covered-table-cell table:number-columns-repeated="11" table:style-name="ce1122" table:content-validation-name="val60"/>
          <table:covered-table-cell/>
          <table:table-cell table:number-columns-repeated="243"/>
        </table:table-row>
        <table:table-row table:style-name="ro14">
          <table:table-cell table:style-name="ce1122" table:content-validation-name="val60" table:number-columns-spanned="13" table:number-rows-spanned="1"/>
          <table:covered-table-cell table:number-columns-repeated="11" table:style-name="ce1122" table:content-validation-name="val60"/>
          <table:covered-table-cell/>
          <table:table-cell table:number-columns-repeated="243"/>
        </table:table-row>
        <table:table-row table:style-name="ro14">
          <table:table-cell table:style-name="ce1122" table:content-validation-name="val60" table:number-columns-spanned="13" table:number-rows-spanned="1"/>
          <table:covered-table-cell table:number-columns-repeated="11" table:style-name="ce1122" table:content-validation-name="val60"/>
          <table:covered-table-cell/>
          <table:table-cell table:number-columns-repeated="243"/>
        </table:table-row>
        <table:table-row table:style-name="ro14">
          <table:table-cell table:style-name="ce1122" table:content-validation-name="val60" table:number-columns-spanned="13" table:number-rows-spanned="1"/>
          <table:covered-table-cell table:number-columns-repeated="11" table:style-name="ce1122" table:content-validation-name="val60"/>
          <table:covered-table-cell/>
          <table:table-cell table:number-columns-repeated="243"/>
        </table:table-row>
        <table:table-row table:style-name="ro14">
          <table:table-cell table:style-name="ce1122" table:content-validation-name="val60" table:number-columns-spanned="13" table:number-rows-spanned="1"/>
          <table:covered-table-cell table:number-columns-repeated="11" table:style-name="ce1122" table:content-validation-name="val60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28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7" table:default-cell-style-name="ce680"/>
        <table:table-column table:style-name="co58" table:default-cell-style-name="ce6"/>
        <table:table-column table:style-name="co39" table:number-columns-repeated="4" table:default-cell-style-name="ce6"/>
        <table:table-column table:style-name="co59" table:default-cell-style-name="ce6"/>
        <table:table-column table:style-name="co60" table:default-cell-style-name="ce6"/>
        <table:table-column table:style-name="co39" table:number-columns-repeated="6" table:default-cell-style-name="ce6"/>
        <table:table-column table:style-name="co61" table:default-cell-style-name="ce6"/>
        <table:table-column table:style-name="co39" table:number-columns-repeated="241" table:default-cell-style-name="ce6"/>
        <table:table-column table:style-name="co14" table:number-columns-repeated="16128" table:default-cell-style-name="ce6"/>
        <table:table-row table:style-name="ro15">
          <table:table-cell table:style-name="ce145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460"/>
          <table:table-cell table:style-name="ce1468" office:value-type="string" calcext:value-type="string">
            <text:p>Fegyver</text:p>
          </table:table-cell>
          <table:table-cell table:style-name="ce1492" office:value-type="string" calcext:value-type="string">
            <text:p>Típus</text:p>
          </table:table-cell>
          <table:table-cell table:style-name="ce1468" office:value-type="string" calcext:value-type="string">
            <text:p>SP</text:p>
          </table:table-cell>
          <table:table-cell table:style-name="ce1638" office:value-type="string" calcext:value-type="string">
            <text:p>Sebzés módja</text:p>
          </table:table-cell>
          <table:table-cell table:style-name="ce1643" office:value-type="string" calcext:value-type="string">
            <text:p>Átütés</text:p>
          </table:table-cell>
          <table:table-cell table:style-name="ce1643" office:value-type="string" calcext:value-type="string">
            <text:p>Íves</text:p>
          </table:table-cell>
          <table:table-cell table:style-name="ce1653" office:value-type="string" calcext:value-type="string">
            <text:p>1,5 kezes</text:p>
          </table:table-cell>
          <table:table-cell table:style-name="ce1643" office:value-type="string" calcext:value-type="string">
            <text:p>Pengehossz</text:p>
          </table:table-cell>
          <table:table-cell table:style-name="ce1643" office:value-type="string" calcext:value-type="string">
            <text:p>KÉ</text:p>
          </table:table-cell>
          <table:table-cell table:style-name="ce1643" office:value-type="string" calcext:value-type="string">
            <text:p>TÉ</text:p>
          </table:table-cell>
          <table:table-cell table:style-name="ce1643" office:value-type="string" calcext:value-type="string">
            <text:p>VÉ</text:p>
          </table:table-cell>
          <table:table-cell table:style-name="ce1643" office:value-type="string" calcext:value-type="string">
            <text:p>Sebesség</text:p>
          </table:table-cell>
          <table:table-cell table:style-name="ce1492" office:value-type="string" calcext:value-type="string">
            <text:p>Harcmodor</text:p>
          </table:table-cell>
          <table:table-cell table:style-name="ce1677" office:value-type="string" calcext:value-type="string">
            <text:p>Megjegyzés</text:p>
          </table:table-cell>
          <table:table-cell table:style-name="ce1716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Közelharci fegyverek</text:p>
          </table:table-cell>
          <table:table-cell table:style-name="ce1471" office:value-type="string" calcext:value-type="string">
            <text:p><text:s/>__</text:p>
          </table:table-cell>
          <table:table-cell table:style-name="ce1493"/>
          <table:table-cell table:number-columns-repeated="3" table:style-name="ce1493" office:value-type="string" calcext:value-type="string">
            <text:p>N/A</text:p>
          </table:table-cell>
          <table:table-cell table:style-name="ce1471"/>
          <table:table-cell table:style-name="ce1654"/>
          <table:table-cell table:number-columns-repeated="5" table:style-name="ce1493" office:value-type="string" calcext:value-type="string">
            <text:p>N/A</text:p>
          </table:table-cell>
          <table:table-cell table:style-name="ce1471" table:number-columns-repeated="2"/>
          <table:table-cell table:style-name="ce1717" table:number-columns-repeated="241"/>
          <table:table-cell table:number-columns-repeated="16128"/>
        </table:table-row>
        <table:table-row table:style-name="ro16">
          <table:table-cell/>
          <table:table-cell table:style-name="ce1473" office:value-type="string" calcext:value-type="string">
            <text:p>Puszta kéz</text:p>
          </table:table-cell>
          <table:table-cell table:style-name="ce1495" office:value-type="string" calcext:value-type="string">
            <text:p>egykezes</text:p>
          </table:table-cell>
          <table:table-cell table:style-name="ce1495" office:value-type="float" office:value="-5" calcext:value-type="float">
            <text:p>-5</text:p>
          </table:table-cell>
          <table:table-cell table:style-name="ce1495" office:value-type="string" calcext:value-type="string">
            <text:p>Z</text:p>
          </table:table-cell>
          <table:table-cell table:number-columns-repeated="2" table:style-name="ce1495" office:value-type="float" office:value="0" calcext:value-type="float">
            <text:p>0</text:p>
          </table:table-cell>
          <table:table-cell table:style-name="ce1655"/>
          <table:table-cell table:style-name="ce1663" office:value-type="float" office:value="0" calcext:value-type="float">
            <text:p>0</text:p>
          </table:table-cell>
          <table:table-cell table:number-columns-repeated="3" table:style-name="ce1495" office:value-type="float" office:value="-10" calcext:value-type="float">
            <text:p>-10</text:p>
          </table:table-cell>
          <table:table-cell table:style-name="ce1495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Tőr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number-columns-repeated="2" table:style-name="ce1496" office:value-type="float" office:value="4" calcext:value-type="float">
            <text:p>4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460"/>
          <table:table-cell table:style-name="ce1474" office:value-type="string" calcext:value-type="string">
            <text:p>Béltépő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string" calcext:value-type="string">
            <text:p>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number-columns-repeated="2" table:style-name="ce1496" office:value-type="float" office:value="4" calcext:value-type="float">
            <text:p>4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474" office:value-type="string" calcext:value-type="string">
            <text:p>Dzsambi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number-columns-repeated="2" table:style-name="ce1496" office:value-type="float" office:value="4" calcext:value-type="float">
            <text:p>4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74" office:value-type="string" calcext:value-type="string">
            <text:p>Garott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7" calcext:value-type="float">
            <text:p>7</text:p>
          </table:table-cell>
          <table:table-cell table:style-name="ce1496" office:value-type="string" calcext:value-type="string">
            <text:p>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string" calcext:value-type="string">
            <text:p>spec.</text:p>
          </table:table-cell>
          <table:table-cell table:number-columns-repeated="3"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-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és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3" calcext:value-type="float">
            <text:p>3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74" office:value-type="string" calcext:value-type="string">
            <text:p>Kriszkés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Levéltőr</text:p>
          </table:table-cell>
          <table:table-cell table:style-name="ce1496" office:value-type="string" calcext:value-type="string">
            <text:p>egykezes</text:p>
          </table:table-cell>
          <table:table-cell table:style-name="ce1516" office:value-type="float" office:value="1" calcext:value-type="float">
            <text:p>1</text:p>
          </table:table-cell>
          <table:table-cell table:style-name="ce1516" office:value-type="string" calcext:value-type="string">
            <text:p>S/V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57"/>
          <table:table-cell table:style-name="ce1496" office:value-type="float" office:value="0" calcext:value-type="float">
            <text:p>0</text:p>
          </table:table-cell>
          <table:table-cell table:style-name="ce1516" office:value-type="float" office:value="2" calcext:value-type="float">
            <text:p>2</text:p>
          </table:table-cell>
          <table:table-cell table:style-name="ce1516" office:value-type="float" office:value="4" calcext:value-type="float">
            <text:p>4</text:p>
          </table:table-cell>
          <table:table-cell table:number-columns-repeated="2" table:style-name="ce151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Markolatgomb</text:p>
          </table:table-cell>
          <table:table-cell table:style-name="ce1496" office:value-type="string" calcext:value-type="string">
            <text:p>egykezes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string" calcext:value-type="string">
            <text:p>Z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57"/>
          <table:table-cell table:style-name="ce1516" office:value-type="float" office:value="0" calcext:value-type="float">
            <text:p>0</text:p>
          </table:table-cell>
          <table:table-cell table:number-columns-repeated="3" table:style-name="ce1516" office:value-type="float" office:value="-7" calcext:value-type="float">
            <text:p>-7</text:p>
          </table:table-cell>
          <table:table-cell table:style-name="ce151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Méregfog</text:p>
          </table:table-cell>
          <table:table-cell table:style-name="ce1496" office:value-type="string" calcext:value-type="string">
            <text:p>egykezes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string" calcext:value-type="string">
            <text:p>S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57"/>
          <table:table-cell table:style-name="ce1496" office:value-type="float" office:value="0" calcext:value-type="float">
            <text:p>0</text:p>
          </table:table-cell>
          <table:table-cell table:style-name="ce1516" office:value-type="float" office:value="1" calcext:value-type="float">
            <text:p>1</text:p>
          </table:table-cell>
          <table:table-cell table:number-columns-repeated="2" table:style-name="ce1516" office:value-type="float" office:value="3" calcext:value-type="float">
            <text:p>3</text:p>
          </table:table-cell>
          <table:table-cell table:style-name="ce151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474" office:value-type="string" calcext:value-type="string">
            <text:p>Pugoss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74" office:value-type="string" calcext:value-type="string">
            <text:p>Ramier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3"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474" office:value-type="string" calcext:value-type="string">
            <text:p>Tőr, hárító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10" calcext:value-type="float">
            <text:p>10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81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474" office:value-type="string" calcext:value-type="string">
            <text:p>Tőr, kígyó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number-columns-repeated="2" table:style-name="ce1496" office:value-type="float" office:value="4" calcext:value-type="float">
            <text:p>4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Tőr, ököl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-5" calcext:value-type="float">
            <text:p>-5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-5" calcext:value-type="float">
            <text:p>-5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/>
          <table:table-cell table:number-columns-repeated="16369"/>
        </table:table-row>
        <table:table-row table:style-name="ro2">
          <table:table-cell table:style-name="ce1462"/>
          <table:table-cell table:style-name="ce1476" office:value-type="string" calcext:value-type="string">
            <text:p>Tőr, páncélszúr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</text:p>
          </table:table-cell>
          <table:table-cell table:style-name="ce1644" office:value-type="string" calcext:value-type="string">
            <text:p>5+Erő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0.5" calcext:value-type="float">
            <text:p>0,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6" calcext:value-type="float">
            <text:p>6</text:p>
          </table:table-cell>
          <table:table-cell table:style-name="ce1670" office:value-type="string" calcext:value-type="string">
            <text:p>közelharc</text:p>
          </table:table-cell>
          <table:table-cell table:style-name="ce1684" office:value-type="string" calcext:value-type="string">
            <text:p>-</text:p>
          </table:table-cell>
          <table:table-cell table:style-name="ce638" table:number-columns-repeated="241"/>
          <table:table-cell table:number-columns-repeated="16128"/>
        </table:table-row>
        <table:table-row table:style-name="ro2">
          <table:table-cell/>
          <table:table-cell table:style-name="ce1474" office:value-type="string" calcext:value-type="string">
            <text:p>Tőr, Slan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number-columns-repeated="2" table:style-name="ce1496" office:value-type="float" office:value="0" calcext:value-type="float">
            <text:p>0</text:p>
          </table:table-cell>
          <table:table-cell table:style-name="ce1496" office:value-type="float" office:value="6" calcext:value-type="float">
            <text:p>6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/>
          <table:table-cell table:number-columns-repeated="16369"/>
        </table:table-row>
        <table:table-row table:style-name="ro1">
          <table:table-cell table:style-name="ce1378"/>
          <table:table-cell table:style-name="ce1477" office:value-type="string" calcext:value-type="string">
            <text:p>Vasököl / páncélkesztyű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string" calcext:value-type="string">
            <text:p>Z</text:p>
          </table:table-cell>
          <table:table-cell table:style-name="ce1645" office:value-type="float" office:value="0" calcext:value-type="float">
            <text:p>0</text:p>
          </table:table-cell>
          <table:table-cell table:style-name="ce1498" office:value-type="float" office:value="0" calcext:value-type="float">
            <text:p>0</text:p>
          </table:table-cell>
          <table:table-cell table:style-name="ce1658"/>
          <table:table-cell table:style-name="ce1498" office:value-type="float" office:value="0" calcext:value-type="float">
            <text:p>0</text:p>
          </table:table-cell>
          <table:table-cell table:number-columns-repeated="3" table:style-name="ce1498" office:value-type="float" office:value="-7" calcext:value-type="float">
            <text:p>-7</text:p>
          </table:table-cell>
          <table:table-cell table:style-name="ce1498" office:value-type="float" office:value="5" calcext:value-type="float">
            <text:p>5</text:p>
          </table:table-cell>
          <table:table-cell table:style-name="ce1671" office:value-type="string" calcext:value-type="string">
            <text:p>közelharc</text:p>
          </table:table-cell>
          <table:table-cell table:style-name="ce1688" office:value-type="string" calcext:value-type="string">
            <text:p>Erőbónusz: 0 feletti rész 1:1-ben számít be.</text:p>
          </table:table-cell>
          <table:table-cell table:style-name="ce380" table:number-columns-repeated="241"/>
          <table:table-cell table:number-columns-repeated="16128"/>
        </table:table-row>
        <table:table-row table:style-name="ro18">
          <table:table-cell table:style-name="ce1461" office:value-type="string" calcext:value-type="string">
            <text:p>Kardvívó fegyverek</text:p>
          </table:table-cell>
          <table:table-cell table:style-name="ce1473" office:value-type="string" calcext:value-type="string">
            <text:p>Kard, dzsenn szablya</text:p>
          </table:table-cell>
          <table:table-cell table:style-name="ce1495" office:value-type="string" calcext:value-type="string">
            <text:p>egykezes</text:p>
          </table:table-cell>
          <table:table-cell table:style-name="ce1495" office:value-type="float" office:value="4" calcext:value-type="float">
            <text:p>4</text:p>
          </table:table-cell>
          <table:table-cell table:style-name="ce1495" office:value-type="string" calcext:value-type="string">
            <text:p>V/S</text:p>
          </table:table-cell>
          <table:table-cell table:style-name="ce1495" office:value-type="float" office:value="0" calcext:value-type="float">
            <text:p>0</text:p>
          </table:table-cell>
          <table:table-cell table:style-name="ce1495" office:value-type="float" office:value="1" calcext:value-type="float">
            <text:p>1</text:p>
          </table:table-cell>
          <table:table-cell table:style-name="ce1655"/>
          <table:table-cell table:style-name="ce1495" office:value-type="float" office:value="1" calcext:value-type="float">
            <text:p>1</text:p>
          </table:table-cell>
          <table:table-cell table:style-name="ce1495" office:value-type="float" office:value="8" calcext:value-type="float">
            <text:p>8</text:p>
          </table:table-cell>
          <table:table-cell table:number-columns-repeated="2" table:style-name="ce1495" office:value-type="float" office:value="15" calcext:value-type="float">
            <text:p>15</text:p>
          </table:table-cell>
          <table:table-cell table:style-name="ce1495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7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emrelin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7" calcext:value-type="float">
            <text:p>7</text:p>
          </table:table-cell>
          <table:table-cell table:number-columns-repeated="2" table:style-name="ce1496" office:value-type="float" office:value="13" calcext:value-type="float">
            <text:p>13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89"/>
          <table:table-cell table:number-columns-repeated="16369"/>
        </table:table-row>
        <table:table-row table:style-name="ro19">
          <table:table-cell/>
          <table:table-cell table:style-name="ce1474" office:value-type="string" calcext:value-type="string">
            <text:p>Kard, fejvadász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3" calcext:value-type="float">
            <text:p>3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.5" calcext:value-type="float">
            <text:p>0,5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9" calcext:value-type="float">
            <text:p>9</text:p>
          </table:table-cell>
          <table:table-cell table:style-name="ce1496" office:value-type="float" office:value="11" calcext:value-type="float">
            <text:p>11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89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474" office:value-type="string" calcext:value-type="string">
            <text:p>Kard, handzsár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13" calcext:value-type="float">
            <text:p>13</text:p>
          </table:table-cell>
          <table:table-cell table:style-name="ce1496" office:value-type="float" office:value="10" calcext:value-type="float">
            <text:p>10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hiequar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S/V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12" calcext:value-type="float">
            <text:p>12</text:p>
          </table:table-cell>
          <table:table-cell table:style-name="ce1496" office:value-type="float" office:value="8" calcext:value-type="float">
            <text:p>8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74" office:value-type="string" calcext:value-type="string">
            <text:p>Kard, hosszú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639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6" calcext:value-type="float">
            <text:p>6</text:p>
          </table:table-cell>
          <table:table-cell table:number-columns-repeated="2" table:style-name="ce1496" office:value-type="float" office:value="12" calcext:value-type="float">
            <text:p>12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74" office:value-type="string" calcext:value-type="string">
            <text:p>Kard, jatagán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1" calcext:value-type="float">
            <text:p>1</text:p>
          </table:table-cell>
          <table:table-cell table:style-name="ce1639" office:value-type="string" calcext:value-type="string">
            <text:p><text:span text:style-name="T14"> </text:span><text:span text:style-name="T15">V/S</text:span>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656"/>
          <table:table-cell table:style-name="ce1496" office:value-type="float" office:value="0.5" calcext:value-type="float">
            <text:p>0,5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9" calcext:value-type="float">
            <text:p>9</text:p>
          </table:table-cell>
          <table:table-cell table:style-name="ce1496" office:value-type="float" office:value="7" calcext:value-type="float">
            <text:p>7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74" office:value-type="string" calcext:value-type="string">
            <text:p>Kard, kétkezes</text:p>
          </table:table-cell>
          <table:table-cell table:style-name="ce1496" office:value-type="string" calcext:value-type="string">
            <text:p>kétkezes</text:p>
          </table:table-cell>
          <table:table-cell table:style-name="ce1496" office:value-type="float" office:value="8" calcext:value-type="float">
            <text:p>8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10" calcext:value-type="float">
            <text:p>10</text:p>
          </table:table-cell>
          <table:table-cell table:style-name="ce1496" office:value-type="float" office:value="20" calcext:value-type="float">
            <text:p>20</text:p>
          </table:table-cell>
          <table:table-cell table:style-name="ce1496" office:value-type="float" office:value="15" calcext:value-type="float">
            <text:p>15</text:p>
          </table:table-cell>
          <table:table-cell table:style-name="ce1496" office:value-type="float" office:value="8" calcext:value-type="float">
            <text:p>8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khossas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11" calcext:value-type="float">
            <text:p>11</text:p>
          </table:table-cell>
          <table:table-cell table:style-name="ce1496" office:value-type="float" office:value="10" calcext:value-type="float">
            <text:p>10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74" office:value-type="string" calcext:value-type="string">
            <text:p>Kard, kígyó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3" calcext:value-type="float">
            <text:p>3</text:p>
          </table:table-cell>
          <table:table-cell table:style-name="ce1639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5" calcext:value-type="float">
            <text:p>5</text:p>
          </table:table-cell>
          <table:table-cell table:number-columns-repeated="2" table:style-name="ce1496" office:value-type="float" office:value="11" calcext:value-type="float">
            <text:p>11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74" office:value-type="string" calcext:value-type="string">
            <text:p>Kard, Lagoss 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639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8" calcext:value-type="float">
            <text:p>8</text:p>
          </table:table-cell>
          <table:table-cell table:number-columns-repeated="2" table:style-name="ce1496" office:value-type="float" office:value="16" calcext:value-type="float">
            <text:p>16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lovag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6" calcext:value-type="float">
            <text:p>6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7" calcext:value-type="float">
            <text:p>7</text:p>
          </table:table-cell>
          <table:table-cell table:style-name="ce1496" office:value-type="float" office:value="15" calcext:value-type="float">
            <text:p>15</text:p>
          </table:table-cell>
          <table:table-cell table:style-name="ce1496" office:value-type="float" office:value="12" calcext:value-type="float">
            <text:p>12</text:p>
          </table:table-cell>
          <table:table-cell table:style-name="ce1496" office:value-type="float" office:value="7" calcext:value-type="float">
            <text:p>7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74" office:value-type="string" calcext:value-type="string">
            <text:p>Kard, másfélkezes</text:p>
          </table:table-cell>
          <table:table-cell table:style-name="ce1496" office:value-type="string" calcext:value-type="string">
            <text:p>kétkezes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1.5" calcext:value-type="float">
            <text:p>1,5</text:p>
          </table:table-cell>
          <table:table-cell table:style-name="ce1496" office:value-type="float" office:value="8" calcext:value-type="float">
            <text:p>8</text:p>
          </table:table-cell>
          <table:table-cell table:number-columns-repeated="2" table:style-name="ce1496" office:value-type="float" office:value="16" calcext:value-type="float">
            <text:p>16</text:p>
          </table:table-cell>
          <table:table-cell table:style-name="ce1496" office:value-type="float" office:value="7" calcext:value-type="float">
            <text:p>7</text:p>
          </table:table-cell>
          <table:table-cell table:style-name="ce1669" office:value-type="string" calcext:value-type="string">
            <text:p>kardvívás</text:p>
          </table:table-cell>
          <table:table-cell table:style-name="ce1689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mesterkard</text:p>
          </table:table-cell>
          <table:table-cell table:style-name="ce1496" office:value-type="string" calcext:value-type="string">
            <text:p>kétkezes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1.5" calcext:value-type="float">
            <text:p>1,5</text:p>
          </table:table-cell>
          <table:table-cell table:style-name="ce1496" office:value-type="float" office:value="9" calcext:value-type="float">
            <text:p>9</text:p>
          </table:table-cell>
          <table:table-cell table:style-name="ce1496" office:value-type="float" office:value="18" calcext:value-type="float">
            <text:p>18</text:p>
          </table:table-cell>
          <table:table-cell table:style-name="ce1496" office:value-type="float" office:value="13" calcext:value-type="float">
            <text:p>13</text:p>
          </table:table-cell>
          <table:table-cell table:style-name="ce1496" office:value-type="float" office:value="7" calcext:value-type="float">
            <text:p>7</text:p>
          </table:table-cell>
          <table:table-cell table:style-name="ce1669" office:value-type="string" calcext:value-type="string">
            <text:p>kardvívás</text:p>
          </table:table-cell>
          <table:table-cell table:style-name="ce1693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474" office:value-type="string" calcext:value-type="string">
            <text:p>Kard, Pugoss 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3" calcext:value-type="float">
            <text:p>3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.5" calcext:value-type="float">
            <text:p>0,5</text:p>
          </table:table-cell>
          <table:table-cell table:style-name="ce1496" office:value-type="float" office:value="6" calcext:value-type="float">
            <text:p>6</text:p>
          </table:table-cell>
          <table:table-cell table:number-columns-repeated="2" table:style-name="ce1496" office:value-type="float" office:value="12" calcext:value-type="float">
            <text:p>12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rövid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.5" calcext:value-type="float">
            <text:p>0,5</text:p>
          </table:table-cell>
          <table:table-cell table:style-name="ce1496" office:value-type="float" office:value="4" calcext:value-type="float">
            <text:p>4</text:p>
          </table:table-cell>
          <table:table-cell table:number-columns-repeated="2" table:style-name="ce1496" office:value-type="float" office:value="8" calcext:value-type="float">
            <text:p>8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74" office:value-type="string" calcext:value-type="string">
            <text:p>Kard, Slan </text:p>
          </table:table-cell>
          <table:table-cell table:style-name="ce1496" office:value-type="string" calcext:value-type="string">
            <text:p>kétkezes</text:p>
          </table:table-cell>
          <table:table-cell table:style-name="ce1496" office:value-type="float" office:value="6" calcext:value-type="float">
            <text:p>6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1.5" calcext:value-type="float">
            <text:p>1,5</text:p>
          </table:table-cell>
          <table:table-cell table:style-name="ce1496" office:value-type="float" office:value="9" calcext:value-type="float">
            <text:p>9</text:p>
          </table:table-cell>
          <table:table-cell table:style-name="ce1496" office:value-type="float" office:value="19" calcext:value-type="float">
            <text:p>19</text:p>
          </table:table-cell>
          <table:table-cell table:style-name="ce1496" office:value-type="float" office:value="13" calcext:value-type="float">
            <text:p>13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89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Slan rövid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.5" calcext:value-type="float">
            <text:p>0,5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11" calcext:value-type="float">
            <text:p>11</text:p>
          </table:table-cell>
          <table:table-cell table:number-columns-repeated="2"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474" office:value-type="string" calcext:value-type="string">
            <text:p>Kard, Slan csatakard</text:p>
          </table:table-cell>
          <table:table-cell table:style-name="ce1496" office:value-type="string" calcext:value-type="string">
            <text:p>kétkezes</text:p>
          </table:table-cell>
          <table:table-cell table:style-name="ce1496" office:value-type="float" office:value="9" calcext:value-type="float">
            <text:p>9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9" calcext:value-type="float">
            <text:p>9</text:p>
          </table:table-cell>
          <table:table-cell table:style-name="ce1496" office:value-type="float" office:value="23" calcext:value-type="float">
            <text:p>23</text:p>
          </table:table-cell>
          <table:table-cell table:style-name="ce1496" office:value-type="float" office:value="17" calcext:value-type="float">
            <text:p>17</text:p>
          </table:table-cell>
          <table:table-cell table:style-name="ce1496" office:value-type="float" office:value="8" calcext:value-type="float">
            <text:p>8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474" office:value-type="string" calcext:value-type="string">
            <text:p>Kard, szably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3" calcext:value-type="float">
            <text:p>3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6" calcext:value-type="float">
            <text:p>6</text:p>
          </table:table-cell>
          <table:table-cell table:number-columns-repeated="2" table:style-name="ce1496" office:value-type="float" office:value="12" calcext:value-type="float">
            <text:p>12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462"/>
          <table:table-cell table:style-name="ce1476" office:value-type="string" calcext:value-type="string">
            <text:p>Mara-sequor 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,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20" calcext:value-type="float">
            <text:p>20</text:p>
          </table:table-cell>
          <table:table-cell table:style-name="ce1497" office:value-type="float" office:value="16" calcext:value-type="float">
            <text:p>16</text:p>
          </table:table-cell>
          <table:table-cell table:style-name="ce1497" office:value-type="float" office:value="6" calcext:value-type="float">
            <text:p>6</text:p>
          </table:table-cell>
          <table:table-cell table:style-name="ce1670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38" table:number-columns-repeated="241"/>
          <table:table-cell table:number-columns-repeated="16128"/>
        </table:table-row>
        <table:table-row table:style-name="ro5">
          <table:table-cell table:style-name="ce1462"/>
          <table:table-cell table:style-name="ce1476" office:value-type="string" calcext:value-type="string">
            <text:p>Meneth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0.5" calcext:value-type="float">
            <text:p>0,5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6" calcext:value-type="float">
            <text:p>6</text:p>
          </table:table-cell>
          <table:table-cell table:style-name="ce1670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38" table:number-columns-repeated="241"/>
          <table:table-cell table:number-columns-repeated="16128"/>
        </table:table-row>
        <table:table-row table:style-name="ro2">
          <table:table-cell/>
          <table:table-cell table:style-name="ce1474" office:value-type="string" calcext:value-type="string">
            <text:p>Predoci egyeneskard</text:p>
          </table:table-cell>
          <table:table-cell table:style-name="ce1496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74" office:value-type="string" calcext:value-type="string">
            <text:p>Sequor </text:p>
          </table:table-cell>
          <table:table-cell table:style-name="ce1496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656"/>
          <table:table-cell table:style-name="ce1497" office:value-type="float" office:value="0.5" calcext:value-type="float">
            <text:p>0,5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95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381"/>
          <table:table-cell table:style-name="ce1479" office:value-type="string" calcext:value-type="string">
            <text:p>Tőrkar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659"/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5" calcext:value-type="float">
            <text:p>5</text:p>
          </table:table-cell>
          <table:table-cell table:style-name="ce1672" office:value-type="string" calcext:value-type="string">
            <text:p>kardvívás</text:p>
          </table:table-cell>
          <table:table-cell table:style-name="ce1696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718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Zúzó fegyverek</text:p>
          </table:table-cell>
          <table:table-cell table:style-name="ce1473" office:value-type="string" calcext:value-type="string">
            <text:p>Bot, rövid</text:p>
          </table:table-cell>
          <table:table-cell table:style-name="ce1495" office:value-type="string" calcext:value-type="string">
            <text:p>egykezes</text:p>
          </table:table-cell>
          <table:table-cell table:style-name="ce1502" office:value-type="float" office:value="-3" calcext:value-type="float">
            <text:p>-3</text:p>
          </table:table-cell>
          <table:table-cell table:style-name="ce1502" office:value-type="string" calcext:value-type="string">
            <text:p>Z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655"/>
          <table:table-cell table:style-name="ce1496" office:value-type="float" office:value="0.5" calcext:value-type="float">
            <text:p>0,5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9" calcext:value-type="float">
            <text:p>9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5" calcext:value-type="float">
            <text:p>5</text:p>
          </table:table-cell>
          <table:table-cell table:style-name="ce1669" office:value-type="string" calcext:value-type="string">
            <text:p>zúzás</text:p>
          </table:table-cell>
          <table:table-cell table:style-name="ce1684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ot, furkós</text:p>
          </table:table-cell>
          <table:table-cell table:style-name="ce1496" office:value-type="string" calcext:value-type="string">
            <text:p>egykezes</text:p>
          </table:table-cell>
          <table:table-cell table:style-name="ce1497" office:value-type="float" office:value="-1" calcext:value-type="float">
            <text:p>-1</text:p>
          </table:table-cell>
          <table:table-cell table:style-name="ce1497" office:value-type="string" calcext:value-type="string">
            <text:p>Z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669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uzogány, egykeze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640" office:value-type="string" calcext:value-type="string">
            <text:p>Z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502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670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uzogány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1.5" calcext:value-type="float">
            <text:p>1,5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20" calcext:value-type="float">
            <text:p>20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670" office:value-type="string" calcext:value-type="string">
            <text:p>zúzás</text:p>
          </table:table-cell>
          <table:table-cell table:style-name="ce169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uzogány, láncos</text:p>
          </table:table-cell>
          <table:table-cell table:style-name="ce1496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Z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float" office:value="15" calcext:value-type="float">
            <text:p>15</text:p>
          </table:table-cell>
          <table:table-cell table:number-columns-repeated="2" table:style-name="ce1497" office:value-type="float" office:value="6" calcext:value-type="float">
            <text:p>6</text:p>
          </table:table-cell>
          <table:table-cell table:style-name="ce1669" office:value-type="string" calcext:value-type="string">
            <text:p>zúzás</text:p>
          </table:table-cell>
          <table:table-cell table:style-name="ce169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uzogány, shadleki</text:p>
          </table:table-cell>
          <table:table-cell table:style-name="ce1496" office:value-type="string" calcext:value-type="string">
            <text:p>egy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6" calcext:value-type="float">
            <text:p>6</text:p>
          </table:table-cell>
          <table:table-cell table:style-name="ce1669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uzogány, tollas</text:p>
          </table:table-cell>
          <table:table-cell table:style-name="ce1496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0.5" calcext:value-type="float">
            <text:p>0,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669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Csatabárd, egykezes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641" office:value-type="string" calcext:value-type="string">
            <text:p>Z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.5" calcext:value-type="float">
            <text:p>0,5</text:p>
          </table:table-cell>
          <table:table-cell table:style-name="ce1496" office:value-type="float" office:value="4" calcext:value-type="float">
            <text:p>4</text:p>
          </table:table-cell>
          <table:table-cell table:number-columns-repeated="2" table:style-name="ce1496" office:value-type="float" office:value="8" calcext:value-type="float">
            <text:p>8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Csatabárd, kétkezes</text:p>
          </table:table-cell>
          <table:table-cell table:style-name="ce1496" office:value-type="string" calcext:value-type="string">
            <text:p>kétkezes</text:p>
          </table:table-cell>
          <table:table-cell table:style-name="ce1496" office:value-type="float" office:value="8" calcext:value-type="float">
            <text:p>8</text:p>
          </table:table-cell>
          <table:table-cell table:style-name="ce1496" office:value-type="string" calcext:value-type="string">
            <text:p>Z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1.5" calcext:value-type="float">
            <text:p>1,5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18" calcext:value-type="float">
            <text:p>18</text:p>
          </table:table-cell>
          <table:table-cell table:style-name="ce1496" office:value-type="float" office:value="10" calcext:value-type="float">
            <text:p>10</text:p>
          </table:table-cell>
          <table:table-cell table:style-name="ce1496" office:value-type="float" office:value="8" calcext:value-type="float">
            <text:p>8</text:p>
          </table:table-cell>
          <table:table-cell table:style-name="ce1669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18">
          <table:table-cell/>
          <table:table-cell table:style-name="ce1474" office:value-type="string" calcext:value-type="string">
            <text:p>Csatacsákány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string" calcext:value-type="string">
            <text:p>Z</text:p>
          </table:table-cell>
          <table:table-cell table:style-name="ce1496" office:value-type="float" office:value="10" calcext:value-type="float">
            <text:p>10</text:p>
          </table:table-cell>
          <table:table-cell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.5" calcext:value-type="float">
            <text:p>0,5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14" calcext:value-type="float">
            <text:p>14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7" calcext:value-type="float">
            <text:p>7</text:p>
          </table:table-cell>
          <table:table-cell table:style-name="ce1669" office:value-type="string" calcext:value-type="string">
            <text:p>zúzás</text:p>
          </table:table-cell>
          <table:table-cell table:style-name="ce169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81"/>
          <table:table-cell table:style-name="ce1479" office:value-type="string" calcext:value-type="string">
            <text:p>Harci kalapács</text:p>
          </table:table-cell>
          <table:table-cell table:style-name="ce1501" office:value-type="string" calcext:value-type="string">
            <text:p>kétkezes</text:p>
          </table:table-cell>
          <table:table-cell table:style-name="ce1501" office:value-type="float" office:value="7" calcext:value-type="float">
            <text:p>7</text:p>
          </table:table-cell>
          <table:table-cell table:style-name="ce1501" office:value-type="string" calcext:value-type="string">
            <text:p>Z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659"/>
          <table:table-cell table:style-name="ce1501" office:value-type="float" office:value="1.5" calcext:value-type="float">
            <text:p>1,5</text:p>
          </table:table-cell>
          <table:table-cell table:style-name="ce1501" office:value-type="float" office:value="1" calcext:value-type="float">
            <text:p>1</text:p>
          </table:table-cell>
          <table:table-cell table:style-name="ce1501" office:value-type="float" office:value="20" calcext:value-type="float">
            <text:p>20</text:p>
          </table:table-cell>
          <table:table-cell table:number-columns-repeated="2" table:style-name="ce1501" office:value-type="float" office:value="8" calcext:value-type="float">
            <text:p>8</text:p>
          </table:table-cell>
          <table:table-cell table:style-name="ce1673" office:value-type="string" calcext:value-type="string">
            <text:p>zúzás</text:p>
          </table:table-cell>
          <table:table-cell table:style-name="ce1697" office:value-type="string" calcext:value-type="string">
            <text:p>Erő követelmény: +2</text:p>
          </table:table-cell>
          <table:table-cell table:style-name="ce1718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Lándzsavívó fegyverek</text:p>
          </table:table-cell>
          <table:table-cell table:style-name="ce1483" office:value-type="string" calcext:value-type="string">
            <text:p>Alabárd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string" calcext:value-type="string">
            <text:p>S+Z/V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0" calcext:value-type="float">
            <text:p>0</text:p>
          </table:table-cell>
          <table:table-cell table:style-name="ce1655"/>
          <table:table-cell table:style-name="ce1497" office:value-type="float" office:value="3" calcext:value-type="float">
            <text:p>3</text:p>
          </table:table-cell>
          <table:table-cell table:style-name="ce1502" office:value-type="float" office:value="12" calcext:value-type="float">
            <text:p>12</text:p>
          </table:table-cell>
          <table:table-cell table:number-columns-repeated="2" table:style-name="ce1502" office:value-type="float" office:value="28" calcext:value-type="float">
            <text:p>28</text:p>
          </table:table-cell>
          <table:table-cell table:style-name="ce1502" office:value-type="float" office:value="8" calcext:value-type="float">
            <text:p>8</text:p>
          </table:table-cell>
          <table:table-cell table:style-name="ce1670" office:value-type="string" calcext:value-type="string">
            <text:p>lándzsavívás</text:p>
          </table:table-cell>
          <table:table-cell table:style-name="ce1698" office:value-type="string" calcext:value-type="string">
            <text:p>Talán a legjobb a páncélok ellen</text:p>
          </table:table-cell>
          <table:table-cell table:style-name="ce638" table:number-columns-repeated="241"/>
          <table:table-cell table:number-columns-repeated="16128"/>
        </table:table-row>
        <table:table-row table:style-name="ro1">
          <table:table-cell table:style-name="ce1462"/>
          <table:table-cell table:style-name="ce1476" office:value-type="string" calcext:value-type="string">
            <text:p>Bot, hosszú</text:p>
          </table:table-cell>
          <table:table-cell table:style-name="ce1497" office:value-type="string" calcext:value-type="string">
            <text:p>kétkezes</text:p>
          </table:table-cell>
          <table:table-cell table:style-name="ce1544" office:value-type="float" office:value="1" calcext:value-type="float">
            <text:p>1</text:p>
          </table:table-cell>
          <table:table-cell table:style-name="ce1497" office:value-type="string" calcext:value-type="string">
            <text:p>Z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2" calcext:value-type="float">
            <text:p>2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16" calcext:value-type="float">
            <text:p>16</text:p>
          </table:table-cell>
          <table:table-cell table:style-name="ce1497" office:value-type="float" office:value="24" calcext:value-type="float">
            <text:p>24</text:p>
          </table:table-cell>
          <table:table-cell table:style-name="ce1497" office:value-type="float" office:value="6" calcext:value-type="float">
            <text:p>6</text:p>
          </table:table-cell>
          <table:table-cell table:style-name="ce1670" office:value-type="string" calcext:value-type="string">
            <text:p>lándzsavívás</text:p>
          </table:table-cell>
          <table:table-cell table:style-name="ce638" table:number-columns-repeated="242"/>
          <table:table-cell table:number-columns-repeated="16128"/>
        </table:table-row>
        <table:table-row table:style-name="ro21">
          <table:table-cell table:style-name="ce1462"/>
          <table:table-cell table:style-name="ce1476" office:value-type="string" calcext:value-type="string">
            <text:p>Lándzsa</text:p>
          </table:table-cell>
          <table:table-cell table:style-name="ce1497" office:value-type="string" calcext:value-type="string">
            <text:p>kétkezes</text:p>
          </table:table-cell>
          <table:table-cell table:style-name="ce1547" office:value-type="float" office:value="2" calcext:value-type="float">
            <text:p>2</text:p>
          </table:table-cell>
          <table:table-cell table:style-name="ce1497" office:value-type="string" calcext:value-type="string">
            <text:p>S</text:p>
          </table:table-cell>
          <table:table-cell table:style-name="ce1497" office:value-type="string" calcext:value-type="string">
            <text:p>4/0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2" calcext:value-type="float">
            <text:p>2</text:p>
          </table:table-cell>
          <table:table-cell table:style-name="ce1497" office:value-type="float" office:value="14" calcext:value-type="float">
            <text:p>14</text:p>
          </table:table-cell>
          <table:table-cell table:number-columns-repeated="2" table:style-name="ce1497" office:value-type="float" office:value="32" calcext:value-type="float">
            <text:p>32</text:p>
          </table:table-cell>
          <table:table-cell table:style-name="ce1497" office:value-type="float" office:value="6" calcext:value-type="float">
            <text:p>6</text:p>
          </table:table-cell>
          <table:table-cell table:style-name="ce1670" office:value-type="string" calcext:value-type="string">
            <text:p>lándzsavívás</text:p>
          </table:table-cell>
          <table:table-cell table:style-name="ce1699" office:value-type="string" calcext:value-type="string">
            <text:p>Keskeny: +2</text:p>
            <text:p>Széles hegyű: +2</text:p>
          </table:table-cell>
          <table:table-cell table:style-name="ce638" table:number-columns-repeated="241"/>
          <table:table-cell table:number-columns-repeated="16128"/>
        </table:table-row>
        <table:table-row table:style-name="ro21">
          <table:table-cell table:style-name="ce1462"/>
          <table:table-cell table:style-name="ce1476" office:value-type="string" calcext:value-type="string">
            <text:p>Pika</text:p>
          </table:table-cell>
          <table:table-cell table:style-name="ce1497" office:value-type="string" calcext:value-type="string">
            <text:p>kétkezes</text:p>
          </table:table-cell>
          <table:table-cell table:style-name="ce1547" office:value-type="float" office:value="2" calcext:value-type="float">
            <text:p>2</text:p>
          </table:table-cell>
          <table:table-cell table:style-name="ce1497" office:value-type="string" calcext:value-type="string">
            <text:p>S</text:p>
          </table:table-cell>
          <table:table-cell table:style-name="ce1497" office:value-type="string" calcext:value-type="string">
            <text:p>4/0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8" calcext:value-type="float">
            <text:p>18</text:p>
          </table:table-cell>
          <table:table-cell table:number-columns-repeated="2" table:style-name="ce1497" office:value-type="float" office:value="40" calcext:value-type="float">
            <text:p>40</text:p>
          </table:table-cell>
          <table:table-cell table:style-name="ce1497" office:value-type="float" office:value="9" calcext:value-type="float">
            <text:p>9</text:p>
          </table:table-cell>
          <table:table-cell table:style-name="ce1670" office:value-type="string" calcext:value-type="string">
            <text:p>lándzsavívás</text:p>
          </table:table-cell>
          <table:table-cell table:style-name="ce1699" office:value-type="string" calcext:value-type="string">
            <text:p>Keskeny: +2</text:p>
            <text:p>Széles hegyű: +2</text:p>
          </table:table-cell>
          <table:table-cell table:style-name="ce638" table:number-columns-repeated="241"/>
          <table:table-cell table:number-columns-repeated="16128"/>
        </table:table-row>
        <table:table-row table:style-name="ro2">
          <table:table-cell table:style-name="ce1462"/>
          <table:table-cell table:style-name="ce1476" office:value-type="string" calcext:value-type="string">
            <text:p>Szigony, egykeze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7" calcext:value-type="float">
            <text:p>7</text:p>
          </table:table-cell>
          <table:table-cell table:style-name="ce1670" office:value-type="string" calcext:value-type="string">
            <text:p>lándzsavívás</text:p>
          </table:table-cell>
          <table:table-cell table:style-name="ce638" table:number-columns-repeated="242"/>
          <table:table-cell table:number-columns-repeated="16128"/>
        </table:table-row>
        <table:table-row table:style-name="ro2">
          <table:table-cell table:style-name="ce1463"/>
          <table:table-cell table:style-name="ce1484" office:value-type="string" calcext:value-type="string">
            <text:p>Szigony, kétkezes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0" calcext:value-type="float">
            <text:p>0</text:p>
          </table:table-cell>
          <table:table-cell table:style-name="ce1658"/>
          <table:table-cell table:style-name="ce1503" office:value-type="float" office:value="3" calcext:value-type="float">
            <text:p>3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22" calcext:value-type="float">
            <text:p>22</text:p>
          </table:table-cell>
          <table:table-cell table:style-name="ce1503" office:value-type="float" office:value="26" calcext:value-type="float">
            <text:p>26</text:p>
          </table:table-cell>
          <table:table-cell table:style-name="ce1503" office:value-type="float" office:value="8" calcext:value-type="float">
            <text:p>8</text:p>
          </table:table-cell>
          <table:table-cell table:style-name="ce1674" office:value-type="string" calcext:value-type="string">
            <text:p>lándzsavívás</text:p>
          </table:table-cell>
          <table:table-cell table:style-name="ce1700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2"/>
          <table:table-cell table:number-columns-repeated="16370"/>
        </table:table-row>
        <table:table-row table:style-name="ro2">
          <table:table-cell table:style-name="ce1466"/>
          <table:table-cell table:style-name="ce1485" office:value-type="string" calcext:value-type="string">
            <text:p>Fegyver</text:p>
          </table:table-cell>
          <table:table-cell table:style-name="ce1504" office:value-type="string" calcext:value-type="string">
            <text:p>Forgatás módja</text:p>
          </table:table-cell>
          <table:table-cell table:style-name="ce1485" office:value-type="string" calcext:value-type="string">
            <text:p>SP</text:p>
          </table:table-cell>
          <table:table-cell table:style-name="ce1504" office:value-type="string" calcext:value-type="string">
            <text:p>Sebzés módja</text:p>
          </table:table-cell>
          <table:table-cell table:style-name="ce1485" office:value-type="string" calcext:value-type="string">
            <text:p>Átütés</text:p>
          </table:table-cell>
          <table:table-cell table:style-name="ce1485" table:number-columns-repeated="2"/>
          <table:table-cell table:style-name="ce1485" office:value-type="string" calcext:value-type="string">
            <text:p>Hatótáv</text:p>
          </table:table-cell>
          <table:table-cell table:style-name="ce1485" office:value-type="string" calcext:value-type="string">
            <text:p>KÉ</text:p>
          </table:table-cell>
          <table:table-cell table:style-name="ce1485" office:value-type="string" calcext:value-type="string">
            <text:p>CÉ</text:p>
          </table:table-cell>
          <table:table-cell table:style-name="ce1485" office:value-type="string" calcext:value-type="string">
            <text:p>Osztó</text:p>
          </table:table-cell>
          <table:table-cell table:style-name="ce1485" office:value-type="string" calcext:value-type="string">
            <text:p>Sebesség</text:p>
          </table:table-cell>
          <table:table-cell table:style-name="ce1485" office:value-type="string" calcext:value-type="string">
            <text:p>Harcmodor</text:p>
          </table:table-cell>
          <table:table-cell table:style-name="ce1485"/>
          <table:table-cell table:style-name="ce171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61" office:value-type="string" calcext:value-type="string">
            <text:p>Hajítófegyverek</text:p>
          </table:table-cell>
          <table:table-cell table:style-name="ce1486" office:value-type="string" calcext:value-type="string">
            <text:p>Bola</text:p>
          </table:table-cell>
          <table:table-cell table:style-name="ce1486" office:value-type="string" calcext:value-type="string">
            <text:p>egykezes</text:p>
          </table:table-cell>
          <table:table-cell table:number-columns-repeated="2" table:style-name="ce1548" office:value-type="string" calcext:value-type="string">
            <text:p>-</text:p>
          </table:table-cell>
          <table:table-cell table:style-name="ce1548" office:value-type="float" office:value="0" calcext:value-type="float">
            <text:p>0</text:p>
          </table:table-cell>
          <table:table-cell table:style-name="ce1647"/>
          <table:table-cell table:style-name="ce1660"/>
          <table:table-cell table:style-name="ce1548" office:value-type="string" calcext:value-type="string">
            <text:p>20m</text:p>
          </table:table-cell>
          <table:table-cell table:number-columns-repeated="2" table:style-name="ce1548" office:value-type="float" office:value="2" calcext:value-type="float">
            <text:p>2</text:p>
          </table:table-cell>
          <table:table-cell table:style-name="ce1486" office:value-type="float" office:value="1" calcext:value-type="float">
            <text:p>1</text:p>
          </table:table-cell>
          <table:table-cell table:style-name="ce1664" office:value-type="float" office:value="10" calcext:value-type="float">
            <text:p>10</text:p>
          </table:table-cell>
          <table:table-cell table:style-name="ce1669" office:value-type="string" calcext:value-type="string">
            <text:p>hajítás</text:p>
          </table:table-cell>
          <table:table-cell table:style-name="ce1701"/>
          <table:table-cell table:number-columns-repeated="16369"/>
        </table:table-row>
        <table:table-row table:style-name="ro22">
          <table:table-cell table:style-name="ce1467"/>
          <table:table-cell table:style-name="ce1487" office:value-type="string" calcext:value-type="string">
            <text:p>Dárda</text:p>
          </table:table-cell>
          <table:table-cell table:style-name="ce1487" office:value-type="string" calcext:value-type="string">
            <text:p>egykezes</text:p>
          </table:table-cell>
          <table:table-cell table:style-name="ce1551" office:value-type="float" office:value="3" calcext:value-type="float">
            <text:p>3</text:p>
          </table:table-cell>
          <table:table-cell table:style-name="ce1551" office:value-type="string" calcext:value-type="string">
            <text:p>S</text:p>
          </table:table-cell>
          <table:table-cell table:style-name="ce1551" office:value-type="float" office:value="3" calcext:value-type="float">
            <text:p>3</text:p>
          </table:table-cell>
          <table:table-cell table:style-name="ce1648" table:number-columns-repeated="2"/>
          <table:table-cell table:style-name="ce1551" office:value-type="string" calcext:value-type="string">
            <text:p>5m + (Erő x 3)</text:p>
          </table:table-cell>
          <table:table-cell table:style-name="ce1551" office:value-type="float" office:value="5" calcext:value-type="float">
            <text:p>5</text:p>
          </table:table-cell>
          <table:table-cell table:style-name="ce1551" office:value-type="float" office:value="3" calcext:value-type="float">
            <text:p>3</text:p>
          </table:table-cell>
          <table:table-cell table:style-name="ce1490" office:value-type="float" office:value="2" calcext:value-type="float">
            <text:p>2</text:p>
          </table:table-cell>
          <table:table-cell table:style-name="ce1665" office:value-type="float" office:value="7" calcext:value-type="float">
            <text:p>7</text:p>
          </table:table-cell>
          <table:table-cell table:style-name="ce1675" office:value-type="string" calcext:value-type="string">
            <text:p>hajítás</text:p>
          </table:table-cell>
          <table:table-cell table:style-name="ce1703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20"/>
          <table:table-cell table:style-name="ce172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86" office:value-type="string" calcext:value-type="string">
            <text:p>Dobóháló</text:p>
          </table:table-cell>
          <table:table-cell table:style-name="ce1490" office:value-type="string" calcext:value-type="string">
            <text:p>egykezes</text:p>
          </table:table-cell>
          <table:table-cell table:number-columns-repeated="2" table:style-name="ce1548" office:value-type="string" calcext:value-type="string">
            <text:p>-</text:p>
          </table:table-cell>
          <table:table-cell table:style-name="ce1548" office:value-type="float" office:value="0" calcext:value-type="float">
            <text:p>0</text:p>
          </table:table-cell>
          <table:table-cell table:style-name="ce1647"/>
          <table:table-cell table:style-name="ce1660"/>
          <table:table-cell table:style-name="ce1548" office:value-type="string" calcext:value-type="string">
            <text:p>4m</text:p>
          </table:table-cell>
          <table:table-cell table:style-name="ce1548" office:value-type="float" office:value="2" calcext:value-type="float">
            <text:p>2</text:p>
          </table:table-cell>
          <table:table-cell table:style-name="ce1548" office:value-type="float" office:value="0" calcext:value-type="float">
            <text:p>0</text:p>
          </table:table-cell>
          <table:table-cell table:style-name="ce1486" office:value-type="float" office:value="1" calcext:value-type="float">
            <text:p>1</text:p>
          </table:table-cell>
          <table:table-cell table:style-name="ce1664" office:value-type="float" office:value="10" calcext:value-type="float">
            <text:p>10</text:p>
          </table:table-cell>
          <table:table-cell table:style-name="ce1669" office:value-type="string" calcext:value-type="string">
            <text:p>hajítás</text:p>
          </table:table-cell>
          <table:table-cell table:style-name="ce170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Hajítóbárd</text:p>
          </table:table-cell>
          <table:table-cell table:style-name="ce1490" office:value-type="string" calcext:value-type="string">
            <text:p>egykezes</text:p>
          </table:table-cell>
          <table:table-cell table:style-name="ce1635" office:value-type="float" office:value="2" calcext:value-type="float">
            <text:p>2</text:p>
          </table:table-cell>
          <table:table-cell table:style-name="ce1635" office:value-type="string" calcext:value-type="string">
            <text:p>Z</text:p>
          </table:table-cell>
          <table:table-cell table:style-name="ce1635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20m</text:p>
          </table:table-cell>
          <table:table-cell table:style-name="ce1635" office:value-type="float" office:value="8" calcext:value-type="float">
            <text:p>8</text:p>
          </table:table-cell>
          <table:table-cell table:style-name="ce1635" office:value-type="float" office:value="4" calcext:value-type="float">
            <text:p>4</text:p>
          </table:table-cell>
          <table:table-cell table:style-name="ce1488" office:value-type="float" office:value="2" calcext:value-type="float">
            <text:p>2</text:p>
          </table:table-cell>
          <table:table-cell table:style-name="ce1666" office:value-type="float" office:value="6" calcext:value-type="float">
            <text:p>6</text:p>
          </table:table-cell>
          <table:table-cell table:style-name="ce1669" office:value-type="string" calcext:value-type="string">
            <text:p>hajítás</text:p>
          </table:table-cell>
          <table:table-cell table:style-name="ce170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460"/>
          <table:table-cell table:style-name="ce1489" office:value-type="string" calcext:value-type="string">
            <text:p>Hajítótőr</text:p>
          </table:table-cell>
          <table:table-cell table:style-name="ce1487" office:value-type="string" calcext:value-type="string">
            <text:p>egykezes</text:p>
          </table:table-cell>
          <table:table-cell table:style-name="ce1489" office:value-type="float" office:value="0" calcext:value-type="float">
            <text:p>0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0" calcext:value-type="float">
            <text:p>0</text:p>
          </table:table-cell>
          <table:table-cell table:style-name="ce1650"/>
          <table:table-cell table:style-name="ce1661"/>
          <table:table-cell table:style-name="ce1642" office:value-type="string" calcext:value-type="string">
            <text:p>15m</text:p>
          </table:table-cell>
          <table:table-cell table:style-name="ce1642" office:value-type="float" office:value="12" calcext:value-type="float">
            <text:p>12</text:p>
          </table:table-cell>
          <table:table-cell table:style-name="ce1642" office:value-type="float" office:value="4" calcext:value-type="float">
            <text:p>4</text:p>
          </table:table-cell>
          <table:table-cell table:style-name="ce1489" office:value-type="float" office:value="2" calcext:value-type="float">
            <text:p>2</text:p>
          </table:table-cell>
          <table:table-cell table:style-name="ce1667" office:value-type="float" office:value="5" calcext:value-type="float">
            <text:p>5</text:p>
          </table:table-cell>
          <table:table-cell table:style-name="ce1676" office:value-type="string" calcext:value-type="string">
            <text:p>hajítás</text:p>
          </table:table-cell>
          <table:table-cell table:style-name="ce1707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kő</text:p>
          </table:table-cell>
          <table:table-cell table:style-name="ce1488" office:value-type="string" calcext:value-type="string">
            <text:p>egykezes</text:p>
          </table:table-cell>
          <table:table-cell table:style-name="ce1635" office:value-type="float" office:value="-10" calcext:value-type="float">
            <text:p>-10</text:p>
          </table:table-cell>
          <table:table-cell table:style-name="ce1635" office:value-type="string" calcext:value-type="string">
            <text:p>Z</text:p>
          </table:table-cell>
          <table:table-cell table:style-name="ce1635" office:value-type="float" office:value="0" calcext:value-type="float">
            <text:p>0</text:p>
          </table:table-cell>
          <table:table-cell table:style-name="ce1650"/>
          <table:table-cell table:style-name="ce1661"/>
          <table:table-cell table:style-name="ce1642" office:value-type="string" calcext:value-type="string">
            <text:p>20m</text:p>
          </table:table-cell>
          <table:table-cell table:style-name="ce1635" office:value-type="float" office:value="6" calcext:value-type="float">
            <text:p>6</text:p>
          </table:table-cell>
          <table:table-cell table:style-name="ce1635" office:value-type="float" office:value="0" calcext:value-type="float">
            <text:p>0</text:p>
          </table:table-cell>
          <table:table-cell table:style-name="ce1488" office:value-type="float" office:value="1" calcext:value-type="float">
            <text:p>1</text:p>
          </table:table-cell>
          <table:table-cell table:style-name="ce1666" office:value-type="float" office:value="5" calcext:value-type="float">
            <text:p>5</text:p>
          </table:table-cell>
          <table:table-cell table:style-name="ce1669" office:value-type="string" calcext:value-type="string">
            <text:p>hajítás</text:p>
          </table:table-cell>
          <table:table-cell table:style-name="ce170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67"/>
          <table:table-cell table:style-name="ce1490" office:value-type="string" calcext:value-type="string">
            <text:p>Lasszó</text:p>
          </table:table-cell>
          <table:table-cell table:style-name="ce1490" office:value-type="string" calcext:value-type="string">
            <text:p>egykezes</text:p>
          </table:table-cell>
          <table:table-cell table:number-columns-repeated="2" table:style-name="ce1551" office:value-type="string" calcext:value-type="string">
            <text:p>-</text:p>
          </table:table-cell>
          <table:table-cell table:style-name="ce1551" office:value-type="float" office:value="0" calcext:value-type="float">
            <text:p>0</text:p>
          </table:table-cell>
          <table:table-cell table:style-name="ce1648" table:number-columns-repeated="2"/>
          <table:table-cell table:style-name="ce1551" office:value-type="string" calcext:value-type="string">
            <text:p>10m</text:p>
          </table:table-cell>
          <table:table-cell table:number-columns-repeated="2" table:style-name="ce1551" office:value-type="float" office:value="0" calcext:value-type="float">
            <text:p>0</text:p>
          </table:table-cell>
          <table:table-cell table:style-name="ce1490" office:value-type="float" office:value="1" calcext:value-type="float">
            <text:p>1</text:p>
          </table:table-cell>
          <table:table-cell table:style-name="ce1665" office:value-type="float" office:value="9" calcext:value-type="float">
            <text:p>9</text:p>
          </table:table-cell>
          <table:table-cell table:style-name="ce1675" office:value-type="string" calcext:value-type="string">
            <text:p>hajítás</text:p>
          </table:table-cell>
          <table:table-cell table:style-name="ce1709" office:value-type="string" calcext:value-type="string">
            <text:p>Sebesülés az esés következtében lehet.</text:p>
          </table:table-cell>
          <table:table-cell table:style-name="ce1721" table:number-columns-repeated="241"/>
          <table:table-cell table:number-columns-repeated="16128"/>
        </table:table-row>
        <table:table-row table:style-name="ro24">
          <table:table-cell/>
          <table:table-cell table:style-name="ce1490" office:value-type="string" calcext:value-type="string">
            <text:p>Parittya</text:p>
          </table:table-cell>
          <table:table-cell table:style-name="ce1490" office:value-type="string" calcext:value-type="string">
            <text:p>egykezes</text:p>
          </table:table-cell>
          <table:table-cell table:style-name="ce1551" office:value-type="float" office:value="0" calcext:value-type="float">
            <text:p>0</text:p>
          </table:table-cell>
          <table:table-cell table:style-name="ce1551" office:value-type="string" calcext:value-type="string">
            <text:p>Z</text:p>
          </table:table-cell>
          <table:table-cell table:style-name="ce1551" office:value-type="float" office:value="0" calcext:value-type="float">
            <text:p>0</text:p>
          </table:table-cell>
          <table:table-cell table:style-name="ce1648"/>
          <table:table-cell table:style-name="ce1662"/>
          <table:table-cell table:style-name="ce1551" office:value-type="string" calcext:value-type="string">
            <text:p>70m</text:p>
          </table:table-cell>
          <table:table-cell table:number-columns-repeated="2" table:style-name="ce1551" office:value-type="float" office:value="4" calcext:value-type="float">
            <text:p>4</text:p>
          </table:table-cell>
          <table:table-cell table:style-name="ce1490" office:value-type="float" office:value="2" calcext:value-type="float">
            <text:p>2</text:p>
          </table:table-cell>
          <table:table-cell table:style-name="ce1665" office:value-type="float" office:value="9" calcext:value-type="float">
            <text:p>9</text:p>
          </table:table-cell>
          <table:table-cell table:style-name="ce1675" office:value-type="string" calcext:value-type="string">
            <text:p>hajítás</text:p>
          </table:table-cell>
          <table:table-cell table:style-name="ce1710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Ramiera</text:p>
          </table:table-cell>
          <table:table-cell table:style-name="ce1488" office:value-type="string" calcext:value-type="string">
            <text:p>egykezes</text:p>
          </table:table-cell>
          <table:table-cell table:style-name="ce1635" office:value-type="float" office:value="0" calcext:value-type="float">
            <text:p>0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0m</text:p>
          </table:table-cell>
          <table:table-cell table:style-name="ce1635" office:value-type="float" office:value="7" calcext:value-type="float">
            <text:p>7</text:p>
          </table:table-cell>
          <table:table-cell table:style-name="ce1635" office:value-type="float" office:value="1" calcext:value-type="float">
            <text:p>1</text:p>
          </table:table-cell>
          <table:table-cell table:style-name="ce1488" office:value-type="float" office:value="1" calcext:value-type="float">
            <text:p>1</text:p>
          </table:table-cell>
          <table:table-cell table:style-name="ce1666" office:value-type="float" office:value="6" calcext:value-type="float">
            <text:p>6</text:p>
          </table:table-cell>
          <table:table-cell table:style-name="ce1669" office:value-type="string" calcext:value-type="string">
            <text:p>hajítás</text:p>
          </table:table-cell>
          <table:table-cell table:style-name="ce1705"/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Slan csillag</text:p>
          </table:table-cell>
          <table:table-cell table:style-name="ce1488" office:value-type="string" calcext:value-type="string">
            <text:p>egykezes</text:p>
          </table:table-cell>
          <table:table-cell table:style-name="ce1635" office:value-type="float" office:value="-5" calcext:value-type="float">
            <text:p>-5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5m</text:p>
          </table:table-cell>
          <table:table-cell table:style-name="ce1635" office:value-type="float" office:value="12" calcext:value-type="float">
            <text:p>12</text:p>
          </table:table-cell>
          <table:table-cell table:style-name="ce1635" office:value-type="float" office:value="3" calcext:value-type="float">
            <text:p>3</text:p>
          </table:table-cell>
          <table:table-cell table:style-name="ce1488" office:value-type="float" office:value="1" calcext:value-type="float">
            <text:p>1</text:p>
          </table:table-cell>
          <table:table-cell table:style-name="ce1666" office:value-type="float" office:value="4" calcext:value-type="float">
            <text:p>4</text:p>
          </table:table-cell>
          <table:table-cell table:style-name="ce1669" office:value-type="string" calcext:value-type="string">
            <text:p>hajítás</text:p>
          </table:table-cell>
          <table:table-cell table:style-name="ce1708"/>
          <table:table-cell table:number-columns-repeated="16369"/>
        </table:table-row>
        <table:table-row table:style-name="ro2">
          <table:table-cell table:style-name="ce1378"/>
          <table:table-cell table:style-name="ce1491" office:value-type="string" calcext:value-type="string">
            <text:p>Tőr</text:p>
          </table:table-cell>
          <table:table-cell table:style-name="ce1491" office:value-type="string" calcext:value-type="string">
            <text:p>egykezes</text:p>
          </table:table-cell>
          <table:table-cell table:style-name="ce1637" office:value-type="float" office:value="0" calcext:value-type="float">
            <text:p>0</text:p>
          </table:table-cell>
          <table:table-cell table:style-name="ce1637" office:value-type="string" calcext:value-type="string">
            <text:p>S</text:p>
          </table:table-cell>
          <table:table-cell table:style-name="ce1637" office:value-type="float" office:value="0" calcext:value-type="float">
            <text:p>0</text:p>
          </table:table-cell>
          <table:table-cell table:style-name="ce1651" table:number-columns-repeated="2"/>
          <table:table-cell table:style-name="ce1637" office:value-type="string" calcext:value-type="string">
            <text:p>10m</text:p>
          </table:table-cell>
          <table:table-cell table:style-name="ce1637" office:value-type="float" office:value="7" calcext:value-type="float">
            <text:p>7</text:p>
          </table:table-cell>
          <table:table-cell table:style-name="ce1637" office:value-type="float" office:value="2" calcext:value-type="float">
            <text:p>2</text:p>
          </table:table-cell>
          <table:table-cell table:style-name="ce1491" office:value-type="float" office:value="2" calcext:value-type="float">
            <text:p>2</text:p>
          </table:table-cell>
          <table:table-cell table:style-name="ce1668" office:value-type="float" office:value="6" calcext:value-type="float">
            <text:p>6</text:p>
          </table:table-cell>
          <table:table-cell table:style-name="ce1671" office:value-type="string" calcext:value-type="string">
            <text:p>hajítás</text:p>
          </table:table-cell>
          <table:table-cell table:style-name="ce380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461" office:value-type="string" calcext:value-type="string">
            <text:p>Íjász lőfegyverek</text:p>
          </table:table-cell>
          <table:table-cell table:style-name="ce1486" office:value-type="string" calcext:value-type="string">
            <text:p>Rövid íj</text:p>
          </table:table-cell>
          <table:table-cell table:style-name="ce1486" office:value-type="string" calcext:value-type="string">
            <text:p>kétkezes</text:p>
          </table:table-cell>
          <table:table-cell table:style-name="ce1548" office:value-type="float" office:value="1" calcext:value-type="float">
            <text:p>1</text:p>
          </table:table-cell>
          <table:table-cell table:style-name="ce1548" office:value-type="string" calcext:value-type="string">
            <text:p>S</text:p>
          </table:table-cell>
          <table:table-cell table:style-name="ce1646" office:value-type="float" office:value="0" calcext:value-type="float">
            <text:p>0</text:p>
          </table:table-cell>
          <table:table-cell table:style-name="ce1652"/>
          <table:table-cell table:style-name="ce1660"/>
          <table:table-cell table:style-name="ce1548" office:value-type="string" calcext:value-type="string">
            <text:p>60m</text:p>
          </table:table-cell>
          <table:table-cell table:number-columns-repeated="2" table:style-name="ce1548" office:value-type="float" office:value="10" calcext:value-type="float">
            <text:p>10</text:p>
          </table:table-cell>
          <table:table-cell table:style-name="ce1486" office:value-type="float" office:value="3" calcext:value-type="float">
            <text:p>3</text:p>
          </table:table-cell>
          <table:table-cell table:style-name="ce1664" office:value-type="float" office:value="5" calcext:value-type="float">
            <text:p>5</text:p>
          </table:table-cell>
          <table:table-cell table:style-name="ce1669" office:value-type="string" calcext:value-type="string">
            <text:p>íjászat</text:p>
          </table:table-cell>
          <table:table-cell table:style-name="ce1711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488" office:value-type="string" calcext:value-type="string">
            <text:p>Hosszú íj</text:p>
          </table:table-cell>
          <table:table-cell table:style-name="ce1488" office:value-type="string" calcext:value-type="string">
            <text:p>kétkezes</text:p>
          </table:table-cell>
          <table:table-cell table:style-name="ce1635" office:value-type="float" office:value="3" calcext:value-type="float">
            <text:p>3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20m</text:p>
          </table:table-cell>
          <table:table-cell table:style-name="ce1635" office:value-type="float" office:value="6" calcext:value-type="float">
            <text:p>6</text:p>
          </table:table-cell>
          <table:table-cell table:style-name="ce1635" office:value-type="float" office:value="12" calcext:value-type="float">
            <text:p>12</text:p>
          </table:table-cell>
          <table:table-cell table:style-name="ce1488" office:value-type="float" office:value="3" calcext:value-type="float">
            <text:p>3</text:p>
          </table:table-cell>
          <table:table-cell table:style-name="ce1666" office:value-type="float" office:value="7" calcext:value-type="float">
            <text:p>7</text:p>
          </table:table-cell>
          <table:table-cell table:style-name="ce1669" office:value-type="string" calcext:value-type="string">
            <text:p>íjászat</text:p>
          </table:table-cell>
          <table:table-cell table:style-name="ce1708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488" office:value-type="string" calcext:value-type="string">
            <text:p>Visszacsapó íj</text:p>
          </table:table-cell>
          <table:table-cell table:style-name="ce1488" office:value-type="string" calcext:value-type="string">
            <text:p>kétkezes</text:p>
          </table:table-cell>
          <table:table-cell table:style-name="ce1635" office:value-type="float" office:value="4" calcext:value-type="float">
            <text:p>4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3" calcext:value-type="float">
            <text:p>3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60m</text:p>
          </table:table-cell>
          <table:table-cell table:style-name="ce1635" office:value-type="float" office:value="6" calcext:value-type="float">
            <text:p>6</text:p>
          </table:table-cell>
          <table:table-cell table:style-name="ce1635" office:value-type="float" office:value="10" calcext:value-type="float">
            <text:p>10</text:p>
          </table:table-cell>
          <table:table-cell table:style-name="ce1488" office:value-type="float" office:value="3" calcext:value-type="float">
            <text:p>3</text:p>
          </table:table-cell>
          <table:table-cell table:style-name="ce1666" office:value-type="float" office:value="7" calcext:value-type="float">
            <text:p>7</text:p>
          </table:table-cell>
          <table:table-cell table:style-name="ce1669" office:value-type="string" calcext:value-type="string">
            <text:p>íjászat</text:p>
          </table:table-cell>
          <table:table-cell table:style-name="ce1708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488" office:value-type="string" calcext:value-type="string">
            <text:p>Elf íj</text:p>
          </table:table-cell>
          <table:table-cell table:style-name="ce1488" office:value-type="string" calcext:value-type="string">
            <text:p>kétkezes</text:p>
          </table:table-cell>
          <table:table-cell table:style-name="ce1635" office:value-type="float" office:value="4" calcext:value-type="float">
            <text:p>4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20m</text:p>
          </table:table-cell>
          <table:table-cell table:style-name="ce1635" office:value-type="float" office:value="8" calcext:value-type="float">
            <text:p>8</text:p>
          </table:table-cell>
          <table:table-cell table:style-name="ce1635" office:value-type="float" office:value="13" calcext:value-type="float">
            <text:p>13</text:p>
          </table:table-cell>
          <table:table-cell table:style-name="ce1488" office:value-type="float" office:value="4" calcext:value-type="float">
            <text:p>4</text:p>
          </table:table-cell>
          <table:table-cell table:style-name="ce1666" office:value-type="float" office:value="6" calcext:value-type="float">
            <text:p>6</text:p>
          </table:table-cell>
          <table:table-cell table:style-name="ce1669" office:value-type="string" calcext:value-type="string">
            <text:p>íjászat</text:p>
          </table:table-cell>
          <table:table-cell table:style-name="ce170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Fúvócső, kicsi</text:p>
          </table:table-cell>
          <table:table-cell table:style-name="ce1490" office:value-type="string" calcext:value-type="string">
            <text:p>egykezes</text:p>
          </table:table-cell>
          <table:table-cell table:style-name="ce1551" office:value-type="string" calcext:value-type="string">
            <text:p>spec</text:p>
          </table:table-cell>
          <table:table-cell table:style-name="ce1551" office:value-type="string" calcext:value-type="string">
            <text:p>S</text:p>
          </table:table-cell>
          <table:table-cell table:style-name="ce1551" office:value-type="float" office:value="0" calcext:value-type="float">
            <text:p>0</text:p>
          </table:table-cell>
          <table:table-cell table:style-name="ce1648"/>
          <table:table-cell table:style-name="ce1662"/>
          <table:table-cell table:style-name="ce1551" office:value-type="string" calcext:value-type="string">
            <text:p>16m</text:p>
          </table:table-cell>
          <table:table-cell table:style-name="ce1551" office:value-type="float" office:value="10" calcext:value-type="float">
            <text:p>10</text:p>
          </table:table-cell>
          <table:table-cell table:style-name="ce1551" office:value-type="float" office:value="8" calcext:value-type="float">
            <text:p>8</text:p>
          </table:table-cell>
          <table:table-cell table:style-name="ce1490" office:value-type="float" office:value="1" calcext:value-type="float">
            <text:p>1</text:p>
          </table:table-cell>
          <table:table-cell table:style-name="ce1665" office:value-type="float" office:value="8" calcext:value-type="float">
            <text:p>8</text:p>
          </table:table-cell>
          <table:table-cell table:style-name="ce1675" office:value-type="string" calcext:value-type="string">
            <text:p>íjászat</text:p>
          </table:table-cell>
          <table:table-cell table:style-name="ce170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67"/>
          <table:table-cell table:style-name="ce1490" office:value-type="string" calcext:value-type="string">
            <text:p>Fúvócső, vadász</text:p>
          </table:table-cell>
          <table:table-cell table:style-name="ce1490" office:value-type="string" calcext:value-type="string">
            <text:p>kétkezes</text:p>
          </table:table-cell>
          <table:table-cell table:style-name="ce1551" office:value-type="float" office:value="-10" calcext:value-type="float">
            <text:p>-10</text:p>
          </table:table-cell>
          <table:table-cell table:style-name="ce1551" office:value-type="string" calcext:value-type="string">
            <text:p>S</text:p>
          </table:table-cell>
          <table:table-cell table:style-name="ce1551" office:value-type="float" office:value="0" calcext:value-type="float">
            <text:p>0</text:p>
          </table:table-cell>
          <table:table-cell table:style-name="ce1648" table:number-columns-repeated="2"/>
          <table:table-cell table:style-name="ce1551" office:value-type="string" calcext:value-type="string">
            <text:p>30m</text:p>
          </table:table-cell>
          <table:table-cell table:style-name="ce1551" office:value-type="float" office:value="5" calcext:value-type="float">
            <text:p>5</text:p>
          </table:table-cell>
          <table:table-cell table:style-name="ce1551" office:value-type="float" office:value="10" calcext:value-type="float">
            <text:p>10</text:p>
          </table:table-cell>
          <table:table-cell table:style-name="ce1490" office:value-type="float" office:value="1" calcext:value-type="float">
            <text:p>1</text:p>
          </table:table-cell>
          <table:table-cell table:style-name="ce1665" office:value-type="float" office:value="9" calcext:value-type="float">
            <text:p>9</text:p>
          </table:table-cell>
          <table:table-cell table:style-name="ce1675" office:value-type="string" calcext:value-type="string">
            <text:p>íjászat</text:p>
          </table:table-cell>
          <table:table-cell table:style-name="ce1709"/>
          <table:table-cell table:style-name="ce1721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Lövész lőfegyverek</text:p>
          </table:table-cell>
          <table:table-cell table:style-name="ce1486" office:value-type="string" calcext:value-type="string">
            <text:p>Kézi nyílpuska</text:p>
          </table:table-cell>
          <table:table-cell table:style-name="ce1486" office:value-type="string" calcext:value-type="string">
            <text:p>egykezes</text:p>
          </table:table-cell>
          <table:table-cell table:style-name="ce1486" office:value-type="float" office:value="0" calcext:value-type="float">
            <text:p>0</text:p>
          </table:table-cell>
          <table:table-cell table:style-name="ce1486" office:value-type="string" calcext:value-type="string">
            <text:p>S</text:p>
          </table:table-cell>
          <table:table-cell table:style-name="ce1486" office:value-type="float" office:value="0" calcext:value-type="float">
            <text:p>0</text:p>
          </table:table-cell>
          <table:table-cell table:style-name="ce1647"/>
          <table:table-cell table:style-name="ce1660"/>
          <table:table-cell table:style-name="ce1548" office:value-type="string" calcext:value-type="string">
            <text:p>20m</text:p>
          </table:table-cell>
          <table:table-cell table:style-name="ce1486" office:value-type="float" office:value="8" calcext:value-type="float">
            <text:p>8</text:p>
          </table:table-cell>
          <table:table-cell table:style-name="ce1486" office:value-type="float" office:value="10" calcext:value-type="float">
            <text:p>10</text:p>
          </table:table-cell>
          <table:table-cell table:style-name="ce1486" office:value-type="float" office:value="3" calcext:value-type="float">
            <text:p>3</text:p>
          </table:table-cell>
          <table:table-cell table:style-name="ce1664" office:value-type="float" office:value="9" calcext:value-type="float">
            <text:p>9</text:p>
          </table:table-cell>
          <table:table-cell table:style-name="ce1669" office:value-type="string" calcext:value-type="string">
            <text:p>lövészet</text:p>
          </table:table-cell>
          <table:table-cell table:style-name="ce170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488" office:value-type="string" calcext:value-type="string">
            <text:p>Nyílpuska</text:p>
          </table:table-cell>
          <table:table-cell table:style-name="ce1488" office:value-type="string" calcext:value-type="string">
            <text:p>kétkezes</text:p>
          </table:table-cell>
          <table:table-cell table:style-name="ce1488" office:value-type="float" office:value="6" calcext:value-type="float">
            <text:p>6</text:p>
          </table:table-cell>
          <table:table-cell table:style-name="ce1488" office:value-type="string" calcext:value-type="string">
            <text:p>S</text:p>
          </table:table-cell>
          <table:table-cell table:style-name="ce1635" office:value-type="float" office:value="8" calcext:value-type="float">
            <text:p>8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50m</text:p>
          </table:table-cell>
          <table:table-cell table:style-name="ce1488" office:value-type="float" office:value="4" calcext:value-type="float">
            <text:p>4</text:p>
          </table:table-cell>
          <table:table-cell table:style-name="ce1488" office:value-type="float" office:value="16" calcext:value-type="float">
            <text:p>16</text:p>
          </table:table-cell>
          <table:table-cell table:style-name="ce1488" office:value-type="float" office:value="4" calcext:value-type="float">
            <text:p>4</text:p>
          </table:table-cell>
          <table:table-cell table:style-name="ce1666" office:value-type="float" office:value="12" calcext:value-type="float">
            <text:p>12</text:p>
          </table:table-cell>
          <table:table-cell table:style-name="ce1669" office:value-type="string" calcext:value-type="string">
            <text:p>lövészet</text:p>
          </table:table-cell>
          <table:table-cell table:style-name="ce170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Nehéz nyílpuska</text:p>
          </table:table-cell>
          <table:table-cell table:style-name="ce1488" office:value-type="string" calcext:value-type="string">
            <text:p>kétkezes</text:p>
          </table:table-cell>
          <table:table-cell table:style-name="ce1488" office:value-type="float" office:value="14" calcext:value-type="float">
            <text:p>14</text:p>
          </table:table-cell>
          <table:table-cell table:style-name="ce1488" office:value-type="string" calcext:value-type="string">
            <text:p>S</text:p>
          </table:table-cell>
          <table:table-cell table:style-name="ce1635" office:value-type="float" office:value="15" calcext:value-type="float">
            <text:p>15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80m</text:p>
          </table:table-cell>
          <table:table-cell table:style-name="ce1488" office:value-type="float" office:value="1" calcext:value-type="float">
            <text:p>1</text:p>
          </table:table-cell>
          <table:table-cell table:style-name="ce1488" office:value-type="float" office:value="16" calcext:value-type="float">
            <text:p>16</text:p>
          </table:table-cell>
          <table:table-cell table:style-name="ce1488" office:value-type="float" office:value="4" calcext:value-type="float">
            <text:p>4</text:p>
          </table:table-cell>
          <table:table-cell table:style-name="ce1666" office:value-type="float" office:value="15" calcext:value-type="float">
            <text:p>15</text:p>
          </table:table-cell>
          <table:table-cell table:style-name="ce1669" office:value-type="string" calcext:value-type="string">
            <text:p>lövészet</text:p>
          </table:table-cell>
          <table:table-cell table:style-name="ce170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488" office:value-type="string" calcext:value-type="string">
            <text:p>Shadoni páncéltörő</text:p>
          </table:table-cell>
          <table:table-cell table:style-name="ce1488" office:value-type="string" calcext:value-type="string">
            <text:p>kétkezes</text:p>
          </table:table-cell>
          <table:table-cell table:style-name="ce1488" office:value-type="float" office:value="20" calcext:value-type="float">
            <text:p>20</text:p>
          </table:table-cell>
          <table:table-cell table:style-name="ce1488" office:value-type="string" calcext:value-type="string">
            <text:p>Z</text:p>
          </table:table-cell>
          <table:table-cell table:style-name="ce1635" office:value-type="float" office:value="20" calcext:value-type="float">
            <text:p>2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20m</text:p>
          </table:table-cell>
          <table:table-cell table:number-columns-repeated="2" table:style-name="ce1488" office:value-type="float" office:value="0" calcext:value-type="float">
            <text:p>0</text:p>
          </table:table-cell>
          <table:table-cell table:style-name="ce1488" office:value-type="float" office:value="4" calcext:value-type="float">
            <text:p>4</text:p>
          </table:table-cell>
          <table:table-cell table:style-name="ce1666" office:value-type="string" calcext:value-type="string">
            <text:p>-</text:p>
          </table:table-cell>
          <table:table-cell table:style-name="ce1669" office:value-type="string" calcext:value-type="string">
            <text:p>lövészet</text:p>
          </table:table-cell>
          <table:table-cell table:style-name="ce170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Kharei nyílpuska</text:p>
          </table:table-cell>
          <table:table-cell table:style-name="ce1488" office:value-type="string" calcext:value-type="string">
            <text:p>egykezes</text:p>
          </table:table-cell>
          <table:table-cell table:style-name="ce1488" office:value-type="float" office:value="3" calcext:value-type="float">
            <text:p>3</text:p>
          </table:table-cell>
          <table:table-cell table:style-name="ce1488" office:value-type="string" calcext:value-type="string">
            <text:p>S</text:p>
          </table:table-cell>
          <table:table-cell table:style-name="ce1488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50m</text:p>
          </table:table-cell>
          <table:table-cell table:style-name="ce1488" office:value-type="float" office:value="5" calcext:value-type="float">
            <text:p>5</text:p>
          </table:table-cell>
          <table:table-cell table:style-name="ce1488" office:value-type="float" office:value="14" calcext:value-type="float">
            <text:p>14</text:p>
          </table:table-cell>
          <table:table-cell table:style-name="ce1488" office:value-type="float" office:value="4" calcext:value-type="float">
            <text:p>4</text:p>
          </table:table-cell>
          <table:table-cell table:style-name="ce1666" office:value-type="float" office:value="5" calcext:value-type="float">
            <text:p>5</text:p>
          </table:table-cell>
          <table:table-cell table:style-name="ce1669" office:value-type="string" calcext:value-type="string">
            <text:p>lövészet</text:p>
          </table:table-cell>
          <table:table-cell table:style-name="ce170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378"/>
          <table:table-cell table:style-name="ce1491" office:value-type="string" calcext:value-type="string">
            <text:p>Aquir nyílpuska</text:p>
          </table:table-cell>
          <table:table-cell table:style-name="ce1491" office:value-type="string" calcext:value-type="string">
            <text:p>egykezes</text:p>
          </table:table-cell>
          <table:table-cell table:style-name="ce1491" office:value-type="string" calcext:value-type="string">
            <text:p>halál / +6</text:p>
          </table:table-cell>
          <table:table-cell table:style-name="ce1491" office:value-type="string" calcext:value-type="string">
            <text:p>S</text:p>
          </table:table-cell>
          <table:table-cell table:style-name="ce1491" office:value-type="float" office:value="20" calcext:value-type="float">
            <text:p>20</text:p>
          </table:table-cell>
          <table:table-cell table:style-name="ce1651" table:number-columns-repeated="2"/>
          <table:table-cell table:style-name="ce1637" office:value-type="string" calcext:value-type="string">
            <text:p>50m</text:p>
          </table:table-cell>
          <table:table-cell table:style-name="ce1491" office:value-type="float" office:value="8" calcext:value-type="float">
            <text:p>8</text:p>
          </table:table-cell>
          <table:table-cell table:style-name="ce1491" office:value-type="float" office:value="16" calcext:value-type="float">
            <text:p>16</text:p>
          </table:table-cell>
          <table:table-cell table:style-name="ce1491" office:value-type="float" office:value="4" calcext:value-type="float">
            <text:p>4</text:p>
          </table:table-cell>
          <table:table-cell table:style-name="ce1668" office:value-type="float" office:value="6" calcext:value-type="float">
            <text:p>6</text:p>
          </table:table-cell>
          <table:table-cell table:style-name="ce1671" office:value-type="string" calcext:value-type="string">
            <text:p>lövészet</text:p>
          </table:table-cell>
          <table:table-cell table:style-name="ce1713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13"/>
          <table:table-cell table:style-name="ce380" table:number-columns-repeated="240"/>
          <table:table-cell table:number-columns-repeated="16128"/>
        </table:table-row>
        <table:table-row table:style-name="ro2">
          <table:table-cell table:style-name="ce1460"/>
          <table:table-cell table:number-columns-repeated="12"/>
          <table:table-cell table:style-name="ce632"/>
          <table:table-cell table:number-columns-repeated="16370"/>
        </table:table-row>
        <table:table-row table:style-name="ro2">
          <table:table-cell table:number-columns-repeated="13"/>
          <table:table-cell table:style-name="ce632"/>
          <table:table-cell table:number-columns-repeated="16370"/>
        </table:table-row>
        <table:table-row table:style-name="ro2">
          <table:table-cell table:number-columns-repeated="2"/>
          <table:table-cell table:style-name="ce1505"/>
          <table:table-cell table:number-columns-repeated="10"/>
          <table:table-cell table:style-name="ce632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2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2" table:default-cell-style-name="ce1478"/>
        <table:table-column table:style-name="co63" table:default-cell-style-name="ce1481"/>
        <table:table-column table:style-name="co64" table:default-cell-style-name="ce1478"/>
        <table:table-column table:style-name="co63" table:default-cell-style-name="ce1481"/>
        <table:table-column table:style-name="co65" table:default-cell-style-name="ce1478"/>
        <table:table-column table:style-name="co66" table:default-cell-style-name="ce1515"/>
        <table:table-column table:style-name="co67" table:default-cell-style-name="ce1478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38"/>
          <table:covered-table-cell table:style-name="ce1421"/>
          <table:covered-table-cell table:style-name="ce1462"/>
          <table:covered-table-cell table:style-name="ce1421"/>
          <table:table-cell table:style-name="ce63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38"/>
          <table:table-cell table:style-name="ce1413"/>
          <table:table-cell table:style-name="ce1462"/>
          <table:table-cell table:style-name="ce1413"/>
          <table:table-cell table:style-name="ce638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9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21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49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4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49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49"/>
          <table:table-cell table:style-name="Default"/>
          <table:table-cell table:style-name="ce349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882" table:content-validation-name="val186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1]+[.D26]+[.B56]" office:value-type="float" office:value="67" calcext:value-type="float">
            <text:p>67</text:p>
          </table:table-cell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/>
          <table:table-cell table:style-name="Default"/>
          <table:table-cell table:style-name="ce1529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1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7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1" table:default-cell-style-name="ce1791"/>
        <table:table-column table:style-name="co72" table:default-cell-style-name="ce1802"/>
        <table:table-column table:style-name="co73" table:default-cell-style-name="ce1791"/>
        <table:table-column table:style-name="co74" table:default-cell-style-name="ce1815"/>
        <table:table-column table:style-name="co14" table:default-cell-style-name="ce1791"/>
        <table:table-column table:style-name="co75" table:default-cell-style-name="ce1791"/>
        <table:table-column table:style-name="co76" table:default-cell-style-name="ce1791"/>
        <table:table-column table:style-name="co77" table:default-cell-style-name="ce1822"/>
        <table:table-column table:style-name="co78" table:default-cell-style-name="ce1791"/>
        <table:table-column table:style-name="co79" table:default-cell-style-name="ce1791"/>
        <table:table-column table:style-name="co80" table:default-cell-style-name="ce1791"/>
        <table:table-column table:style-name="co81" table:default-cell-style-name="ce1791"/>
        <table:table-column table:style-name="co82" table:default-cell-style-name="ce1791"/>
        <table:table-column table:style-name="co83" table:default-cell-style-name="ce1791"/>
        <table:table-column table:style-name="co14" table:default-cell-style-name="ce1791"/>
        <table:table-row table:style-name="ro3">
          <table:table-cell table:style-name="ce1786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01"/>
          <table:covered-table-cell table:style-name="ce1813"/>
          <table:covered-table-cell table:style-name="ce1814"/>
          <table:covered-table-cell table:number-columns-repeated="3" table:style-name="ce1813"/>
          <table:covered-table-cell table:style-name="ce1820"/>
          <table:covered-table-cell table:number-columns-repeated="5" table:style-name="ce1813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794" office:value-type="string" calcext:value-type="string">
            <text:p>Általános fortélyok</text:p>
          </table:table-cell>
          <table:table-cell table:style-name="ce1809" office:value-type="string" calcext:value-type="string">
            <text:p>Max fok</text:p>
          </table:table-cell>
          <table:table-cell/>
          <table:table-cell table:style-name="ce1794" office:value-type="string" calcext:value-type="string">
            <text:p>Nyelvek</text:p>
          </table:table-cell>
          <table:table-cell table:style-name="ce1816" office:value-type="string" calcext:value-type="string">
            <text:p>Rövidítés</text:p>
          </table:table-cell>
          <table:table-cell/>
          <table:table-cell table:style-name="ce1816" office:value-type="string" calcext:value-type="string">
            <text:p>Szabad Hátterek</text:p>
          </table:table-cell>
          <table:table-cell table:style-name="ce1823"/>
          <table:table-cell/>
          <table:table-cell table:style-name="ce1816" office:value-type="string" calcext:value-type="string">
            <text:p>Kiemelt Hátterek</text:p>
          </table:table-cell>
          <table:table-cell/>
          <table:table-cell table:style-name="ce1816" office:value-type="string" calcext:value-type="string">
            <text:p>Leíró Hátterek</text:p>
          </table:table-cell>
          <table:table-cell/>
          <table:table-cell table:style-name="ce1816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795"/>
          <table:table-cell table:style-name="ce1809"/>
          <table:table-cell table:number-columns-repeated="4"/>
          <table:table-cell table:style-name="ce1795"/>
          <table:table-cell table:style-name="ce1824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1810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18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25" office:value-type="string" calcext:value-type="string">
            <text:p>Befolyásolás, Emberismeret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31" office:value-type="string" calcext:value-type="string">
            <text:p><text:span text:style-name="T28">➖➖➖ </text:span><text:span text:style-name="T41">Származás </text:span><text:span text:style-name="T42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25" office:value-type="string" calcext:value-type="string">
            <text:p>Tudományok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18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25" office:value-type="string" calcext:value-type="string">
            <text:p>Befolyásolás, Emberismeret</text:p>
          </table:table-cell>
          <table:table-cell/>
          <table:table-cell table:style-name="ce1818" office:value-type="string" calcext:value-type="string">
            <text:p><text:span text:style-name="T40"><text:a xlink:href="https://github.com/kaktusztea/km100/blob/master/md/hatterek.szabad/nyelvismeret.md" xlink:type="simple">Nyelvismeret</text:a></text:span><text:span text:style-name="T40"> 🔁</text:span></text:p>
          </table:table-cell>
          <table:table-cell/>
          <table:table-cell table:style-name="ce1818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25" office:value-type="string" calcext:value-type="string">
            <text:p>Érzékenység Tulajdonságodat segíti ízlelés esetén</text:p>
          </table:table-cell>
          <table:table-cell/>
          <table:table-cell table:style-name="ce1816" office:value-type="string" calcext:value-type="string">
            <text:p>Faj Hátterek</text:p>
          </table:table-cell>
          <table:table-cell/>
          <table:table-cell table:style-name="ce1818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25" office:value-type="string" calcext:value-type="string">
            <text:p>Érzékenység Tulajdonságodat segíti tapintás esetén</text:p>
          </table:table-cell>
          <table:table-cell/>
          <table:table-cell table:style-name="ce1795"/>
          <table:table-cell/>
          <table:table-cell table:style-name="ce1818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25" office:value-type="string" calcext:value-type="string">
            <text:p>Képzőművészet, Művészetismeret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18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3">
          <table:table-cell table:style-name="ce1797" office:value-type="string" calcext:value-type="string">
            <text:p>➖➖➖ Általános ➖➖➖</text:p>
          </table:table-cell>
          <table:table-cell table:style-name="ce181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25" office:value-type="string" calcext:value-type="string">
            <text:p>Befolyásolás, Emberismeret, Nyomozás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31" office:value-type="string" calcext:value-type="string">
            <text:p><text:span text:style-name="T28">➖➖➖ Jellem, fóbiák, hobbik</text:span><text:span text:style-name="T41"> </text:span><text:span text:style-name="T42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18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25" office:value-type="string" calcext:value-type="string">
            <text:p>Nyomozás, Történelemismeret, Tudományok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3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31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25" office:value-type="string" calcext:value-type="string">
            <text:p>Nyomozás, Szakma: hivatalnok, Történelemismeret, Tudományok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31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25" office:value-type="string" calcext:value-type="string">
            <text:p>Képzőművészet, Művészetismeret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3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2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18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25" office:value-type="string" calcext:value-type="string">
            <text:p>Lovaglás, Léglovaglás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18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47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25" office:value-type="string" calcext:value-type="string">
            <text:p>Hadászat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18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25" office:value-type="string" calcext:value-type="string">
            <text:p>Befolyásolás, Emberismeret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18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25" office:value-type="string" calcext:value-type="string">
            <text:p>Nyomozás, Szakma: hivatalnok, Történelemismeret, Tudományok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18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25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18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25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25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25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25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25" office:value-type="string" calcext:value-type="string">
            <text:p><text:span text:style-name="T39">Észlelés, </text:span>Természetjárá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25" office:value-type="string" calcext:value-type="string">
            <text:p><text:span text:style-name="T39">Észlelés, </text:span>Természetjárá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25" office:value-type="string" calcext:value-type="string">
            <text:p><text:span text:style-name="T39">Észlelés, </text:span>Természetjárá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1791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11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1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25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25" office:value-type="string" calcext:value-type="string">
            <text:p>Etikett</text:p>
          </table:table-cell>
          <table:table-cell table:number-columns-repeated="3"/>
          <table:table-cell table:style-name="ce1818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1791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 table:number-columns-repeated="3"/>
          <table:table-cell table:style-name="ce1818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10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 table:number-columns-repeated="3"/>
          <table:table-cell table:style-name="ce1818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3">
          <table:table-cell table:style-name="ce179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25" office:value-type="string" calcext:value-type="string">
            <text:p>Előadóművészet</text:p>
          </table:table-cell>
          <table:table-cell table:number-columns-repeated="3"/>
          <table:table-cell table:style-name="ce1831" office:value-type="string" calcext:value-type="string">
            <text:p><text:span text:style-name="T28">➖➖➖ </text:span><text:span text:style-name="T41">Küllem, fizikum </text:span><text:span text:style-name="T42">➖➖➖ </text:span>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 table:number-columns-repeated="3"/>
          <table:table-cell table:style-name="ce1818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447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19" table:formula="of:=COUNTA([.G6:.G46])" office:value-type="float" office:value="41" calcext:value-type="float">
            <text:p>41</text:p>
          </table:table-cell>
          <table:table-cell table:style-name="ce1825"/>
          <table:table-cell table:number-columns-repeated="3"/>
          <table:table-cell table:style-name="ce1818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447"/>
          <table:table-cell/>
          <table:table-cell table:style-name="ce1791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style-name="ce1829"/>
          <table:table-cell table:number-columns-repeated="3"/>
          <table:table-cell table:style-name="ce1818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47"/>
          <table:table-cell/>
          <table:table-cell table:style-name="ce1791" office:value-type="string" calcext:value-type="string">
            <text:p>Harc/klán nyelv</text:p>
          </table:table-cell>
          <table:table-cell table:number-columns-repeated="2"/>
          <table:table-cell table:style-name="ce1816" office:value-type="string" calcext:value-type="string">
            <text:p>Kultúrkör Szabad Háttérek</text:p>
          </table:table-cell>
          <table:table-cell table:style-name="ce1823"/>
          <table:table-cell table:number-columns-repeated="3"/>
          <table:table-cell table:style-name="ce1818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47"/>
          <table:table-cell table:style-name="Default"/>
          <table:table-cell table:style-name="ce1791" office:value-type="string" calcext:value-type="string">
            <text:p>Kendőnyelv</text:p>
          </table:table-cell>
          <table:table-cell table:number-columns-repeated="7"/>
          <table:table-cell table:style-name="ce1818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47"/>
          <table:table-cell table:style-name="Default"/>
          <table:table-cell table:number-columns-repeated="3"/>
          <table:table-cell table:style-name="ce1818" office:value-type="string" calcext:value-type="string">
            <text:p>toron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794" office:value-type="string" calcext:value-type="string">
            <text:p>Harci fortélyok</text:p>
          </table:table-cell>
          <table:table-cell table:style-name="ce1447"/>
          <table:table-cell/>
          <table:table-cell table:style-name="ce1794" office:value-type="string" calcext:value-type="string">
            <text:p>Misztikus fortélyok</text:p>
          </table:table-cell>
          <table:table-cell table:number-columns-repeated="2"/>
          <table:table-cell table:style-name="ce1818" office:value-type="string" calcext:value-type="string">
            <text:p>pyarron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00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2"/>
          <table:table-cell table:style-name="ce1791"/>
          <table:table-cell table:number-columns-repeated="2"/>
          <table:table-cell table:style-name="ce1818" office:value-type="string" calcext:value-type="string">
            <text:p>shadon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00" office:value-type="string" calcext:value-type="string">
            <text:p><text:span text:style-name="T31">➖➖ Vegyes</text:span><text:span text:style-name="T32"> </text:span><text:span text:style-name="T33">➖➖</text:span></text:p>
          </table:table-cell>
          <table:table-cell table:number-columns-repeated="2"/>
          <table:table-cell table:style-name="ce1818" office:value-type="string" calcext:value-type="string">
            <text:p>gorvik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krán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ibara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törpe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Vékony</text:p>
          </table:table-cell>
          <table:table-cell table:number-columns-repeated="3"/>
        </table:table-row>
        <table:table-row table:style-name="ro13">
          <table:table-cell table:style-name="ce86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erv</text:p>
          </table:table-cell>
          <table:table-cell table:style-name="ce1830"/>
          <table:table-cell table:number-columns-repeated="3"/>
          <table:table-cell table:style-name="ce1831" office:value-type="string" calcext:value-type="string">
            <text:p><text:span text:style-name="T28">➖➖➖ </text:span><text:span text:style-name="T41">Viszony </text:span><text:span text:style-name="T42">➖➖➖ </text:span>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elf</text:p>
          </table:table-cell>
          <table:table-cell table:style-name="ce1830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6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28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47"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47"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2"/>
          <table:table-cell table:style-name="ce1802"/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00" office:value-type="string" calcext:value-type="string">
            <text:p><text:span text:style-name="T31">➖➖ Varázslási módszerek</text:span><text:span text:style-name="T32"> </text:span><text:span text:style-name="T33">➖➖</text:span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1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1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1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1818" office:value-type="string" calcext:value-type="string">
            <text:p><text:a xlink:href="https://github.com/kaktusztea/km100/blob/master/md/fortelyok.harci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3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3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30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4" table:default-cell-style-name="ce1189"/>
        <table:table-column table:style-name="co85" table:default-cell-style-name="ce1189"/>
        <table:table-column table:style-name="co39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32" office:value-type="string" calcext:value-type="string">
            <text:p>Karakter pontok (KP) elosztása </text:p>
          </table:table-cell>
          <table:table-cell table:style-name="ce1832"/>
          <table:table-cell table:number-columns-repeated="16382"/>
        </table:table-row>
        <table:table-row table:style-name="ro21">
          <table:table-cell/>
          <table:table-cell table:style-name="ce1833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33"/>
          <table:table-cell table:number-columns-repeated="16382"/>
        </table:table-row>
        <table:table-row table:style-name="ro26">
          <table:table-cell/>
          <table:table-cell table:style-name="ce1833" office:value-type="string" calcext:value-type="string">
            <text:p>→Egy primer képzettség értéke legfeljebb (Tapasztalati Szint) lehet</text:p>
            <text:p><text:span text:style-name="T4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33"/>
          <table:table-cell table:number-columns-repeated="16382"/>
        </table:table-row>
        <table:table-row table:style-name="ro26">
          <table:table-cell/>
          <table:table-cell table:style-name="ce183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33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33"/>
          <table:table-cell table:number-columns-repeated="16382"/>
        </table:table-row>
        <table:table-row table:style-name="ro26">
          <table:table-cell/>
          <table:table-cell table:style-name="ce1833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33"/>
          <table:table-cell table:number-columns-repeated="16382"/>
        </table:table-row>
        <table:table-row table:style-name="ro21">
          <table:table-cell table:style-name="ce1832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1833"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Szférák/Arkánumok: Átfogó képzettségek. Csak azok a mágiaiskolák tanulhatóak, amelyek a karakter által ismert mágia tradíció alá tartoznak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1833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6" table:default-cell-style-name="ce349"/>
        <table:table-row table:style-name="ro2">
          <table:table-cell table:style-name="ce1870" office:value-type="string" calcext:value-type="string">
            <text:p>V8.6.8</text:p>
          </table:table-cell>
        </table:table-row>
        <table:table-row table:style-name="ro2">
          <table:table-cell table:style-name="ce1871" office:value-type="string" calcext:value-type="string">
            <text:p>* Megszűnt: Manőver Fejlesztő Pont</text:p>
          </table:table-cell>
        </table:table-row>
        <table:table-row table:style-name="ro2">
          <table:table-cell table:style-name="ce1871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1871" office:value-type="string" calcext:value-type="string">
            <text:p>* Űj: Manőver Alap (1 db szám, HM/10↑), Manőver Pont (össz. harcmodor szint / Tsz ↑)</text:p>
          </table:table-cell>
        </table:table-row>
        <table:table-row table:style-name="ro2">
          <table:table-cell table:style-name="ce1871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1871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7</text:p>
          </table:table-cell>
        </table:table-row>
        <table:table-row table:style-name="ro2">
          <table:table-cell table:style-name="ce1871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1871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1871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1871" office:value-type="string" calcext:value-type="string">
            <text:p>* Tradíció lista frissítve</text:p>
          </table:table-cell>
        </table:table-row>
        <table:table-row table:style-name="ro2">
          <table:table-cell table:style-name="ce187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6</text:p>
          </table:table-cell>
        </table:table-row>
        <table:table-row table:style-name="ro2">
          <table:table-cell table:style-name="ce187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5</text:p>
          </table:table-cell>
        </table:table-row>
        <table:table-row table:style-name="ro2">
          <table:table-cell table:style-name="ce1871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87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871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87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4</text:p>
          </table:table-cell>
        </table:table-row>
        <table:table-row table:style-name="ro2">
          <table:table-cell table:style-name="ce1871" office:value-type="string" calcext:value-type="string">
            <text:p>* KP Alap megszűnt</text:p>
          </table:table-cell>
        </table:table-row>
        <table:table-row table:style-name="ro2">
          <table:table-cell table:style-name="ce1871" office:value-type="string" calcext:value-type="string">
            <text:p>* KP / Szint: 50 + Intelligencia</text:p>
          </table:table-cell>
        </table:table-row>
        <table:table-row table:style-name="ro2">
          <table:table-cell table:style-name="ce1871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871" office:value-type="string" calcext:value-type="string">
            <text:p>* Új Leíró Hátterek</text:p>
          </table:table-cell>
        </table:table-row>
        <table:table-row table:style-name="ro2">
          <table:table-cell table:style-name="ce187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3</text:p>
          </table:table-cell>
        </table:table-row>
        <table:table-row table:style-name="ro2">
          <table:table-cell table:style-name="ce1871" office:value-type="string" calcext:value-type="string">
            <text:p>* Helyismeret db számláló</text:p>
          </table:table-cell>
        </table:table-row>
        <table:table-row table:style-name="ro2">
          <table:table-cell table:style-name="ce1871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871" office:value-type="string" calcext:value-type="string">
            <text:p>* Hadvezetés átnevezve: Hadászat</text:p>
          </table:table-cell>
        </table:table-row>
        <table:table-row table:style-name="ro2">
          <table:table-cell table:style-name="ce1871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71" office:value-type="string" calcext:value-type="string">
            <text:p>* Leíró Hátterek bekerültek</text:p>
          </table:table-cell>
        </table:table-row>
        <table:table-row table:style-name="ro2">
          <table:table-cell table:style-name="ce1871" office:value-type="string" calcext:value-type="string">
            <text:p>* Vadember fortély bekerül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2</text:p>
          </table:table-cell>
        </table:table-row>
        <table:table-row table:style-name="ro2">
          <table:table-cell table:style-name="ce1871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871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87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871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871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87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1</text:p>
          </table:table-cell>
        </table:table-row>
        <table:table-row table:style-name="ro2">
          <table:table-cell table:style-name="ce1871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871" office:value-type="string" calcext:value-type="string">
            <text:p>* képzettséglista szinkronizálás</text:p>
          </table:table-cell>
        </table:table-row>
        <table:table-row table:style-name="ro2">
          <table:table-cell table:style-name="ce1871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871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871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871" office:value-type="string" calcext:value-type="string">
            <text:p>* rengeteg apró javítá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0</text:p>
          </table:table-cell>
        </table:table-row>
        <table:table-row table:style-name="ro2">
          <table:table-cell table:style-name="ce187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871" office:value-type="string" calcext:value-type="string">
            <text:p>* Data fül teljes átrendez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5.1</text:p>
          </table:table-cell>
        </table:table-row>
        <table:table-row table:style-name="ro2">
          <table:table-cell table:style-name="ce1871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871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871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87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5.0 – 1K</text:p>
          </table:table-cell>
        </table:table-row>
        <table:table-row table:style-name="ro2">
          <table:table-cell table:style-name="ce1871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871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871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871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871" office:value-type="string" calcext:value-type="string">
            <text:p>* SFÉ számítása automatikus</text:p>
          </table:table-cell>
        </table:table-row>
        <table:table-row table:style-name="ro2">
          <table:table-cell table:style-name="ce1871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871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871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871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71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87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2</text:p>
          </table:table-cell>
        </table:table-row>
        <table:table-row table:style-name="ro2">
          <table:table-cell table:style-name="ce1871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871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87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1</text:p>
          </table:table-cell>
        </table:table-row>
        <table:table-row table:style-name="ro2">
          <table:table-cell table:style-name="ce1871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871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871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871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871" office:value-type="string" calcext:value-type="string">
            <text:p>* Hamisítás képzettség bekötve</text:p>
          </table:table-cell>
        </table:table-row>
        <table:table-row table:style-name="ro2">
          <table:table-cell table:style-name="ce1871" office:value-type="string" calcext:value-type="string">
            <text:p>* Szakma lista</text:p>
          </table:table-cell>
        </table:table-row>
        <table:table-row table:style-name="ro2">
          <table:table-cell table:style-name="ce187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0</text:p>
          </table:table-cell>
        </table:table-row>
        <table:table-row table:style-name="ro2">
          <table:table-cell table:style-name="ce1871" office:value-type="string" calcext:value-type="string">
            <text:p>* Történelemismeret: Átfogó</text:p>
          </table:table-cell>
        </table:table-row>
        <table:table-row table:style-name="ro2">
          <table:table-cell table:style-name="ce1871" office:value-type="string" calcext:value-type="string">
            <text:p>* Műveltség: Átlagos (új)</text:p>
          </table:table-cell>
        </table:table-row>
        <table:table-row table:style-name="ro2">
          <table:table-cell table:style-name="ce1871" office:value-type="string" calcext:value-type="string">
            <text:p>* Irodalom-ismeret megszűnt</text:p>
          </table:table-cell>
        </table:table-row>
        <table:table-row table:style-name="ro2">
          <table:table-cell table:style-name="ce1871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871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871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87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87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87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6</text:p>
          </table:table-cell>
        </table:table-row>
        <table:table-row table:style-name="ro2">
          <table:table-cell table:style-name="ce187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871" office:value-type="string" calcext:value-type="string">
            <text:p>* Helyismeret Bónusz háttér lett</text:p>
          </table:table-cell>
        </table:table-row>
        <table:table-row table:style-name="ro2">
          <table:table-cell table:style-name="ce187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87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871" office:value-type="string" calcext:value-type="string">
            <text:p>* Pszí-iskola képzettség Átfogó</text:p>
          </table:table-cell>
        </table:table-row>
        <table:table-row table:style-name="ro2">
          <table:table-cell table:style-name="ce187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87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87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87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4</text:p>
          </table:table-cell>
        </table:table-row>
        <table:table-row table:style-name="ro2">
          <table:table-cell table:style-name="ce1871" office:value-type="string" calcext:value-type="string">
            <text:p>* Fülek átnevezése, színezése</text:p>
          </table:table-cell>
        </table:table-row>
        <table:table-row table:style-name="ro2">
          <table:table-cell table:style-name="ce187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3</text:p>
          </table:table-cell>
        </table:table-row>
        <table:table-row table:style-name="ro2">
          <table:table-cell table:style-name="ce1871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871" office:value-type="string" calcext:value-type="string">
            <text:p>* Új fül: Fortélyok</text:p>
          </table:table-cell>
        </table:table-row>
        <table:table-row table:style-name="ro2">
          <table:table-cell table:style-name="ce1870"/>
        </table:table-row>
        <table:table-row table:style-name="ro2">
          <table:table-cell table:style-name="ce1870" office:value-type="string" calcext:value-type="string">
            <text:p>V8.2.2</text:p>
          </table:table-cell>
        </table:table-row>
        <table:table-row table:style-name="ro2">
          <table:table-cell table:style-name="ce1871" office:value-type="string" calcext:value-type="string">
            <text:p>* Új betűtípus: Avenir</text:p>
          </table:table-cell>
        </table:table-row>
        <table:table-row table:style-name="ro2">
          <table:table-cell table:style-name="ce187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87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87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0</text:p>
          </table:table-cell>
        </table:table-row>
        <table:table-row table:style-name="ro2">
          <table:table-cell table:style-name="ce1871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871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871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871" office:value-type="string" calcext:value-type="string">
            <text:p>* Kétkezes harc táblázat</text:p>
          </table:table-cell>
        </table:table-row>
        <table:table-row table:style-name="ro2">
          <table:table-cell table:style-name="ce1871" office:value-type="string" calcext:value-type="string">
            <text:p>* Páncélok, vértek tábláza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1.1</text:p>
          </table:table-cell>
        </table:table-row>
        <table:table-row table:style-name="ro2">
          <table:table-cell table:style-name="ce1871" office:value-type="string" calcext:value-type="string">
            <text:p>* Max szint: 21</text:p>
          </table:table-cell>
        </table:table-row>
        <table:table-row table:style-name="ro2">
          <table:table-cell table:style-name="ce1871" office:value-type="string" calcext:value-type="string">
            <text:p>* KP Alap: 150</text:p>
          </table:table-cell>
        </table:table-row>
        <table:table-row table:style-name="ro2">
          <table:table-cell table:style-name="ce1871" office:value-type="string" calcext:value-type="string">
            <text:p>* KP/Szint: 100 + (2x Intelligencia)</text:p>
          </table:table-cell>
        </table:table-row>
        <table:table-row table:style-name="ro2">
          <table:table-cell table:style-name="ce187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1.0</text:p>
          </table:table-cell>
        </table:table-row>
        <table:table-row table:style-name="ro2">
          <table:table-cell table:style-name="ce187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87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87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871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871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871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871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871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87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871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87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5</text:p>
          </table:table-cell>
        </table:table-row>
        <table:table-row table:style-name="ro2">
          <table:table-cell table:style-name="ce187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871" office:value-type="string" calcext:value-type="string">
            <text:p>* KP maradt warning formázás</text:p>
          </table:table-cell>
        </table:table-row>
        <table:table-row table:style-name="ro2">
          <table:table-cell table:style-name="ce187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87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87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87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871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1</text:p>
          </table:table-cell>
        </table:table-row>
        <table:table-row table:style-name="ro2">
          <table:table-cell table:style-name="ce187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87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0</text:p>
          </table:table-cell>
        </table:table-row>
        <table:table-row table:style-name="ro2">
          <table:table-cell table:style-name="ce187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87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87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71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187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3</text:p>
          </table:table-cell>
        </table:table-row>
        <table:table-row table:style-name="ro2">
          <table:table-cell table:style-name="ce1871" office:value-type="string" calcext:value-type="string">
            <text:p>* Új érték: Aura (3.fül)</text:p>
          </table:table-cell>
        </table:table-row>
        <table:table-row table:style-name="ro2">
          <table:table-cell table:style-name="ce187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87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87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2</text:p>
          </table:table-cell>
        </table:table-row>
        <table:table-row table:style-name="ro2">
          <table:table-cell table:style-name="ce187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1</text:p>
          </table:table-cell>
        </table:table-row>
        <table:table-row table:style-name="ro2">
          <table:table-cell table:style-name="ce1871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187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</text:p>
          </table:table-cell>
        </table:table-row>
        <table:table-row table:style-name="ro2">
          <table:table-cell table:style-name="ce187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72" office:value-type="string" calcext:value-type="string">
            <text:p>* Háttér táblázatok összevon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8</text:p>
          </table:table-cell>
        </table:table-row>
        <table:table-row table:style-name="ro2">
          <table:table-cell table:style-name="ce187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7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7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7.1</text:p>
          </table:table-cell>
        </table:table-row>
        <table:table-row table:style-name="ro2">
          <table:table-cell table:style-name="ce187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7</text:p>
          </table:table-cell>
        </table:table-row>
        <table:table-row table:style-name="ro2">
          <table:table-cell table:style-name="ce187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7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7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7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6.1</text:p>
          </table:table-cell>
        </table:table-row>
        <table:table-row table:style-name="ro2">
          <table:table-cell table:style-name="ce187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6</text:p>
          </table:table-cell>
        </table:table-row>
        <table:table-row table:style-name="ro2">
          <table:table-cell table:style-name="ce187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7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7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5</text:p>
          </table:table-cell>
        </table:table-row>
        <table:table-row table:style-name="ro2">
          <table:table-cell table:style-name="ce187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7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4</text:p>
          </table:table-cell>
        </table:table-row>
        <table:table-row table:style-name="ro2">
          <table:table-cell table:style-name="ce187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7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77"/>
        </table:table-row>
        <table:table-row table:style-name="ro2">
          <table:table-cell table:style-name="ce1873" office:value-type="string" calcext:value-type="string">
            <text:p>V7.3</text:p>
          </table:table-cell>
        </table:table-row>
        <table:table-row table:style-name="ro2">
          <table:table-cell table:style-name="ce187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7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2</text:p>
          </table:table-cell>
        </table:table-row>
        <table:table-row table:style-name="ro2">
          <table:table-cell table:style-name="ce187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1</text:p>
          </table:table-cell>
        </table:table-row>
        <table:table-row table:style-name="ro2">
          <table:table-cell table:style-name="ce1872" office:value-type="string" calcext:value-type="string">
            <text:p>* Buzogány harcértéke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0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:</text:span><text:span text:style-name="T45"> Tartós sérülés: +10-50 KP (kézzel beírandó, hozzáadódik a max KP-khoz)</text:span></text:p>
          </table:table-cell>
        </table:table-row>
        <table:table-row table:style-name="ro1">
          <table:table-cell table:style-name="ce1872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9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Kiegészítő KP / Szint: (</text:span><text:span text:style-name="T46">20</text:span><text:span text:style-name="T45">+Emlékezet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1 HM = 4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Érzékek KP értéke változott! Összevonásra kerültek.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Vakság: 45KP, Süketség: 35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Mágikus célzás: új harcmodor (Ostromlövészet átment a tartalék oldalra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Erőbónusz: Erő +2 feletti része 1:1-ben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8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Erőbónusz beszámít: (Erő/2) <text:span text:style-name="T47">→ </text:span><text:span text:style-name="T48">lefelé</text:span><text:span text:style-name="T47"> kerekítve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7">→</text:span> A harci és misztikus képzettségek szintje legfeljebb (szint+3) lehet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7">→</text:span> A többi képzettség értéke pedig legfeljebb (szint+8) lehet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Manőver ismeretek fokai csak +2-t adnak az Ellenpróbánál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7</text:p>
          </table:table-cell>
        </table:table-row>
        <table:table-row table:style-name="ro2">
          <table:table-cell table:style-name="ce187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7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7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7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7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7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6</text:p>
          </table:table-cell>
        </table:table-row>
        <table:table-row table:style-name="ro2">
          <table:table-cell table:style-name="ce1872" office:value-type="string" calcext:value-type="string">
            <text:p>* Akrobatika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5</text:p>
          </table:table-cell>
        </table:table-row>
        <table:table-row table:style-name="ro2">
          <table:table-cell table:style-name="ce187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7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7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4</text:p>
          </table:table-cell>
        </table:table-row>
        <table:table-row table:style-name="ro2">
          <table:table-cell table:style-name="ce18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7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7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7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7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7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7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3</text:p>
          </table:table-cell>
        </table:table-row>
        <table:table-row table:style-name="ro2">
          <table:table-cell table:style-name="ce187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7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7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7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7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7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7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2</text:p>
          </table:table-cell>
        </table:table-row>
        <table:table-row table:style-name="ro2">
          <table:table-cell table:style-name="ce187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7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72" office:value-type="string" calcext:value-type="string">
            <text:p>* Licenc szöveg módosult kicsit</text:p>
          </table:table-cell>
        </table:table-row>
        <table:table-row table:style-name="ro2">
          <table:table-cell table:style-name="ce187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7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7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7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7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72" office:value-type="string" calcext:value-type="string">
            <text:p>* Mágia tradíciókhoz infobox</text:p>
          </table:table-cell>
        </table:table-row>
        <table:table-row table:style-name="ro2">
          <table:table-cell table:style-name="ce187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7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7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1</text:p>
          </table:table-cell>
        </table:table-row>
        <table:table-row table:style-name="ro2">
          <table:table-cell table:style-name="ce187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0</text:p>
          </table:table-cell>
        </table:table-row>
        <table:table-row table:style-name="ro2">
          <table:table-cell table:style-name="ce187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7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7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9</text:p>
          </table:table-cell>
        </table:table-row>
        <table:table-row table:style-name="ro2">
          <table:table-cell table:style-name="ce1872" office:value-type="string" calcext:value-type="string">
            <text:p>* Kis javításo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8</text:p>
          </table:table-cell>
        </table:table-row>
        <table:table-row table:style-name="ro2">
          <table:table-cell table:style-name="ce1872" office:value-type="string" calcext:value-type="string">
            <text:p>* CC licenc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7</text:p>
          </table:table-cell>
        </table:table-row>
        <table:table-row table:style-name="ro2">
          <table:table-cell table:style-name="ce187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7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7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7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7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6</text:p>
          </table:table-cell>
        </table:table-row>
        <table:table-row table:style-name="ro2">
          <table:table-cell table:style-name="ce187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7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5</text:p>
          </table:table-cell>
        </table:table-row>
        <table:table-row table:style-name="ro2">
          <table:table-cell table:style-name="ce187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187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7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7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7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7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7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7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7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3"> </text:span><text:span text:style-name="T49">→</text:span><text:span text:style-name="T1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9">→</text:span><text:span text:style-name="T1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9">→</text:span><text:span text:style-name="T1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9">→</text:span><text:span text:style-name="T13"> Külső</text:span>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4</text:p>
          </table:table-cell>
        </table:table-row>
        <table:table-row table:style-name="ro2">
          <table:table-cell table:style-name="ce187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72" office:value-type="string" calcext:value-type="string">
            <text:p>* 1HM=5KP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3</text:p>
          </table:table-cell>
        </table:table-row>
        <table:table-row table:style-name="ro2">
          <table:table-cell table:style-name="ce1875" office:value-type="string" calcext:value-type="string">
            <text:p>* Szabályok lapon Pszí javítása</text:p>
          </table:table-cell>
        </table:table-row>
        <table:table-row table:style-name="ro2">
          <table:table-cell table:style-name="ce187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2</text:p>
          </table:table-cell>
        </table:table-row>
        <table:table-row table:style-name="ro2">
          <table:table-cell table:style-name="ce187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7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7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7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7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7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1</text:p>
          </table:table-cell>
        </table:table-row>
        <table:table-row table:style-name="ro2">
          <table:table-cell table:style-name="ce1875" office:value-type="string" calcext:value-type="string">
            <text:p>* Könnyű KP oszlop javítása</text:p>
          </table:table-cell>
        </table:table-row>
        <table:table-row table:style-name="ro2">
          <table:table-cell table:style-name="ce187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7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0</text:p>
          </table:table-cell>
        </table:table-row>
        <table:table-row table:style-name="ro2">
          <table:table-cell table:style-name="ce1875" office:value-type="string" calcext:value-type="string">
            <text:p>*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9</text:p>
          </table:table-cell>
        </table:table-row>
        <table:table-row table:style-name="ro29">
          <table:table-cell table:style-name="ce18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75" office:value-type="string" calcext:value-type="string">
            <text:p>* CHM egyszerűbb neve: CM</text:p>
          </table:table-cell>
        </table:table-row>
        <table:table-row table:style-name="ro2">
          <table:table-cell table:style-name="ce187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7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7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7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7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7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8</text:p>
          </table:table-cell>
        </table:table-row>
        <table:table-row table:style-name="ro2">
          <table:table-cell table:style-name="ce187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7</text:p>
          </table:table-cell>
        </table:table-row>
        <table:table-row table:style-name="ro2">
          <table:table-cell table:style-name="ce1875" office:value-type="string" calcext:value-type="string">
            <text:p>* Mana korlát eltörlése</text:p>
          </table:table-cell>
        </table:table-row>
        <table:table-row table:style-name="ro2">
          <table:table-cell table:style-name="ce1875" office:value-type="string" calcext:value-type="string">
            <text:p>* Mágia tradíciók: 50KP</text:p>
          </table:table-cell>
        </table:table-row>
        <table:table-row table:style-name="ro2">
          <table:table-cell table:style-name="ce1875" office:value-type="string" calcext:value-type="string">
            <text:p>* KÉ-be ismét beszámít a TSZ</text:p>
          </table:table-cell>
        </table:table-row>
        <table:table-row table:style-name="ro2">
          <table:table-cell table:style-name="ce187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7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75" office:value-type="string" calcext:value-type="string">
            <text:p>* KP/szint: 80KP (eddig 70 volt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6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5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4</text:p>
          </table:table-cell>
        </table:table-row>
        <table:table-row table:style-name="ro2">
          <table:table-cell table:style-name="ce187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3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2</text:p>
          </table:table-cell>
        </table:table-row>
        <table:table-row table:style-name="ro2">
          <table:table-cell table:style-name="ce187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7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7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7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7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7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1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0</text:p>
          </table:table-cell>
        </table:table-row>
        <table:table-row table:style-name="ro2">
          <table:table-cell table:style-name="ce187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75" office:value-type="string" calcext:value-type="string">
            <text:p>* Belharc harcmodor törölve</text:p>
          </table:table-cell>
        </table:table-row>
        <table:table-row table:style-name="ro2">
          <table:table-cell table:style-name="ce1875" office:value-type="string" calcext:value-type="string">
            <text:p>* Fortély cellák átalak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9</text:p>
          </table:table-cell>
        </table:table-row>
        <table:table-row table:style-name="ro2">
          <table:table-cell table:style-name="ce1875" office:value-type="string" calcext:value-type="string">
            <text:p>* KP/Szint = 70 + Intelligencia</text:p>
          </table:table-cell>
        </table:table-row>
        <table:table-row table:style-name="ro2">
          <table:table-cell table:style-name="ce187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8</text:p>
          </table:table-cell>
        </table:table-row>
        <table:table-row table:style-name="ro2">
          <table:table-cell table:style-name="ce187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7</text:p>
          </table:table-cell>
        </table:table-row>
        <table:table-row table:style-name="ro2">
          <table:table-cell table:style-name="ce1875" office:value-type="string" calcext:value-type="string">
            <text:p>* Max egyfajta HM hiba jav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6</text:p>
          </table:table-cell>
        </table:table-row>
        <table:table-row table:style-name="ro2">
          <table:table-cell table:style-name="ce187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3.5</text:p>
          </table:table-cell>
        </table:table-row>
        <table:table-row table:style-name="ro2">
          <table:table-cell table:style-name="ce1880" office:value-type="string" calcext:value-type="string">
            <text:p>* 1ψP = 2KP</text:p>
          </table:table-cell>
        </table:table-row>
        <table:table-row table:style-name="ro2">
          <table:table-cell table:style-name="ce1880" office:value-type="string" calcext:value-type="string">
            <text:p>* 1 MP = 3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4</text:p>
          </table:table-cell>
        </table:table-row>
        <table:table-row table:style-name="ro2">
          <table:table-cell table:style-name="ce1875" office:value-type="string" calcext:value-type="string">
            <text:p>* Apró javítások</text:p>
          </table:table-cell>
        </table:table-row>
        <table:table-row table:style-name="ro2">
          <table:table-cell table:style-name="ce187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3</text:p>
          </table:table-cell>
        </table:table-row>
        <table:table-row table:style-name="ro2">
          <table:table-cell table:style-name="ce18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80" office:value-type="string" calcext:value-type="string">
            <text:p>* 1 CHM = 4KP</text:p>
          </table:table-cell>
        </table:table-row>
        <table:table-row table:style-name="ro2">
          <table:table-cell table:style-name="ce18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80" office:value-type="string" calcext:value-type="string">
            <text:p>* 5HM-&gt;3HM másra</text:p>
          </table:table-cell>
        </table:table-row>
        <table:table-row table:style-name="ro2">
          <table:table-cell table:style-name="ce1880" office:value-type="string" calcext:value-type="string">
            <text:p>* 4HM-&gt;2HM másra</text:p>
          </table:table-cell>
        </table:table-row>
        <table:table-row table:style-name="ro2">
          <table:table-cell table:style-name="ce1880" office:value-type="string" calcext:value-type="string">
            <text:p>* 3HM-&gt;1HM másra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1</text:p>
          </table:table-cell>
        </table:table-row>
        <table:table-row table:style-name="ro2">
          <table:table-cell table:style-name="ce18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8, V2.9</text:p>
          </table:table-cell>
        </table:table-row>
        <table:table-row table:style-name="ro2">
          <table:table-cell table:style-name="ce18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7</text:p>
          </table:table-cell>
        </table:table-row>
        <table:table-row table:style-name="ro2">
          <table:table-cell table:style-name="ce18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80" office:value-type="string" calcext:value-type="string">
            <text:p>* Életerő táblázat bekerült</text:p>
          </table:table-cell>
        </table:table-row>
        <table:table-row table:style-name="ro2">
          <table:table-cell table:style-name="ce18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8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6</text:p>
          </table:table-cell>
        </table:table-row>
        <table:table-row table:style-name="ro2">
          <table:table-cell table:style-name="ce187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80" office:value-type="string" calcext:value-type="string">
            <text:p>sehol a nyomtatási képből</text:p>
          </table:table-cell>
        </table:table-row>
        <table:table-row table:style-name="ro2">
          <table:table-cell table:style-name="ce1873" office:value-type="string" calcext:value-type="string">
            <text:p>v2.5</text:p>
          </table:table-cell>
        </table:table-row>
        <table:table-row table:style-name="ro2">
          <table:table-cell table:style-name="ce187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84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87" table:default-cell-style-name="ce1791"/>
        <table:table-column table:style-name="co88" table:default-cell-style-name="ce1610"/>
        <table:table-column table:style-name="co89" table:default-cell-style-name="ce1791"/>
        <table:table-column table:style-name="co90" table:default-cell-style-name="ce1791"/>
        <table:table-column table:style-name="co89" table:default-cell-style-name="ce1791"/>
        <table:table-column table:style-name="co91" table:default-cell-style-name="ce1791"/>
        <table:table-column table:style-name="co92" table:default-cell-style-name="ce1791"/>
        <table:table-column table:style-name="co93" table:default-cell-style-name="ce1791"/>
        <table:table-column table:style-name="co94" table:default-cell-style-name="ce1791"/>
        <table:table-column table:style-name="co95" table:default-cell-style-name="ce1791"/>
        <table:table-column table:style-name="co96" table:default-cell-style-name="ce1791"/>
        <table:table-column table:style-name="co97" table:default-cell-style-name="ce1791"/>
        <table:table-column table:style-name="co98" table:default-cell-style-name="ce1791"/>
        <table:table-column table:style-name="co99" table:number-columns-repeated="3" table:default-cell-style-name="ce1791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2" table:number-columns-repeated="2" table:default-cell-style-name="ce1447"/>
        <table:table-column table:style-name="co102" table:default-cell-style-name="Default"/>
        <table:table-column table:style-name="co39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69"/>
          <table:covered-table-cell table:style-name="ce1778"/>
          <table:covered-table-cell table:number-columns-repeated="6" table:style-name="ce1769"/>
          <table:covered-table-cell table:number-columns-repeated="3" table:style-name="ce1850"/>
          <table:covered-table-cell table:style-name="ce176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69"/>
          <table:table-cell table:style-name="ce1778"/>
          <table:table-cell table:style-name="ce1769" table:number-columns-repeated="6"/>
          <table:table-cell table:style-name="ce1850" table:number-columns-repeated="3"/>
          <table:table-cell table:style-name="ce176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36" office:value-type="string" calcext:value-type="string">
            <text:p>Szint</text:p>
          </table:table-cell>
          <table:table-cell table:style-name="ce1836" office:value-type="string" calcext:value-type="string" table:number-columns-spanned="2" table:number-rows-spanned="1">
            <text:p>KP</text:p>
          </table:table-cell>
          <table:covered-table-cell table:style-name="ce183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5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03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0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5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0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79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03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0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03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0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66" office:value-type="string" calcext:value-type="string">
            <text:p>Fok</text:p>
          </table:table-cell>
          <table:table-cell table:style-name="ce176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03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0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6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03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0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03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0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03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0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03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0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9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8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03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0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99"/>
          <table:table-cell table:number-columns-repeated="235"/>
        </table:table-row>
        <table:table-row table:style-name="ro30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03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0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6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9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0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9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03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0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99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603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0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99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603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0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9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96" table:number-columns-repeated="3"/>
          <table:table-cell table:style-name="ce1899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9"/>
          <table:table-cell table:style-name="ce496"/>
          <table:table-cell table:style-name="ce189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30" table:content-validation-name="val187" office:value-type="string" calcext:value-type="string">
            <text:p>Egyik HM nagyobb lehet</text:p>
          </table:table-cell>
          <table:table-cell table:style-name="ce1933" table:content-validation-name="val187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66" table:content-validation-name="val189" office:value-type="string" calcext:value-type="string">
            <text:p>Fok</text:p>
          </table:table-cell>
          <table:table-cell table:style-name="ce1766" table:content-validation-name="val189" office:value-type="string" calcext:value-type="string">
            <text:p>Bónusz</text:p>
          </table:table-cell>
          <table:table-cell table:style-name="ce625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9" office:value-type="float" office:value="0" calcext:value-type="float">
            <text:p>0</text:p>
          </table:table-cell>
          <table:table-cell table:style-name="ce1341" table:content-validation-name="val189" office:value-type="float" office:value="0" calcext:value-type="float">
            <text:p>0</text:p>
          </table:table-cell>
          <table:table-cell table:style-name="ce62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9" office:value-type="float" office:value="1" calcext:value-type="float">
            <text:p>1</text:p>
          </table:table-cell>
          <table:table-cell table:style-name="ce1341" table:content-validation-name="val189" office:value-type="float" office:value="1" calcext:value-type="float">
            <text:p>1</text:p>
          </table:table-cell>
          <table:table-cell table:style-name="ce625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2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625" table:content-validation-name="val60"/>
          <table:table-cell table:style-name="ce625" table:content-validation-name="val60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66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625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62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62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25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3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25" table:content-validation-name="val60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2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30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8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0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0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80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0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0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0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02"/>
          <table:table-cell table:style-name="Default" table:number-columns-repeated="6"/>
          <table:table-cell table:style-name="ce160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02"/>
          <table:table-cell table:style-name="Default" table:number-columns-repeated="6"/>
          <table:table-cell table:style-name="ce160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02"/>
          <table:table-cell table:style-name="Default" table:number-columns-repeated="6"/>
          <table:table-cell table:style-name="ce160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02"/>
          <table:table-cell table:style-name="Default" table:number-columns-repeated="6"/>
          <table:table-cell table:style-name="ce1603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59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603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96" table:content-validation-name="val60"/>
          <table:table-cell table:style-name="ce1766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96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603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767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603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767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603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767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02" table:content-validation-name="val60"/>
          <table:table-cell table:style-name="Default" table:number-columns-repeated="6"/>
          <table:table-cell table:style-name="ce1603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767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02" table:content-validation-name="val60"/>
          <table:table-cell table:style-name="Default" table:number-columns-repeated="6"/>
          <table:table-cell table:style-name="ce1603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0" table:content-validation-name="val60"/>
          <table:table-cell table:style-name="ce1760" table:content-validation-name="val60" table:number-columns-repeated="2"/>
          <table:table-cell table:style-name="ce1802" table:content-validation-name="val60"/>
          <table:table-cell table:style-name="ce1782" table:content-validation-name="val60"/>
          <table:table-cell table:style-name="ce1802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96" table:content-validation-name="val60"/>
          <table:covered-table-cell table:style-name="ce625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768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768" table:content-validation-name="val60"/>
          <table:table-cell table:style-name="ce1768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768" table:content-validation-name="val60" office:value-type="string" calcext:value-type="string">
            <text:p>Szúró</text:p>
          </table:table-cell>
          <table:table-cell table:style-name="ce1768" table:content-validation-name="val60" office:value-type="string" calcext:value-type="string">
            <text:p>Vágó</text:p>
          </table:table-cell>
          <table:table-cell table:style-name="ce1768" table:content-validation-name="val60" office:value-type="string" calcext:value-type="string">
            <text:p>Zúzó</text:p>
          </table:table-cell>
          <table:table-cell table:style-name="ce1768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5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735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5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735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5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735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5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735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5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735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5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735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5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735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768" table:content-validation-name="val60" office:value-type="string" calcext:value-type="string">
            <text:p>SFÉ</text:p>
          </table:table-cell>
          <table:table-cell table:style-name="ce1768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768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03"/>
          <table:table-cell table:style-name="ce1617"/>
          <table:table-cell table:style-name="Default" table:number-columns-repeated="3"/>
          <table:table-cell table:style-name="ce1782"/>
          <table:table-cell table:style-name="ce180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03"/>
          <table:table-cell table:style-name="ce1730"/>
          <table:table-cell table:style-name="ce1760" table:number-columns-repeated="2"/>
          <table:table-cell table:style-name="ce1802"/>
          <table:table-cell table:style-name="ce1782"/>
          <table:table-cell table:style-name="ce180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03"/>
          <table:table-cell table:style-name="ce1730"/>
          <table:table-cell table:style-name="ce1760" table:number-columns-repeated="2"/>
          <table:table-cell table:style-name="ce1802"/>
          <table:table-cell table:style-name="ce1782"/>
          <table:table-cell table:style-name="ce1802" table:number-columns-repeated="6"/>
          <table:table-cell table:style-name="ce1739"/>
          <table:table-cell table:style-name="ce1803" table:number-columns-repeated="2"/>
          <table:table-cell table:style-name="ce1802"/>
          <table:table-cell table:number-columns-repeated="240"/>
        </table:table-row>
        <table:table-row table:style-name="ro2">
          <table:table-cell table:style-name="ce1603"/>
          <table:table-cell table:style-name="ce1730"/>
          <table:table-cell table:style-name="ce1760" table:number-columns-repeated="2"/>
          <table:table-cell table:style-name="ce1802"/>
          <table:table-cell table:number-columns-repeated="4"/>
          <table:table-cell table:style-name="ce1802" table:number-columns-repeated="3"/>
          <table:table-cell table:style-name="ce1739"/>
          <table:table-cell table:style-name="ce1803" table:number-columns-repeated="2"/>
          <table:table-cell table:style-name="ce1802"/>
          <table:table-cell table:number-columns-repeated="240"/>
        </table:table-row>
        <table:table-row table:style-name="ro2">
          <table:table-cell table:style-name="ce1603"/>
          <table:table-cell table:number-columns-repeated="8"/>
          <table:table-cell table:style-name="ce1802" table:number-columns-repeated="3"/>
          <table:table-cell table:style-name="ce1739"/>
          <table:table-cell table:style-name="ce1803" table:number-columns-repeated="2"/>
          <table:table-cell table:style-name="ce180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02" table:number-columns-repeated="3"/>
          <table:table-cell table:style-name="ce1739"/>
          <table:table-cell table:style-name="ce1803" table:number-columns-repeated="2"/>
          <table:table-cell table:style-name="ce180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3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3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5:Képzettséglista.A56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4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20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00.00.00</text:date>, <text:time style:data-style-name="N2" text:time-value="20:46:03.499490054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4-10-07T21:00:35.734710096</dc:date>
    <meta:editing-cycles>726</meta:editing-cycles>
    <meta:editing-duration>P7DT16H13M16S</meta:editing-duration>
    <meta:document-statistic meta:table-count="11" meta:cell-count="352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